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-2211">
            <text:p>Wk-2211</text:p>
          </table:table-cell>
          <table:table-cell office:value-type="float" office:value="-19.0">
            <text:p>-19.0</text:p>
          </table:table-cell>
          <table:table-cell office:value-type="float" office:value="147.1">
            <text:p>147.1</text:p>
          </table:table-cell>
          <table:table-cell office:value-type="float" office:value="2550.0">
            <text:p>2550.0</text:p>
          </table:table-cell>
          <table:table-cell office:value-type="float" office:value="160.0">
            <text:p>160.0</text:p>
          </table:table-cell>
          <table:table-cell office:value-type="string" office:value="Shell (Marginopora)">
            <text:p>Shell (Margin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26.85">
            <text:p>-26.8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ewisEtal2013,LarcombeEtal1995,Ohlenbusch1991">
            <text:p>LewisEtal2013,LarcombeEtal1995,Ohlenbusch1991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-2212">
            <text:p>Wk-2212</text:p>
          </table:table-cell>
          <table:table-cell office:value-type="float" office:value="-19.0">
            <text:p>-19.0</text:p>
          </table:table-cell>
          <table:table-cell office:value-type="float" office:value="147.1">
            <text:p>147.1</text:p>
          </table:table-cell>
          <table:table-cell office:value-type="float" office:value="5800.0">
            <text:p>5800.0</text:p>
          </table:table-cell>
          <table:table-cell office:value-type="float" office:value="190.0">
            <text:p>190.0</text:p>
          </table:table-cell>
          <table:table-cell office:value-type="string" office:value="Shell (Marginopora)">
            <text:p>Shell (Margin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27.25">
            <text:p>-27.2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ewisEtal2013,LarcombeEtal1995,Ohlenbusch1991">
            <text:p>LewisEtal2013,LarcombeEtal1995,Ohlenbusch1991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-2213">
            <text:p>Wk-2213</text:p>
          </table:table-cell>
          <table:table-cell office:value-type="float" office:value="-19.0">
            <text:p>-19.0</text:p>
          </table:table-cell>
          <table:table-cell office:value-type="float" office:value="147.1">
            <text:p>147.1</text:p>
          </table:table-cell>
          <table:table-cell office:value-type="float" office:value="9470.0">
            <text:p>9470.0</text:p>
          </table:table-cell>
          <table:table-cell office:value-type="float" office:value="340.0">
            <text:p>340.0</text:p>
          </table:table-cell>
          <table:table-cell office:value-type="string" office:value="Organic clay">
            <text:p>Organic clay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7.7">
            <text:p>-27.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ewisEtal2013,LarcombeEtal1995,Ohlenbusch1991">
            <text:p>LewisEtal2013,LarcombeEtal1995,Ohlenbusch1991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-2452">
            <text:p>Wk-2452</text:p>
          </table:table-cell>
          <table:table-cell office:value-type="float" office:value="-19.06">
            <text:p>-19.06</text:p>
          </table:table-cell>
          <table:table-cell office:value-type="float" office:value="146.849">
            <text:p>146.849</text:p>
          </table:table-cell>
          <table:table-cell office:value-type="float" office:value="4690.0">
            <text:p>4690.0</text:p>
          </table:table-cell>
          <table:table-cell office:value-type="float" office:value="730.0">
            <text:p>730.0</text:p>
          </table:table-cell>
          <table:table-cell office:value-type="string" office:value="Wood">
            <text:p>Wood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1.85">
            <text:p>-11.85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-2214">
            <text:p>Wk-2214</text:p>
          </table:table-cell>
          <table:table-cell office:value-type="float" office:value="-19.0">
            <text:p>-19.0</text:p>
          </table:table-cell>
          <table:table-cell office:value-type="float" office:value="147.1">
            <text:p>147.1</text:p>
          </table:table-cell>
          <table:table-cell office:value-type="float" office:value="32700.0">
            <text:p>32700.0</text:p>
          </table:table-cell>
          <table:table-cell office:value-type="float" office:value="450.0">
            <text:p>450.0</text:p>
          </table:table-cell>
          <table:table-cell office:value-type="string" office:value="Coral fragments">
            <text:p>Coral fragments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27.8">
            <text:p>-27.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ewisEtal2013,LarcombeEtal1995,Ohlenbusch1991">
            <text:p>LewisEtal2013,LarcombeEtal1995,Ohlenbusch1991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-2215">
            <text:p>Wk-2215</text:p>
          </table:table-cell>
          <table:table-cell office:value-type="float" office:value="-19.0">
            <text:p>-19.0</text:p>
          </table:table-cell>
          <table:table-cell office:value-type="float" office:value="147.1">
            <text:p>147.1</text:p>
          </table:table-cell>
          <table:table-cell office:value-type="float" office:value="4650.0">
            <text:p>4650.0</text:p>
          </table:table-cell>
          <table:table-cell office:value-type="float" office:value="70.0">
            <text:p>70.0</text:p>
          </table:table-cell>
          <table:table-cell office:value-type="string" office:value="Shell (Ostrea sp.)">
            <text:p>Shell (Ostrea sp.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30.09">
            <text:p>-30.09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ewisEtal2013,LarcombeEtal1995,Ohlenbusch1991">
            <text:p>LewisEtal2013,LarcombeEtal1995,Ohlenbusch1991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-2308">
            <text:p>Wk-2308</text:p>
          </table:table-cell>
          <table:table-cell office:value-type="float" office:value="-19.19">
            <text:p>-19.19</text:p>
          </table:table-cell>
          <table:table-cell office:value-type="float" office:value="146.773">
            <text:p>146.773</text:p>
          </table:table-cell>
          <table:table-cell office:value-type="float" office:value="2130.0">
            <text:p>2130.0</text:p>
          </table:table-cell>
          <table:table-cell office:value-type="float" office:value="60.0">
            <text:p>60.0</text:p>
          </table:table-cell>
          <table:table-cell office:value-type="string" office:value="Shellhash">
            <text:p>Shellhash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.25">
            <text:p>-1.2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wisEtal2013,LarcombeEtal1995,Tye1992">
            <text:p>LewisEtal2013,LarcombeEtal1995,Tye1992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-2309">
            <text:p>Wk-2309</text:p>
          </table:table-cell>
          <table:table-cell office:value-type="float" office:value="-19.19">
            <text:p>-19.19</text:p>
          </table:table-cell>
          <table:table-cell office:value-type="float" office:value="146.773">
            <text:p>146.773</text:p>
          </table:table-cell>
          <table:table-cell office:value-type="float" office:value="4490.0">
            <text:p>449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.25">
            <text:p>-1.2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wisEtal2013,LarcombeEtal1995,Tye1992">
            <text:p>LewisEtal2013,LarcombeEtal1995,Tye1992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-2210">
            <text:p>Wk-2210</text:p>
          </table:table-cell>
          <table:table-cell office:value-type="float" office:value="-19.0">
            <text:p>-19.0</text:p>
          </table:table-cell>
          <table:table-cell office:value-type="float" office:value="147.1">
            <text:p>147.1</text:p>
          </table:table-cell>
          <table:table-cell office:value-type="float" office:value="8830.0">
            <text:p>8830.0</text:p>
          </table:table-cell>
          <table:table-cell office:value-type="float" office:value="120.0">
            <text:p>120.0</text:p>
          </table:table-cell>
          <table:table-cell office:value-type="string" office:value="Gastropod">
            <text:p>Gastropod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36.55">
            <text:p>-36.5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ewisEtal2013,LarcombeEtal1995,Ohlenbusch1991">
            <text:p>LewisEtal2013,LarcombeEtal1995,Ohlenbusch1991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eta-1055">
            <text:p>Beta-1055</text:p>
          </table:table-cell>
          <table:table-cell office:value-type="float" office:value="-18.234">
            <text:p>-18.234</text:p>
          </table:table-cell>
          <table:table-cell office:value-type="float" office:value="146.734">
            <text:p>146.734</text:p>
          </table:table-cell>
          <table:table-cell office:value-type="float" office:value="6110.0">
            <text:p>6110.0</text:p>
          </table:table-cell>
          <table:table-cell office:value-type="float" office:value="73.0">
            <text:p>73.0</text:p>
          </table:table-cell>
          <table:table-cell office:value-type="string" office:value="Coral boundstone">
            <text:p>Coral boundston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.44">
            <text:p>-1.44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LewisEtal2013,LarcombeEtal1995,JohnsonEtal1984">
            <text:p>LewisEtal2013,LarcombeEtal1995,JohnsonEtal1984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-3554">
            <text:p>Wk-3554</text:p>
          </table:table-cell>
          <table:table-cell office:value-type="float" office:value="-19.065">
            <text:p>-19.065</text:p>
          </table:table-cell>
          <table:table-cell office:value-type="float" office:value="146.867">
            <text:p>146.867</text:p>
          </table:table-cell>
          <table:table-cell office:value-type="float" office:value="8460.0">
            <text:p>8460.0</text:p>
          </table:table-cell>
          <table:table-cell office:value-type="float" office:value="210.0">
            <text:p>210.0</text:p>
          </table:table-cell>
          <table:table-cell office:value-type="string" office:value="Mangrove mud">
            <text:p>Mangrove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32">
            <text:p>-9.3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wisEtal2013,LarcombeCarter1998">
            <text:p>LewisEtal2013,LarcombeCarter1998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-3555">
            <text:p>Wk-3555</text:p>
          </table:table-cell>
          <table:table-cell office:value-type="float" office:value="-19.062">
            <text:p>-19.062</text:p>
          </table:table-cell>
          <table:table-cell office:value-type="float" office:value="146.871">
            <text:p>146.871</text:p>
          </table:table-cell>
          <table:table-cell office:value-type="float" office:value="8510.0">
            <text:p>8510.0</text:p>
          </table:table-cell>
          <table:table-cell office:value-type="float" office:value="170.0">
            <text:p>170.0</text:p>
          </table:table-cell>
          <table:table-cell office:value-type="string" office:value="Mangrove mud">
            <text:p>Mangrove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91">
            <text:p>-9.91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wisEtal2013,LarcombeCarter1998">
            <text:p>LewisEtal2013,LarcombeCarter1998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-3557">
            <text:p>Wk-3557</text:p>
          </table:table-cell>
          <table:table-cell office:value-type="float" office:value="-19.052">
            <text:p>-19.052</text:p>
          </table:table-cell>
          <table:table-cell office:value-type="float" office:value="146.882">
            <text:p>146.882</text:p>
          </table:table-cell>
          <table:table-cell office:value-type="float" office:value="8880.0">
            <text:p>8880.0</text:p>
          </table:table-cell>
          <table:table-cell office:value-type="float" office:value="220.0">
            <text:p>220.0</text:p>
          </table:table-cell>
          <table:table-cell office:value-type="string" office:value="Mangrove mud">
            <text:p>Mangrove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43">
            <text:p>-11.4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wisEtal2013,LarcombeCarter1998">
            <text:p>LewisEtal2013,LarcombeCarter1998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-3553">
            <text:p>Wk-3553</text:p>
          </table:table-cell>
          <table:table-cell office:value-type="float" office:value="-19.062">
            <text:p>-19.062</text:p>
          </table:table-cell>
          <table:table-cell office:value-type="float" office:value="146.847">
            <text:p>146.847</text:p>
          </table:table-cell>
          <table:table-cell office:value-type="float" office:value="7840.0">
            <text:p>7840.0</text:p>
          </table:table-cell>
          <table:table-cell office:value-type="float" office:value="170.0">
            <text:p>170.0</text:p>
          </table:table-cell>
          <table:table-cell office:value-type="string" office:value="Mangrove mud">
            <text:p>Mangrove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4">
            <text:p>-9.4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wisEtal2013,LarcombeCarter1998">
            <text:p>LewisEtal2013,LarcombeCarter1998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-3552">
            <text:p>Wk-3552</text:p>
          </table:table-cell>
          <table:table-cell office:value-type="float" office:value="-19.06">
            <text:p>-19.06</text:p>
          </table:table-cell>
          <table:table-cell office:value-type="float" office:value="146.849">
            <text:p>146.849</text:p>
          </table:table-cell>
          <table:table-cell office:value-type="float" office:value="7660.0">
            <text:p>7660.0</text:p>
          </table:table-cell>
          <table:table-cell office:value-type="float" office:value="200.0">
            <text:p>200.0</text:p>
          </table:table-cell>
          <table:table-cell office:value-type="string" office:value="Mangrove mud">
            <text:p>Mangrove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07">
            <text:p>-10.0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wisEtal2013,LarcombeCarter1998">
            <text:p>LewisEtal2013,LarcombeCarter1998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-3551">
            <text:p>Wk-3551</text:p>
          </table:table-cell>
          <table:table-cell office:value-type="float" office:value="-19.183">
            <text:p>-19.183</text:p>
          </table:table-cell>
          <table:table-cell office:value-type="float" office:value="146.885">
            <text:p>146.885</text:p>
          </table:table-cell>
          <table:table-cell office:value-type="float" office:value="8660.0">
            <text:p>8660.0</text:p>
          </table:table-cell>
          <table:table-cell office:value-type="float" office:value="230.0">
            <text:p>230.0</text:p>
          </table:table-cell>
          <table:table-cell office:value-type="string" office:value="Mangrove mud">
            <text:p>Mangrove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2.25">
            <text:p>-12.2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wisEtal2013,LarcombeCarter1998">
            <text:p>LewisEtal2013,LarcombeCarter1998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-3550">
            <text:p>Wk-3550</text:p>
          </table:table-cell>
          <table:table-cell office:value-type="float" office:value="-19.203">
            <text:p>-19.203</text:p>
          </table:table-cell>
          <table:table-cell office:value-type="float" office:value="146.898">
            <text:p>146.898</text:p>
          </table:table-cell>
          <table:table-cell office:value-type="float" office:value="8110.0">
            <text:p>8110.0</text:p>
          </table:table-cell>
          <table:table-cell office:value-type="float" office:value="210.0">
            <text:p>210.0</text:p>
          </table:table-cell>
          <table:table-cell office:value-type="string" office:value="Mangrove mud">
            <text:p>Mangrove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2.48">
            <text:p>-12.48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wisEtal2013,LarcombeCarter1998">
            <text:p>LewisEtal2013,LarcombeCarter1998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-2455">
            <text:p>Wk-2455</text:p>
          </table:table-cell>
          <table:table-cell office:value-type="float" office:value="-19.183">
            <text:p>-19.183</text:p>
          </table:table-cell>
          <table:table-cell office:value-type="float" office:value="146.885">
            <text:p>146.885</text:p>
          </table:table-cell>
          <table:table-cell office:value-type="float" office:value="6740.0">
            <text:p>6740.0</text:p>
          </table:table-cell>
          <table:table-cell office:value-type="float" office:value="250.0">
            <text:p>250.0</text:p>
          </table:table-cell>
          <table:table-cell office:value-type="string" office:value="Wood">
            <text:p>Wood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2.6">
            <text:p>-12.6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-2454">
            <text:p>Wk-2454</text:p>
          </table:table-cell>
          <table:table-cell office:value-type="float" office:value="-19.06">
            <text:p>-19.06</text:p>
          </table:table-cell>
          <table:table-cell office:value-type="float" office:value="146.849">
            <text:p>146.849</text:p>
          </table:table-cell>
          <table:table-cell office:value-type="float" office:value="8300.0">
            <text:p>8300.0</text:p>
          </table:table-cell>
          <table:table-cell office:value-type="float" office:value="230.0">
            <text:p>230.0</text:p>
          </table:table-cell>
          <table:table-cell office:value-type="string" office:value="Wood">
            <text:p>Wood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7.6">
            <text:p>-17.6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-3556">
            <text:p>Wk-3556</text:p>
          </table:table-cell>
          <table:table-cell office:value-type="float" office:value="-19.058">
            <text:p>-19.058</text:p>
          </table:table-cell>
          <table:table-cell office:value-type="float" office:value="146.875">
            <text:p>146.875</text:p>
          </table:table-cell>
          <table:table-cell office:value-type="float" office:value="8230.0">
            <text:p>8230.0</text:p>
          </table:table-cell>
          <table:table-cell office:value-type="float" office:value="370.0">
            <text:p>370.0</text:p>
          </table:table-cell>
          <table:table-cell office:value-type="string" office:value="Mangrove mud">
            <text:p>Mangrove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21">
            <text:p>-10.21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wisEtal2013,LarcombeCarter1998">
            <text:p>LewisEtal2013,LarcombeCarter1998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-3558">
            <text:p>Wk-3558</text:p>
          </table:table-cell>
          <table:table-cell office:value-type="float" office:value="-19.052">
            <text:p>-19.052</text:p>
          </table:table-cell>
          <table:table-cell office:value-type="float" office:value="146.882">
            <text:p>146.882</text:p>
          </table:table-cell>
          <table:table-cell office:value-type="float" office:value="8920.0">
            <text:p>8920.0</text:p>
          </table:table-cell>
          <table:table-cell office:value-type="float" office:value="310.0">
            <text:p>310.0</text:p>
          </table:table-cell>
          <table:table-cell office:value-type="string" office:value="Mangrove mud">
            <text:p>Mangrove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2.04">
            <text:p>-12.04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wisEtal2013,LarcombeCarter1998">
            <text:p>LewisEtal2013,LarcombeCarter1998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-2313">
            <text:p>Wk-2313</text:p>
          </table:table-cell>
          <table:table-cell office:value-type="float" office:value="-19.15">
            <text:p>-19.15</text:p>
          </table:table-cell>
          <table:table-cell office:value-type="float" office:value="146.67">
            <text:p>146.67</text:p>
          </table:table-cell>
          <table:table-cell office:value-type="float" office:value="3120.0">
            <text:p>3120.0</text:p>
          </table:table-cell>
          <table:table-cell office:value-type="float" office:value="190.0">
            <text:p>190.0</text:p>
          </table:table-cell>
          <table:table-cell office:value-type="string" office:value="Shell (Regozara flava)">
            <text:p>Shell (Regozara flav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8.8">
            <text:p>-18.8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LewisEtal2013,LarcombeEtal1995,Tye1992">
            <text:p>LewisEtal2013,LarcombeEtal1995,Tye1992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-2311">
            <text:p>Wk-2311</text:p>
          </table:table-cell>
          <table:table-cell office:value-type="float" office:value="-19.15">
            <text:p>-19.15</text:p>
          </table:table-cell>
          <table:table-cell office:value-type="float" office:value="146.67">
            <text:p>146.67</text:p>
          </table:table-cell>
          <table:table-cell office:value-type="float" office:value="2600.0">
            <text:p>2600.0</text:p>
          </table:table-cell>
          <table:table-cell office:value-type="float" office:value="160.0">
            <text:p>160.0</text:p>
          </table:table-cell>
          <table:table-cell office:value-type="string" office:value="Mangrove mud">
            <text:p>Mangrove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85">
            <text:p>-7.8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LewisEtal2013,LarcombeEtal1995,Tye1992">
            <text:p>LewisEtal2013,LarcombeEtal1995,Tye1992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-2451">
            <text:p>Wk-2451</text:p>
          </table:table-cell>
          <table:table-cell office:value-type="float" office:value="-19.06">
            <text:p>-19.06</text:p>
          </table:table-cell>
          <table:table-cell office:value-type="float" office:value="146.849">
            <text:p>146.849</text:p>
          </table:table-cell>
          <table:table-cell office:value-type="float" office:value="5720.0">
            <text:p>5720.0</text:p>
          </table:table-cell>
          <table:table-cell office:value-type="float" office:value="250.0">
            <text:p>250.0</text:p>
          </table:table-cell>
          <table:table-cell office:value-type="string" office:value="Shell (Anadara, Olivia and fam. Mactridae)">
            <text:p>Shell (Anadara, Olivia and fam. Mactridae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.19">
            <text:p>-11.19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-2450">
            <text:p>Wk-2450</text:p>
          </table:table-cell>
          <table:table-cell office:value-type="float" office:value="-19.06">
            <text:p>-19.06</text:p>
          </table:table-cell>
          <table:table-cell office:value-type="float" office:value="146.849">
            <text:p>146.849</text:p>
          </table:table-cell>
          <table:table-cell office:value-type="float" office:value="8230.0">
            <text:p>8230.0</text:p>
          </table:table-cell>
          <table:table-cell office:value-type="float" office:value="110.0">
            <text:p>110.0</text:p>
          </table:table-cell>
          <table:table-cell office:value-type="string" office:value="Wood">
            <text:p>Wood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8.08">
            <text:p>-18.08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-2449">
            <text:p>Wk-2449</text:p>
          </table:table-cell>
          <table:table-cell office:value-type="float" office:value="-19.06">
            <text:p>-19.06</text:p>
          </table:table-cell>
          <table:table-cell office:value-type="float" office:value="146.849">
            <text:p>146.849</text:p>
          </table:table-cell>
          <table:table-cell office:value-type="float" office:value="3310.0">
            <text:p>3310.0</text:p>
          </table:table-cell>
          <table:table-cell office:value-type="float" office:value="210.0">
            <text:p>210.0</text:p>
          </table:table-cell>
          <table:table-cell office:value-type="string" office:value="Shell (Vexillium amanda)">
            <text:p>Shell (Vexillium amand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5.1">
            <text:p>-15.1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-2448">
            <text:p>Wk-2448</text:p>
          </table:table-cell>
          <table:table-cell office:value-type="float" office:value="-19.06">
            <text:p>-19.06</text:p>
          </table:table-cell>
          <table:table-cell office:value-type="float" office:value="146.849">
            <text:p>146.849</text:p>
          </table:table-cell>
          <table:table-cell office:value-type="float" office:value="7230.0">
            <text:p>7230.0</text:p>
          </table:table-cell>
          <table:table-cell office:value-type="float" office:value="310.0">
            <text:p>310.0</text:p>
          </table:table-cell>
          <table:table-cell office:value-type="string" office:value="Organic mud">
            <text:p>Organic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9.32">
            <text:p>-19.32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-2447">
            <text:p>Wk-2447</text:p>
          </table:table-cell>
          <table:table-cell office:value-type="float" office:value="-19.06">
            <text:p>-19.06</text:p>
          </table:table-cell>
          <table:table-cell office:value-type="float" office:value="146.849">
            <text:p>146.849</text:p>
          </table:table-cell>
          <table:table-cell office:value-type="float" office:value="7800.0">
            <text:p>7800.0</text:p>
          </table:table-cell>
          <table:table-cell office:value-type="float" office:value="220.0">
            <text:p>220.0</text:p>
          </table:table-cell>
          <table:table-cell office:value-type="string" office:value="Wood">
            <text:p>Wood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8.85">
            <text:p>-18.85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-2446">
            <text:p>Wk-2446</text:p>
          </table:table-cell>
          <table:table-cell office:value-type="float" office:value="-19.06">
            <text:p>-19.06</text:p>
          </table:table-cell>
          <table:table-cell office:value-type="float" office:value="146.849">
            <text:p>146.849</text:p>
          </table:table-cell>
          <table:table-cell office:value-type="float" office:value="8140.0">
            <text:p>8140.0</text:p>
          </table:table-cell>
          <table:table-cell office:value-type="float" office:value="300.0">
            <text:p>300.0</text:p>
          </table:table-cell>
          <table:table-cell office:value-type="string" office:value="Wood">
            <text:p>Wood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8.05">
            <text:p>-18.05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-2445">
            <text:p>Wk-2445</text:p>
          </table:table-cell>
          <table:table-cell office:value-type="float" office:value="-19.06">
            <text:p>-19.06</text:p>
          </table:table-cell>
          <table:table-cell office:value-type="float" office:value="146.849">
            <text:p>146.849</text:p>
          </table:table-cell>
          <table:table-cell office:value-type="float" office:value="5411.0">
            <text:p>5411.0</text:p>
          </table:table-cell>
          <table:table-cell office:value-type="float" office:value="92.0">
            <text:p>92.0</text:p>
          </table:table-cell>
          <table:table-cell office:value-type="string" office:value="Shell (Vexillium obeliscus)">
            <text:p>Shell (Vexillium obeliscu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5.82">
            <text:p>-15.82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-791">
            <text:p>Wk-791</text:p>
          </table:table-cell>
          <table:table-cell office:value-type="float" office:value="-18.262">
            <text:p>-18.262</text:p>
          </table:table-cell>
          <table:table-cell office:value-type="float" office:value="146.024">
            <text:p>146.024</text:p>
          </table:table-cell>
          <table:table-cell office:value-type="float" office:value="1160.0">
            <text:p>1160.0</text:p>
          </table:table-cell>
          <table:table-cell office:value-type="float" office:value="50.0">
            <text:p>50.0</text:p>
          </table:table-cell>
          <table:table-cell office:value-type="string" office:value="Wood">
            <text:p>Wood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0.13">
            <text:p>0.13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-790">
            <text:p>Wk-790</text:p>
          </table:table-cell>
          <table:table-cell office:value-type="float" office:value="-19.227">
            <text:p>-19.227</text:p>
          </table:table-cell>
          <table:table-cell office:value-type="float" office:value="146.939">
            <text:p>146.939</text:p>
          </table:table-cell>
          <table:table-cell office:value-type="float" office:value="3150.0">
            <text:p>3150.0</text:p>
          </table:table-cell>
          <table:table-cell office:value-type="float" office:value="60.0">
            <text:p>60.0</text:p>
          </table:table-cell>
          <table:table-cell office:value-type="string" office:value="Shell (Anadara maculosa)">
            <text:p>Shell (Anadara maculos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82">
            <text:p>1.82</text:p>
          </table:table-cell>
          <table:table-cell office:value-type="float" office:value="3.34">
            <text:p>3.34</text:p>
          </table:table-cell>
          <table:table-cell office:value-type="float" office:value="3.34">
            <text:p>3.34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-2310">
            <text:p>Wk-2310</text:p>
          </table:table-cell>
          <table:table-cell office:value-type="float" office:value="-19.15">
            <text:p>-19.15</text:p>
          </table:table-cell>
          <table:table-cell office:value-type="float" office:value="146.67">
            <text:p>146.67</text:p>
          </table:table-cell>
          <table:table-cell office:value-type="float" office:value="8540.0">
            <text:p>8540.0</text:p>
          </table:table-cell>
          <table:table-cell office:value-type="float" office:value="200.0">
            <text:p>200.0</text:p>
          </table:table-cell>
          <table:table-cell office:value-type="string" office:value="Mangrove mud">
            <text:p>Mangrove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05">
            <text:p>-11.05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LewisEtal2013,LarcombeEtal1995,Tye1992">
            <text:p>LewisEtal2013,LarcombeEtal1995,Tye1992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-3561">
            <text:p>Wk-3561</text:p>
          </table:table-cell>
          <table:table-cell office:value-type="float" office:value="-19.062">
            <text:p>-19.062</text:p>
          </table:table-cell>
          <table:table-cell office:value-type="float" office:value="146.871">
            <text:p>146.871</text:p>
          </table:table-cell>
          <table:table-cell office:value-type="float" office:value="8360.0">
            <text:p>8360.0</text:p>
          </table:table-cell>
          <table:table-cell office:value-type="float" office:value="200.0">
            <text:p>200.0</text:p>
          </table:table-cell>
          <table:table-cell office:value-type="string" office:value="Mangrove mud">
            <text:p>Mangrove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36">
            <text:p>-10.36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wisEtal2013,LarcombeCarter1998">
            <text:p>LewisEtal2013,LarcombeCarter1998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-3559">
            <text:p>Wk-3559</text:p>
          </table:table-cell>
          <table:table-cell office:value-type="float" office:value="-19.215">
            <text:p>-19.215</text:p>
          </table:table-cell>
          <table:table-cell office:value-type="float" office:value="146.885">
            <text:p>146.885</text:p>
          </table:table-cell>
          <table:table-cell office:value-type="float" office:value="8160.0">
            <text:p>8160.0</text:p>
          </table:table-cell>
          <table:table-cell office:value-type="float" office:value="200.0">
            <text:p>200.0</text:p>
          </table:table-cell>
          <table:table-cell office:value-type="string" office:value="Mangrove mud">
            <text:p>Mangrove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05">
            <text:p>-11.0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wisEtal2013,LarcombeCarter1998">
            <text:p>LewisEtal2013,LarcombeCarter1998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-2444">
            <text:p>Wk-2444</text:p>
          </table:table-cell>
          <table:table-cell office:value-type="float" office:value="-19.227">
            <text:p>-19.227</text:p>
          </table:table-cell>
          <table:table-cell office:value-type="float" office:value="146.939">
            <text:p>146.939</text:p>
          </table:table-cell>
          <table:table-cell office:value-type="float" office:value="8190.0">
            <text:p>8190.0</text:p>
          </table:table-cell>
          <table:table-cell office:value-type="float" office:value="90.0">
            <text:p>90.0</text:p>
          </table:table-cell>
          <table:table-cell office:value-type="string" office:value="Shell (Austromacta dissimilis)">
            <text:p>Shell (Austromacta dissimili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4.61">
            <text:p>-14.6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-2443">
            <text:p>Wk-2443</text:p>
          </table:table-cell>
          <table:table-cell office:value-type="float" office:value="-19.244">
            <text:p>-19.244</text:p>
          </table:table-cell>
          <table:table-cell office:value-type="float" office:value="146.93">
            <text:p>146.93</text:p>
          </table:table-cell>
          <table:table-cell office:value-type="float" office:value="6603.0">
            <text:p>6603.0</text:p>
          </table:table-cell>
          <table:table-cell office:value-type="float" office:value="88.0">
            <text:p>88.0</text:p>
          </table:table-cell>
          <table:table-cell office:value-type="string" office:value="Shell (Bivalves)">
            <text:p>Shell (Bivalv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7.62">
            <text:p>-7.6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-2317">
            <text:p>Wk-2317</text:p>
          </table:table-cell>
          <table:table-cell office:value-type="float" office:value="-19.15">
            <text:p>-19.15</text:p>
          </table:table-cell>
          <table:table-cell office:value-type="float" office:value="146.67">
            <text:p>146.67</text:p>
          </table:table-cell>
          <table:table-cell office:value-type="float" office:value="200.0">
            <text:p>200.0</text:p>
          </table:table-cell>
          <table:table-cell office:value-type="float" office:value="60.0">
            <text:p>60.0</text:p>
          </table:table-cell>
          <table:table-cell office:value-type="string" office:value="Wood">
            <text:p>Wood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.25">
            <text:p>-1.2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wisEtal2013,LarcombeEtal1995,Tye1992">
            <text:p>LewisEtal2013,LarcombeEtal1995,Tye1992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-2316">
            <text:p>Wk-2316</text:p>
          </table:table-cell>
          <table:table-cell office:value-type="float" office:value="-19.15">
            <text:p>-19.15</text:p>
          </table:table-cell>
          <table:table-cell office:value-type="float" office:value="146.67">
            <text:p>146.67</text:p>
          </table:table-cell>
          <table:table-cell office:value-type="float" office:value="8020.0">
            <text:p>802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4.65">
            <text:p>-14.65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LewisEtal2013,LarcombeEtal1995,Tye1992">
            <text:p>LewisEtal2013,LarcombeEtal1995,Tye1992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-2315">
            <text:p>Wk-2315</text:p>
          </table:table-cell>
          <table:table-cell office:value-type="float" office:value="-19.15">
            <text:p>-19.15</text:p>
          </table:table-cell>
          <table:table-cell office:value-type="float" office:value="146.67">
            <text:p>146.67</text:p>
          </table:table-cell>
          <table:table-cell office:value-type="float" office:value="8550.0">
            <text:p>8550.0</text:p>
          </table:table-cell>
          <table:table-cell office:value-type="float" office:value="210.0">
            <text:p>210.0</text:p>
          </table:table-cell>
          <table:table-cell office:value-type="string" office:value="Coral core">
            <text:p>Coral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5.25">
            <text:p>-15.25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LewisEtal2013,LarcombeEtal1995,Tye1992">
            <text:p>LewisEtal2013,LarcombeEtal1995,Tye1992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-2314">
            <text:p>Wk-2314</text:p>
          </table:table-cell>
          <table:table-cell office:value-type="float" office:value="-19.15">
            <text:p>-19.15</text:p>
          </table:table-cell>
          <table:table-cell office:value-type="float" office:value="146.67">
            <text:p>146.67</text:p>
          </table:table-cell>
          <table:table-cell office:value-type="float" office:value="8960.0">
            <text:p>8960.0</text:p>
          </table:table-cell>
          <table:table-cell office:value-type="float" office:value="180.0">
            <text:p>180.0</text:p>
          </table:table-cell>
          <table:table-cell office:value-type="string" office:value="Mangrove mud">
            <text:p>Mangrove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3.95">
            <text:p>-23.95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LewisEtal2013,LarcombeEtal1995,Tye1992">
            <text:p>LewisEtal2013,LarcombeEtal1995,Tye1992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-2453">
            <text:p>Wk-2453</text:p>
          </table:table-cell>
          <table:table-cell office:value-type="float" office:value="-19.06">
            <text:p>-19.06</text:p>
          </table:table-cell>
          <table:table-cell office:value-type="float" office:value="146.849">
            <text:p>146.849</text:p>
          </table:table-cell>
          <table:table-cell office:value-type="float" office:value="2720.0">
            <text:p>2720.0</text:p>
          </table:table-cell>
          <table:table-cell office:value-type="float" office:value="140.0">
            <text:p>140.0</text:p>
          </table:table-cell>
          <table:table-cell office:value-type="string" office:value="Shell (Bursa rana)">
            <text:p>Shell (Bursa ran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3.8">
            <text:p>-13.8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-2312">
            <text:p>Wk-2312</text:p>
          </table:table-cell>
          <table:table-cell office:value-type="float" office:value="-19.15">
            <text:p>-19.15</text:p>
          </table:table-cell>
          <table:table-cell office:value-type="float" office:value="146.67">
            <text:p>146.67</text:p>
          </table:table-cell>
          <table:table-cell office:value-type="float" office:value="8220.0">
            <text:p>8220.0</text:p>
          </table:table-cell>
          <table:table-cell office:value-type="float" office:value="50.0">
            <text:p>50.0</text:p>
          </table:table-cell>
          <table:table-cell office:value-type="string" office:value="Wood">
            <text:p>Wood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6.4">
            <text:p>-16.4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LewisEtal2013,LarcombeEtal1995,Tye1992">
            <text:p>LewisEtal2013,LarcombeEtal1995,Tye1992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-3560">
            <text:p>Wk-3560</text:p>
          </table:table-cell>
          <table:table-cell office:value-type="float" office:value="-19.183">
            <text:p>-19.183</text:p>
          </table:table-cell>
          <table:table-cell office:value-type="float" office:value="146.885">
            <text:p>146.885</text:p>
          </table:table-cell>
          <table:table-cell office:value-type="float" office:value="9370.0">
            <text:p>9370.0</text:p>
          </table:table-cell>
          <table:table-cell office:value-type="float" office:value="290.0">
            <text:p>290.0</text:p>
          </table:table-cell>
          <table:table-cell office:value-type="string" office:value="Mangrove mud">
            <text:p>Mangrove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2.88">
            <text:p>-12.88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wisEtal2013,LarcombeCarter1998">
            <text:p>LewisEtal2013,LarcombeCarter1998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ANU-9219">
            <text:p>ANU-9219</text:p>
          </table:table-cell>
          <table:table-cell office:value-type="float" office:value="-18.592">
            <text:p>-18.592</text:p>
          </table:table-cell>
          <table:table-cell office:value-type="float" office:value="146.489">
            <text:p>146.489</text:p>
          </table:table-cell>
          <table:table-cell office:value-type="float" office:value="5760.0">
            <text:p>5760.0</text:p>
          </table:table-cell>
          <table:table-cell office:value-type="float" office:value="90.0">
            <text:p>90.0</text:p>
          </table:table-cell>
          <table:table-cell office:value-type="string" office:value="Clam within microatoll (Tridacna)">
            <text:p>Clam within microatoll (Tridacn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OZM280">
            <text:p>OZM280</text:p>
          </table:table-cell>
          <table:table-cell office:value-type="float" office:value="-19.11235">
            <text:p>-19.11235</text:p>
          </table:table-cell>
          <table:table-cell office:value-type="float" office:value="146.87693">
            <text:p>146.87693</text:p>
          </table:table-cell>
          <table:table-cell office:value-type="float" office:value="2010.0">
            <text:p>2010.0</text:p>
          </table:table-cell>
          <table:table-cell office:value-type="float" office:value="40.0">
            <text:p>40.0</text:p>
          </table:table-cell>
          <table:table-cell office:value-type="string" office:value="Barnacle">
            <text:p>Barnacl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 office:value="LewisEtal2013,LewisEtal2015">
            <text:p>LewisEtal2013,LewisEtal201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-809">
            <text:p>Wk-809</text:p>
          </table:table-cell>
          <table:table-cell office:value-type="float" office:value="-18.629">
            <text:p>-18.629</text:p>
          </table:table-cell>
          <table:table-cell office:value-type="float" office:value="147.049">
            <text:p>147.049</text:p>
          </table:table-cell>
          <table:table-cell office:value-type="float" office:value="5600.0">
            <text:p>5600.0</text:p>
          </table:table-cell>
          <table:table-cell office:value-type="float" office:value="70.0">
            <text:p>70.0</text:p>
          </table:table-cell>
          <table:table-cell office:value-type="string" office:value="Coral sand">
            <text:p>Coral sand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26.46">
            <text:p>-26.46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1194">
            <text:p>b1194</text:p>
          </table:table-cell>
          <table:table-cell office:value-type="float" office:value="-18.259">
            <text:p>-18.259</text:p>
          </table:table-cell>
          <table:table-cell office:value-type="float" office:value="146.208">
            <text:p>146.208</text:p>
          </table:table-cell>
          <table:table-cell office:value-type="float" office:value="8556.0">
            <text:p>8556.0</text:p>
          </table:table-cell>
          <table:table-cell office:value-type="float" office:value="157.0">
            <text:p>157.0</text:p>
          </table:table-cell>
          <table:table-cell office:value-type="string" office:value="Organics bulk">
            <text:p>Organics bulk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2.3">
            <text:p>-12.3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ewisEtal2013,LarcombeEtal1995,GrindrodRhodes1984">
            <text:p>LewisEtal2013,LarcombeEtal1995,GrindrodRhodes1984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1189">
            <text:p>b1189</text:p>
          </table:table-cell>
          <table:table-cell office:value-type="float" office:value="-18.259">
            <text:p>-18.259</text:p>
          </table:table-cell>
          <table:table-cell office:value-type="float" office:value="146.208">
            <text:p>146.208</text:p>
          </table:table-cell>
          <table:table-cell office:value-type="float" office:value="8555.0">
            <text:p>8555.0</text:p>
          </table:table-cell>
          <table:table-cell office:value-type="float" office:value="139.0">
            <text:p>139.0</text:p>
          </table:table-cell>
          <table:table-cell office:value-type="string" office:value="Mangrove organic">
            <text:p>Mangrove organic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65">
            <text:p>-10.65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LewisEtal2013,LarcombeEtal1995,GrindrodRhodes1984">
            <text:p>LewisEtal2013,LarcombeEtal1995,GrindrodRhodes1984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1185">
            <text:p>b1185</text:p>
          </table:table-cell>
          <table:table-cell office:value-type="float" office:value="-18.259">
            <text:p>-18.259</text:p>
          </table:table-cell>
          <table:table-cell office:value-type="float" office:value="146.208">
            <text:p>146.208</text:p>
          </table:table-cell>
          <table:table-cell office:value-type="float" office:value="7855.0">
            <text:p>7855.0</text:p>
          </table:table-cell>
          <table:table-cell office:value-type="float" office:value="114.0">
            <text:p>114.0</text:p>
          </table:table-cell>
          <table:table-cell office:value-type="string" office:value="Mangrove organic (Rhizophora)">
            <text:p>Mangrove organic (Rhizophora)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7">
            <text:p>-8.7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LewisEtal2013,LarcombeEtal1995,GrindrodRhodes1984">
            <text:p>LewisEtal2013,LarcombeEtal1995,GrindrodRhodes1984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1184">
            <text:p>b1184</text:p>
          </table:table-cell>
          <table:table-cell office:value-type="float" office:value="-18.259">
            <text:p>-18.259</text:p>
          </table:table-cell>
          <table:table-cell office:value-type="float" office:value="146.208">
            <text:p>146.208</text:p>
          </table:table-cell>
          <table:table-cell office:value-type="float" office:value="7765.0">
            <text:p>7765.0</text:p>
          </table:table-cell>
          <table:table-cell office:value-type="float" office:value="114.0">
            <text:p>114.0</text:p>
          </table:table-cell>
          <table:table-cell office:value-type="string" office:value="Mangrove organic (Rhizophora)">
            <text:p>Mangrove organic (Rhizophora)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75">
            <text:p>-5.75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LewisEtal2013,LarcombeEtal1995,GrindrodRhodes1984">
            <text:p>LewisEtal2013,LarcombeEtal1995,GrindrodRhodes1984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88635001.0">
            <text:p>88635001.0</text:p>
          </table:table-cell>
          <table:table-cell office:value-type="float" office:value="-18.555">
            <text:p>-18.555</text:p>
          </table:table-cell>
          <table:table-cell office:value-type="float" office:value="147.535">
            <text:p>147.535</text:p>
          </table:table-cell>
          <table:table-cell office:value-type="float" office:value="5320.0">
            <text:p>5320.0</text:p>
          </table:table-cell>
          <table:table-cell office:value-type="float" office:value="140.0">
            <text:p>140.0</text:p>
          </table:table-cell>
          <table:table-cell office:value-type="string" office:value="Bivalves">
            <text:p>Bivalves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43.25">
            <text:p>-43.2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wisEtal2013,LarcombeEtal1995,HarrisEtal1990">
            <text:p>LewisEtal2013,LarcombeEtal1995,HarrisEtal1990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88635002.0">
            <text:p>88635002.0</text:p>
          </table:table-cell>
          <table:table-cell office:value-type="float" office:value="-18.555">
            <text:p>-18.555</text:p>
          </table:table-cell>
          <table:table-cell office:value-type="float" office:value="147.535">
            <text:p>147.535</text:p>
          </table:table-cell>
          <table:table-cell office:value-type="float" office:value="10100.0">
            <text:p>10100.0</text:p>
          </table:table-cell>
          <table:table-cell office:value-type="float" office:value="150.0">
            <text:p>150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45.05">
            <text:p>-45.0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wisEtal2013,LarcombeEtal1995,HarrisEtal1990">
            <text:p>LewisEtal2013,LarcombeEtal1995,HarrisEtal1990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88635003.0">
            <text:p>88635003.0</text:p>
          </table:table-cell>
          <table:table-cell office:value-type="float" office:value="-18.555">
            <text:p>-18.555</text:p>
          </table:table-cell>
          <table:table-cell office:value-type="float" office:value="147.535">
            <text:p>147.535</text:p>
          </table:table-cell>
          <table:table-cell office:value-type="float" office:value="740.0">
            <text:p>740.0</text:p>
          </table:table-cell>
          <table:table-cell office:value-type="float" office:value="95.0">
            <text:p>95.0</text:p>
          </table:table-cell>
          <table:table-cell office:value-type="string" office:value="Shell (Gastropod)">
            <text:p>Shell (Gastropod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43.15">
            <text:p>-43.1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wisEtal2013,LarcombeEtal1995,HarrisEtal1990">
            <text:p>LewisEtal2013,LarcombeEtal1995,HarrisEtal1990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88635004.0">
            <text:p>88635004.0</text:p>
          </table:table-cell>
          <table:table-cell office:value-type="float" office:value="-18.555">
            <text:p>-18.555</text:p>
          </table:table-cell>
          <table:table-cell office:value-type="float" office:value="147.535">
            <text:p>147.535</text:p>
          </table:table-cell>
          <table:table-cell office:value-type="float" office:value="750.0">
            <text:p>750.0</text:p>
          </table:table-cell>
          <table:table-cell office:value-type="float" office:value="95.0">
            <text:p>95.0</text:p>
          </table:table-cell>
          <table:table-cell office:value-type="string" office:value="Shell (Halimeda)">
            <text:p>Shell (Halimed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43.15">
            <text:p>-43.1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wisEtal2013,LarcombeEtal1995,HarrisEtal1990">
            <text:p>LewisEtal2013,LarcombeEtal1995,HarrisEtal1990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88635005.0">
            <text:p>88635005.0</text:p>
          </table:table-cell>
          <table:table-cell office:value-type="float" office:value="-18.555">
            <text:p>-18.555</text:p>
          </table:table-cell>
          <table:table-cell office:value-type="float" office:value="147.535">
            <text:p>147.535</text:p>
          </table:table-cell>
          <table:table-cell office:value-type="float" office:value="2080.0">
            <text:p>2080.0</text:p>
          </table:table-cell>
          <table:table-cell office:value-type="float" office:value="90.0">
            <text:p>90.0</text:p>
          </table:table-cell>
          <table:table-cell office:value-type="string" office:value="Shell (Halimeda)">
            <text:p>Shell (Halimed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44.55">
            <text:p>-44.5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wisEtal2013,LarcombeEtal1995,HarrisEtal1990">
            <text:p>LewisEtal2013,LarcombeEtal1995,HarrisEtal1990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88635006.0">
            <text:p>88635006.0</text:p>
          </table:table-cell>
          <table:table-cell office:value-type="float" office:value="-18.555">
            <text:p>-18.555</text:p>
          </table:table-cell>
          <table:table-cell office:value-type="float" office:value="147.535">
            <text:p>147.535</text:p>
          </table:table-cell>
          <table:table-cell office:value-type="float" office:value="2600.0">
            <text:p>2600.0</text:p>
          </table:table-cell>
          <table:table-cell office:value-type="float" office:value="130.0">
            <text:p>130.0</text:p>
          </table:table-cell>
          <table:table-cell office:value-type="string" office:value="Shell (Halimeda)">
            <text:p>Shell (Halimed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45.35">
            <text:p>-45.3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wisEtal2013,LarcombeEtal1995,HarrisEtal1990">
            <text:p>LewisEtal2013,LarcombeEtal1995,HarrisEtal1990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88635007.0">
            <text:p>88635007.0</text:p>
          </table:table-cell>
          <table:table-cell office:value-type="float" office:value="-18.555">
            <text:p>-18.555</text:p>
          </table:table-cell>
          <table:table-cell office:value-type="float" office:value="147.535">
            <text:p>147.535</text:p>
          </table:table-cell>
          <table:table-cell office:value-type="float" office:value="3160.0">
            <text:p>3160.0</text:p>
          </table:table-cell>
          <table:table-cell office:value-type="float" office:value="100.0">
            <text:p>100.0</text:p>
          </table:table-cell>
          <table:table-cell office:value-type="string" office:value="Shell (Halimeda)">
            <text:p>Shell (Halimed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46.15">
            <text:p>-46.1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wisEtal2013,LarcombeEtal1995,HarrisEtal1990">
            <text:p>LewisEtal2013,LarcombeEtal1995,HarrisEtal1990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88635013.0">
            <text:p>88635013.0</text:p>
          </table:table-cell>
          <table:table-cell office:value-type="float" office:value="-18.73">
            <text:p>-18.73</text:p>
          </table:table-cell>
          <table:table-cell office:value-type="float" office:value="147.268">
            <text:p>147.268</text:p>
          </table:table-cell>
          <table:table-cell office:value-type="float" office:value="3160.0">
            <text:p>3160.0</text:p>
          </table:table-cell>
          <table:table-cell office:value-type="float" office:value="190.0">
            <text:p>190.0</text:p>
          </table:table-cell>
          <table:table-cell office:value-type="string" office:value="Shell (Gastropod)">
            <text:p>Shell (Gastropod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50.15">
            <text:p>-50.1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wisEtal2013,LarcombeEtal1995,HarrisEtal1990">
            <text:p>LewisEtal2013,LarcombeEtal1995,HarrisEtal1990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88635014.0">
            <text:p>88635014.0</text:p>
          </table:table-cell>
          <table:table-cell office:value-type="float" office:value="-18.73">
            <text:p>-18.73</text:p>
          </table:table-cell>
          <table:table-cell office:value-type="float" office:value="147.268">
            <text:p>147.268</text:p>
          </table:table-cell>
          <table:table-cell office:value-type="float" office:value="9630.0">
            <text:p>9630.0</text:p>
          </table:table-cell>
          <table:table-cell office:value-type="float" office:value="230.0">
            <text:p>230.0</text:p>
          </table:table-cell>
          <table:table-cell office:value-type="string" office:value="Shell (Foram-bivalve in core)">
            <text:p>Shell (Foram-bivalve in core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50.75">
            <text:p>-50.7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wisEtal2013,LarcombeEtal1995,HarrisEtal1990">
            <text:p>LewisEtal2013,LarcombeEtal1995,HarrisEtal1990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1196">
            <text:p>b1196</text:p>
          </table:table-cell>
          <table:table-cell office:value-type="float" office:value="-18.259">
            <text:p>-18.259</text:p>
          </table:table-cell>
          <table:table-cell office:value-type="float" office:value="146.208">
            <text:p>146.208</text:p>
          </table:table-cell>
          <table:table-cell office:value-type="float" office:value="6275.0">
            <text:p>6275.0</text:p>
          </table:table-cell>
          <table:table-cell office:value-type="float" office:value="95.0">
            <text:p>95.0</text:p>
          </table:table-cell>
          <table:table-cell office:value-type="string" office:value="Mangrove mud">
            <text:p>Mangrove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3">
            <text:p>-4.3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LewisEtal2013,LarcombeEtal1995,GrindrodRhodes1984">
            <text:p>LewisEtal2013,LarcombeEtal1995,GrindrodRhodes1984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88635015.0">
            <text:p>88635015.0</text:p>
          </table:table-cell>
          <table:table-cell office:value-type="float" office:value="-18.729">
            <text:p>-18.729</text:p>
          </table:table-cell>
          <table:table-cell office:value-type="float" office:value="147.283">
            <text:p>147.283</text:p>
          </table:table-cell>
          <table:table-cell office:value-type="float" office:value="4130.0">
            <text:p>4130.0</text:p>
          </table:table-cell>
          <table:table-cell office:value-type="float" office:value="280.0">
            <text:p>280.0</text:p>
          </table:table-cell>
          <table:table-cell office:value-type="string" office:value="Shell (Bivalves)">
            <text:p>Shell (Bivalv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50.55">
            <text:p>-50.5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wisEtal2013,LarcombeEtal1995,HarrisEtal1990">
            <text:p>LewisEtal2013,LarcombeEtal1995,HarrisEtal1990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88635017.0">
            <text:p>88635017.0</text:p>
          </table:table-cell>
          <table:table-cell office:value-type="float" office:value="-18.857">
            <text:p>-18.857</text:p>
          </table:table-cell>
          <table:table-cell office:value-type="float" office:value="147.154">
            <text:p>147.154</text:p>
          </table:table-cell>
          <table:table-cell office:value-type="float" office:value="8040.0">
            <text:p>8040.0</text:p>
          </table:table-cell>
          <table:table-cell office:value-type="float" office:value="210.0">
            <text:p>210.0</text:p>
          </table:table-cell>
          <table:table-cell office:value-type="string" office:value="Shell (Foram-bivalve in core)">
            <text:p>Shell (Foram-bivalve in core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37.85">
            <text:p>-37.8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wisEtal2013,LarcombeEtal1995,HarrisEtal1990">
            <text:p>LewisEtal2013,LarcombeEtal1995,HarrisEtal1990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88635018.0">
            <text:p>88635018.0</text:p>
          </table:table-cell>
          <table:table-cell office:value-type="float" office:value="-18.989">
            <text:p>-18.989</text:p>
          </table:table-cell>
          <table:table-cell office:value-type="float" office:value="147.037">
            <text:p>147.037</text:p>
          </table:table-cell>
          <table:table-cell office:value-type="float" office:value="6280.0">
            <text:p>6280.0</text:p>
          </table:table-cell>
          <table:table-cell office:value-type="float" office:value="190.0">
            <text:p>190.0</text:p>
          </table:table-cell>
          <table:table-cell office:value-type="string" office:value="Shell (Bivalves)">
            <text:p>Shell (Bivalv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26.65">
            <text:p>-26.6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wisEtal2013,LarcombeEtal1995,HarrisEtal1990">
            <text:p>LewisEtal2013,LarcombeEtal1995,HarrisEtal1990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88635019.0">
            <text:p>88635019.0</text:p>
          </table:table-cell>
          <table:table-cell office:value-type="float" office:value="-18.273">
            <text:p>-18.273</text:p>
          </table:table-cell>
          <table:table-cell office:value-type="float" office:value="147.355">
            <text:p>147.355</text:p>
          </table:table-cell>
          <table:table-cell office:value-type="float" office:value="10350.0">
            <text:p>10350.0</text:p>
          </table:table-cell>
          <table:table-cell office:value-type="float" office:value="270.0">
            <text:p>270.0</text:p>
          </table:table-cell>
          <table:table-cell office:value-type="string" office:value="Shell (Halimeda)">
            <text:p>Shell (Halimed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3.05">
            <text:p>-103.0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wisEtal2013,LarcombeEtal1995,HarrisEtal1990">
            <text:p>LewisEtal2013,LarcombeEtal1995,HarrisEtal1990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ANU-2274">
            <text:p>ANU-2274</text:p>
          </table:table-cell>
          <table:table-cell office:value-type="float" office:value="-18.283">
            <text:p>-18.283</text:p>
          </table:table-cell>
          <table:table-cell office:value-type="float" office:value="146.28">
            <text:p>146.28</text:p>
          </table:table-cell>
          <table:table-cell office:value-type="float" office:value="810.0">
            <text:p>810.0</text:p>
          </table:table-cell>
          <table:table-cell office:value-type="float" office:value="115.0">
            <text:p>11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.2">
            <text:p>-1.2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LewisEtal2013,LarcombeEtal1995,PyeRhodes1985">
            <text:p>LewisEtal2013,LarcombeEtal1995,PyeRhodes198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ANU-2275">
            <text:p>ANU-2275</text:p>
          </table:table-cell>
          <table:table-cell office:value-type="float" office:value="-18.283">
            <text:p>-18.283</text:p>
          </table:table-cell>
          <table:table-cell office:value-type="float" office:value="146.28">
            <text:p>146.28</text:p>
          </table:table-cell>
          <table:table-cell office:value-type="float" office:value="4300.0">
            <text:p>4300.0</text:p>
          </table:table-cell>
          <table:table-cell office:value-type="float" office:value="154.0">
            <text:p>154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.7">
            <text:p>-1.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wisEtal2013,LarcombeEtal1995,PyeRhodes1985">
            <text:p>LewisEtal2013,LarcombeEtal1995,PyeRhodes198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ANU-2463">
            <text:p>ANU-2463</text:p>
          </table:table-cell>
          <table:table-cell office:value-type="float" office:value="-18.667">
            <text:p>-18.667</text:p>
          </table:table-cell>
          <table:table-cell office:value-type="float" office:value="146.517">
            <text:p>146.517</text:p>
          </table:table-cell>
          <table:table-cell office:value-type="float" office:value="3000.0">
            <text:p>3000.0</text:p>
          </table:table-cell>
          <table:table-cell office:value-type="float" office:value="80.0">
            <text:p>80.0</text:p>
          </table:table-cell>
          <table:table-cell office:value-type="string" office:value="Microatoll (Porites)">
            <text:p>Microatol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45">
            <text:p>0.4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ChappellEtal1983">
            <text:p>LewisEtal2013,ChappellEtal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ANU-2464">
            <text:p>ANU-2464</text:p>
          </table:table-cell>
          <table:table-cell office:value-type="float" office:value="-18.667">
            <text:p>-18.667</text:p>
          </table:table-cell>
          <table:table-cell office:value-type="float" office:value="146.517">
            <text:p>146.517</text:p>
          </table:table-cell>
          <table:table-cell office:value-type="float" office:value="5970.0">
            <text:p>5970.0</text:p>
          </table:table-cell>
          <table:table-cell office:value-type="float" office:value="90.0">
            <text:p>90.0</text:p>
          </table:table-cell>
          <table:table-cell office:value-type="string" office:value="Microatoll (Porites)">
            <text:p>Microatol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ChappellEtal1983">
            <text:p>LewisEtal2013,ChappellEtal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ANU-2465">
            <text:p>ANU-2465</text:p>
          </table:table-cell>
          <table:table-cell office:value-type="float" office:value="-18.7">
            <text:p>-18.7</text:p>
          </table:table-cell>
          <table:table-cell office:value-type="float" office:value="146.6">
            <text:p>146.6</text:p>
          </table:table-cell>
          <table:table-cell office:value-type="float" office:value="5940.0">
            <text:p>5940.0</text:p>
          </table:table-cell>
          <table:table-cell office:value-type="float" office:value="90.0">
            <text:p>90.0</text:p>
          </table:table-cell>
          <table:table-cell office:value-type="string" office:value="Microatoll (Porites)">
            <text:p>Microatol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ChappellEtal1983">
            <text:p>LewisEtal2013,ChappellEtal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ANU-2466">
            <text:p>ANU-2466</text:p>
          </table:table-cell>
          <table:table-cell office:value-type="float" office:value="-18.7">
            <text:p>-18.7</text:p>
          </table:table-cell>
          <table:table-cell office:value-type="float" office:value="146.6">
            <text:p>146.6</text:p>
          </table:table-cell>
          <table:table-cell office:value-type="float" office:value="5440.0">
            <text:p>5440.0</text:p>
          </table:table-cell>
          <table:table-cell office:value-type="float" office:value="110.0">
            <text:p>110.0</text:p>
          </table:table-cell>
          <table:table-cell office:value-type="string" office:value="Microatoll (Porites)">
            <text:p>Microatol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85">
            <text:p>0.8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ChappellEtal1983">
            <text:p>LewisEtal2013,ChappellEtal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ANU-2469">
            <text:p>ANU-2469</text:p>
          </table:table-cell>
          <table:table-cell office:value-type="float" office:value="-18.667">
            <text:p>-18.667</text:p>
          </table:table-cell>
          <table:table-cell office:value-type="float" office:value="146.517">
            <text:p>146.517</text:p>
          </table:table-cell>
          <table:table-cell office:value-type="float" office:value="2990.0">
            <text:p>2990.0</text:p>
          </table:table-cell>
          <table:table-cell office:value-type="float" office:value="80.0">
            <text:p>80.0</text:p>
          </table:table-cell>
          <table:table-cell office:value-type="string" office:value="Microatoll (Porites)">
            <text:p>Microatol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ChappellEtal1983">
            <text:p>LewisEtal2013,ChappellEtal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ANU-2470">
            <text:p>ANU-2470</text:p>
          </table:table-cell>
          <table:table-cell office:value-type="float" office:value="-18.6">
            <text:p>-18.6</text:p>
          </table:table-cell>
          <table:table-cell office:value-type="float" office:value="146.5">
            <text:p>146.5</text:p>
          </table:table-cell>
          <table:table-cell office:value-type="float" office:value="2910.0">
            <text:p>2910.0</text:p>
          </table:table-cell>
          <table:table-cell office:value-type="float" office:value="70.0">
            <text:p>70.0</text:p>
          </table:table-cell>
          <table:table-cell office:value-type="string" office:value="Microatoll (Porites)">
            <text:p>Microatol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ChappellEtal1983">
            <text:p>LewisEtal2013,ChappellEtal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ANU-2471">
            <text:p>ANU-2471</text:p>
          </table:table-cell>
          <table:table-cell office:value-type="float" office:value="-18.6">
            <text:p>-18.6</text:p>
          </table:table-cell>
          <table:table-cell office:value-type="float" office:value="146.5">
            <text:p>146.5</text:p>
          </table:table-cell>
          <table:table-cell office:value-type="float" office:value="5310.0">
            <text:p>5310.0</text:p>
          </table:table-cell>
          <table:table-cell office:value-type="float" office:value="80.0">
            <text:p>80.0</text:p>
          </table:table-cell>
          <table:table-cell office:value-type="string" office:value="Microatoll (Porites)">
            <text:p>Microatol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95">
            <text:p>0.9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ChappellEtal1983">
            <text:p>LewisEtal2013,ChappellEtal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ANU-2473">
            <text:p>ANU-2473</text:p>
          </table:table-cell>
          <table:table-cell office:value-type="float" office:value="-18.6">
            <text:p>-18.6</text:p>
          </table:table-cell>
          <table:table-cell office:value-type="float" office:value="146.5">
            <text:p>146.5</text:p>
          </table:table-cell>
          <table:table-cell office:value-type="float" office:value="3470.0">
            <text:p>3470.0</text:p>
          </table:table-cell>
          <table:table-cell office:value-type="float" office:value="70.0">
            <text:p>70.0</text:p>
          </table:table-cell>
          <table:table-cell office:value-type="string" office:value="Microatoll (Porites)">
            <text:p>Microatol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ChappellEtal1983">
            <text:p>LewisEtal2013,ChappellEtal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88635016.0">
            <text:p>88635016.0</text:p>
          </table:table-cell>
          <table:table-cell office:value-type="float" office:value="-18.729">
            <text:p>-18.729</text:p>
          </table:table-cell>
          <table:table-cell office:value-type="float" office:value="147.283">
            <text:p>147.283</text:p>
          </table:table-cell>
          <table:table-cell office:value-type="float" office:value="10150.0">
            <text:p>10150.0</text:p>
          </table:table-cell>
          <table:table-cell office:value-type="float" office:value="220.0">
            <text:p>220.0</text:p>
          </table:table-cell>
          <table:table-cell office:value-type="string" office:value="Shell (Bivalves)">
            <text:p>Shell (Bivalv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51.15">
            <text:p>-51.1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wisEtal2013,LarcombeEtal1995,HarrisEtal1990">
            <text:p>LewisEtal2013,LarcombeEtal1995,HarrisEtal1990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ANU-2474">
            <text:p>ANU-2474</text:p>
          </table:table-cell>
          <table:table-cell office:value-type="float" office:value="-18.7">
            <text:p>-18.7</text:p>
          </table:table-cell>
          <table:table-cell office:value-type="float" office:value="146.6">
            <text:p>146.6</text:p>
          </table:table-cell>
          <table:table-cell office:value-type="float" office:value="4840.0">
            <text:p>4840.0</text:p>
          </table:table-cell>
          <table:table-cell office:value-type="float" office:value="80.0">
            <text:p>80.0</text:p>
          </table:table-cell>
          <table:table-cell office:value-type="string" office:value="Microatoll (Porites)">
            <text:p>Microatol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85">
            <text:p>0.8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ChappellEtal1983">
            <text:p>LewisEtal2013,ChappellEtal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1457">
            <text:p>b1457</text:p>
          </table:table-cell>
          <table:table-cell office:value-type="float" office:value="-18.259">
            <text:p>-18.259</text:p>
          </table:table-cell>
          <table:table-cell office:value-type="float" office:value="146.208">
            <text:p>146.208</text:p>
          </table:table-cell>
          <table:table-cell office:value-type="float" office:value="8300.0">
            <text:p>8300.0</text:p>
          </table:table-cell>
          <table:table-cell office:value-type="float" office:value="129.0">
            <text:p>129.0</text:p>
          </table:table-cell>
          <table:table-cell office:value-type="string" office:value="Mangrove organic (Rhizophora)">
            <text:p>Mangrove organic (Rhizophora)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8.05">
            <text:p>-18.05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LewisEtal2013,LarcombeEtal1995,GrindrodRhodes1984">
            <text:p>LewisEtal2013,LarcombeEtal1995,GrindrodRhodes1984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1462">
            <text:p>b1462</text:p>
          </table:table-cell>
          <table:table-cell office:value-type="float" office:value="-18.259">
            <text:p>-18.259</text:p>
          </table:table-cell>
          <table:table-cell office:value-type="float" office:value="146.208">
            <text:p>146.208</text:p>
          </table:table-cell>
          <table:table-cell office:value-type="float" office:value="5010.0">
            <text:p>5010.0</text:p>
          </table:table-cell>
          <table:table-cell office:value-type="float" office:value="96.0">
            <text:p>96.0</text:p>
          </table:table-cell>
          <table:table-cell office:value-type="string" office:value="Shellhash">
            <text:p>Shellhash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3.35">
            <text:p>-3.35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LewisEtal2013,LarcombeEtal1995,GrindrodRhodes1984">
            <text:p>LewisEtal2013,LarcombeEtal1995,GrindrodRhodes1984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2028">
            <text:p>b2028</text:p>
          </table:table-cell>
          <table:table-cell office:value-type="float" office:value="-18.259">
            <text:p>-18.259</text:p>
          </table:table-cell>
          <table:table-cell office:value-type="float" office:value="146.208">
            <text:p>146.208</text:p>
          </table:table-cell>
          <table:table-cell office:value-type="float" office:value="2826.0">
            <text:p>2826.0</text:p>
          </table:table-cell>
          <table:table-cell office:value-type="float" office:value="102.0">
            <text:p>102.0</text:p>
          </table:table-cell>
          <table:table-cell office:value-type="string" office:value="Organic mud">
            <text:p>Organic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45">
            <text:p>0.45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LewisEtal2013,LarcombeEtal1995,GrindrodRhodes1984">
            <text:p>LewisEtal2013,LarcombeEtal1995,GrindrodRhodes1984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2027">
            <text:p>b2027</text:p>
          </table:table-cell>
          <table:table-cell office:value-type="float" office:value="-18.259">
            <text:p>-18.259</text:p>
          </table:table-cell>
          <table:table-cell office:value-type="float" office:value="146.208">
            <text:p>146.208</text:p>
          </table:table-cell>
          <table:table-cell office:value-type="float" office:value="5645.0">
            <text:p>5645.0</text:p>
          </table:table-cell>
          <table:table-cell office:value-type="float" office:value="193.0">
            <text:p>193.0</text:p>
          </table:table-cell>
          <table:table-cell office:value-type="string" office:value="Shellhash">
            <text:p>Shellhash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2.1">
            <text:p>-2.1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wisEtal2013,LarcombeEtal1995,GrindrodRhodes1984">
            <text:p>LewisEtal2013,LarcombeEtal1995,GrindrodRhodes1984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2026">
            <text:p>b2026</text:p>
          </table:table-cell>
          <table:table-cell office:value-type="float" office:value="-18.259">
            <text:p>-18.259</text:p>
          </table:table-cell>
          <table:table-cell office:value-type="float" office:value="146.208">
            <text:p>146.208</text:p>
          </table:table-cell>
          <table:table-cell office:value-type="float" office:value="5475.0">
            <text:p>5475.0</text:p>
          </table:table-cell>
          <table:table-cell office:value-type="float" office:value="193.0">
            <text:p>193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2.05">
            <text:p>-2.05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LewisEtal2013,LarcombeEtal1995,GrindrodRhodes1984">
            <text:p>LewisEtal2013,LarcombeEtal1995,GrindrodRhodes1984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2025">
            <text:p>b2025</text:p>
          </table:table-cell>
          <table:table-cell office:value-type="float" office:value="-18.259">
            <text:p>-18.259</text:p>
          </table:table-cell>
          <table:table-cell office:value-type="float" office:value="146.208">
            <text:p>146.208</text:p>
          </table:table-cell>
          <table:table-cell office:value-type="float" office:value="2901.0">
            <text:p>2901.0</text:p>
          </table:table-cell>
          <table:table-cell office:value-type="float" office:value="124.0">
            <text:p>124.0</text:p>
          </table:table-cell>
          <table:table-cell office:value-type="string" office:value="Organic mud">
            <text:p>Organic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05">
            <text:p>-2.05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LewisEtal2013,LarcombeEtal1995,GrindrodRhodes1984">
            <text:p>LewisEtal2013,LarcombeEtal1995,GrindrodRhodes1984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2024">
            <text:p>b2024</text:p>
          </table:table-cell>
          <table:table-cell office:value-type="float" office:value="-18.259">
            <text:p>-18.259</text:p>
          </table:table-cell>
          <table:table-cell office:value-type="float" office:value="146.208">
            <text:p>146.208</text:p>
          </table:table-cell>
          <table:table-cell office:value-type="float" office:value="4485.0">
            <text:p>4485.0</text:p>
          </table:table-cell>
          <table:table-cell office:value-type="float" office:value="96.0">
            <text:p>96.0</text:p>
          </table:table-cell>
          <table:table-cell office:value-type="string" office:value="Shellhash">
            <text:p>Shellhash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.2">
            <text:p>-1.2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wisEtal2013,LarcombeEtal1995,GrindrodRhodes1984">
            <text:p>LewisEtal2013,LarcombeEtal1995,GrindrodRhodes1984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2023">
            <text:p>b2023</text:p>
          </table:table-cell>
          <table:table-cell office:value-type="float" office:value="-18.259">
            <text:p>-18.259</text:p>
          </table:table-cell>
          <table:table-cell office:value-type="float" office:value="146.208">
            <text:p>146.208</text:p>
          </table:table-cell>
          <table:table-cell office:value-type="float" office:value="4126.0">
            <text:p>4126.0</text:p>
          </table:table-cell>
          <table:table-cell office:value-type="float" office:value="129.0">
            <text:p>129.0</text:p>
          </table:table-cell>
          <table:table-cell office:value-type="string" office:value="Organic mud">
            <text:p>Organic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5">
            <text:p>-0.85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LewisEtal2013,LarcombeEtal1995,GrindrodRhodes1984">
            <text:p>LewisEtal2013,LarcombeEtal1995,GrindrodRhodes1984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2022">
            <text:p>b2022</text:p>
          </table:table-cell>
          <table:table-cell office:value-type="float" office:value="-18.259">
            <text:p>-18.259</text:p>
          </table:table-cell>
          <table:table-cell office:value-type="float" office:value="146.208">
            <text:p>146.208</text:p>
          </table:table-cell>
          <table:table-cell office:value-type="float" office:value="2066.0">
            <text:p>2066.0</text:p>
          </table:table-cell>
          <table:table-cell office:value-type="float" office:value="177.0">
            <text:p>177.0</text:p>
          </table:table-cell>
          <table:table-cell office:value-type="string" office:value="Organic mud">
            <text:p>Organic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45">
            <text:p>0.45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LewisEtal2013,LarcombeEtal1995,GrindrodRhodes1984">
            <text:p>LewisEtal2013,LarcombeEtal1995,GrindrodRhodes1984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2021">
            <text:p>b2021</text:p>
          </table:table-cell>
          <table:table-cell office:value-type="float" office:value="-18.259">
            <text:p>-18.259</text:p>
          </table:table-cell>
          <table:table-cell office:value-type="float" office:value="146.208">
            <text:p>146.208</text:p>
          </table:table-cell>
          <table:table-cell office:value-type="float" office:value="4355.0">
            <text:p>4355.0</text:p>
          </table:table-cell>
          <table:table-cell office:value-type="float" office:value="129.0">
            <text:p>129.0</text:p>
          </table:table-cell>
          <table:table-cell office:value-type="string" office:value="Shellhash">
            <text:p>Shellhash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.3">
            <text:p>-1.3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wisEtal2013,LarcombeEtal1995,GrindrodRhodes1984">
            <text:p>LewisEtal2013,LarcombeEtal1995,GrindrodRhodes1984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2019">
            <text:p>b2019</text:p>
          </table:table-cell>
          <table:table-cell office:value-type="float" office:value="-18.259">
            <text:p>-18.259</text:p>
          </table:table-cell>
          <table:table-cell office:value-type="float" office:value="146.208">
            <text:p>146.208</text:p>
          </table:table-cell>
          <table:table-cell office:value-type="float" office:value="4795.0">
            <text:p>4795.0</text:p>
          </table:table-cell>
          <table:table-cell office:value-type="float" office:value="120.0">
            <text:p>120.0</text:p>
          </table:table-cell>
          <table:table-cell office:value-type="string" office:value="Shellhash">
            <text:p>Shellhash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.3">
            <text:p>-1.3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wisEtal2013,LarcombeEtal1995,GrindrodRhodes1984">
            <text:p>LewisEtal2013,LarcombeEtal1995,GrindrodRhodes1984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2018">
            <text:p>b2018</text:p>
          </table:table-cell>
          <table:table-cell office:value-type="float" office:value="-18.259">
            <text:p>-18.259</text:p>
          </table:table-cell>
          <table:table-cell office:value-type="float" office:value="146.208">
            <text:p>146.208</text:p>
          </table:table-cell>
          <table:table-cell office:value-type="float" office:value="2376.0">
            <text:p>2376.0</text:p>
          </table:table-cell>
          <table:table-cell office:value-type="float" office:value="120.0">
            <text:p>120.0</text:p>
          </table:table-cell>
          <table:table-cell office:value-type="string" office:value="Organic mud">
            <text:p>Organic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25">
            <text:p>0.25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LewisEtal2013,LarcombeEtal1995,GrindrodRhodes1984">
            <text:p>LewisEtal2013,LarcombeEtal1995,GrindrodRhodes1984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2017">
            <text:p>b2017</text:p>
          </table:table-cell>
          <table:table-cell office:value-type="float" office:value="-18.259">
            <text:p>-18.259</text:p>
          </table:table-cell>
          <table:table-cell office:value-type="float" office:value="146.208">
            <text:p>146.208</text:p>
          </table:table-cell>
          <table:table-cell office:value-type="float" office:value="2956.0">
            <text:p>2956.0</text:p>
          </table:table-cell>
          <table:table-cell office:value-type="float" office:value="215.0">
            <text:p>215.0</text:p>
          </table:table-cell>
          <table:table-cell office:value-type="string" office:value="Organic mud">
            <text:p>Organic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45">
            <text:p>0.45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LewisEtal2013,LarcombeEtal1995,GrindrodRhodes1984">
            <text:p>LewisEtal2013,LarcombeEtal1995,GrindrodRhodes1984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2014">
            <text:p>b2014</text:p>
          </table:table-cell>
          <table:table-cell office:value-type="float" office:value="-18.259">
            <text:p>-18.259</text:p>
          </table:table-cell>
          <table:table-cell office:value-type="float" office:value="146.208">
            <text:p>146.208</text:p>
          </table:table-cell>
          <table:table-cell office:value-type="float" office:value="4415.0">
            <text:p>4415.0</text:p>
          </table:table-cell>
          <table:table-cell office:value-type="float" office:value="183.0">
            <text:p>183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.25">
            <text:p>-1.25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LewisEtal2013,LarcombeEtal1995,GrindrodRhodes1984">
            <text:p>LewisEtal2013,LarcombeEtal1995,GrindrodRhodes1984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1988">
            <text:p>b1988</text:p>
          </table:table-cell>
          <table:table-cell office:value-type="float" office:value="-18.259">
            <text:p>-18.259</text:p>
          </table:table-cell>
          <table:table-cell office:value-type="float" office:value="146.208">
            <text:p>146.208</text:p>
          </table:table-cell>
          <table:table-cell office:value-type="float" office:value="4775.0">
            <text:p>4775.0</text:p>
          </table:table-cell>
          <table:table-cell office:value-type="float" office:value="115.0">
            <text:p>11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2.45">
            <text:p>-2.45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LewisEtal2013,LarcombeEtal1995,GrindrodRhodes1984">
            <text:p>LewisEtal2013,LarcombeEtal1995,GrindrodRhodes1984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1461">
            <text:p>b1461</text:p>
          </table:table-cell>
          <table:table-cell office:value-type="float" office:value="-18.259">
            <text:p>-18.259</text:p>
          </table:table-cell>
          <table:table-cell office:value-type="float" office:value="146.208">
            <text:p>146.208</text:p>
          </table:table-cell>
          <table:table-cell office:value-type="float" office:value="5115.0">
            <text:p>5115.0</text:p>
          </table:table-cell>
          <table:table-cell office:value-type="float" office:value="110.0">
            <text:p>110.0</text:p>
          </table:table-cell>
          <table:table-cell office:value-type="string" office:value="Shellhash">
            <text:p>Shellhash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3.35">
            <text:p>-3.35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LewisEtal2013,LarcombeEtal1995,GrindrodRhodes1984">
            <text:p>LewisEtal2013,LarcombeEtal1995,GrindrodRhodes1984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1900">
            <text:p>b1900</text:p>
          </table:table-cell>
          <table:table-cell office:value-type="float" office:value="-18.259">
            <text:p>-18.259</text:p>
          </table:table-cell>
          <table:table-cell office:value-type="float" office:value="146.208">
            <text:p>146.208</text:p>
          </table:table-cell>
          <table:table-cell office:value-type="float" office:value="5005.0">
            <text:p>5005.0</text:p>
          </table:table-cell>
          <table:table-cell office:value-type="float" office:value="100.0">
            <text:p>10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2.2">
            <text:p>-2.2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wisEtal2013,LarcombeEtal1995,GrindrodRhodes1984">
            <text:p>LewisEtal2013,LarcombeEtal1995,GrindrodRhodes1984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1479">
            <text:p>b1479</text:p>
          </table:table-cell>
          <table:table-cell office:value-type="float" office:value="-18.259">
            <text:p>-18.259</text:p>
          </table:table-cell>
          <table:table-cell office:value-type="float" office:value="146.208">
            <text:p>146.208</text:p>
          </table:table-cell>
          <table:table-cell office:value-type="float" office:value="7760.0">
            <text:p>7760.0</text:p>
          </table:table-cell>
          <table:table-cell office:value-type="float" office:value="119.0">
            <text:p>119.0</text:p>
          </table:table-cell>
          <table:table-cell office:value-type="string" office:value="Mangrove organic (Rhizophora)">
            <text:p>Mangrove organic (Rhizophora)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55">
            <text:p>-9.55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LewisEtal2013,LarcombeEtal1995,GrindrodRhodes1984">
            <text:p>LewisEtal2013,LarcombeEtal1995,GrindrodRhodes1984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1478">
            <text:p>b1478</text:p>
          </table:table-cell>
          <table:table-cell office:value-type="float" office:value="-18.259">
            <text:p>-18.259</text:p>
          </table:table-cell>
          <table:table-cell office:value-type="float" office:value="146.208">
            <text:p>146.208</text:p>
          </table:table-cell>
          <table:table-cell office:value-type="float" office:value="8415.0">
            <text:p>8415.0</text:p>
          </table:table-cell>
          <table:table-cell office:value-type="float" office:value="124.0">
            <text:p>124.0</text:p>
          </table:table-cell>
          <table:table-cell office:value-type="string" office:value="Mangrove organic (Rhizophora)">
            <text:p>Mangrove organic (Rhizophora)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2.1">
            <text:p>-12.1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LewisEtal2013,LarcombeEtal1995,GrindrodRhodes1984">
            <text:p>LewisEtal2013,LarcombeEtal1995,GrindrodRhodes1984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1476">
            <text:p>b1476</text:p>
          </table:table-cell>
          <table:table-cell office:value-type="float" office:value="-18.259">
            <text:p>-18.259</text:p>
          </table:table-cell>
          <table:table-cell office:value-type="float" office:value="146.208">
            <text:p>146.208</text:p>
          </table:table-cell>
          <table:table-cell office:value-type="float" office:value="7405.0">
            <text:p>7405.0</text:p>
          </table:table-cell>
          <table:table-cell office:value-type="float" office:value="114.0">
            <text:p>114.0</text:p>
          </table:table-cell>
          <table:table-cell office:value-type="string" office:value="Mangrove organic (Rhizophora)">
            <text:p>Mangrove organic (Rhizophora)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75">
            <text:p>-2.75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LewisEtal2013,LarcombeEtal1995,GrindrodRhodes1984">
            <text:p>LewisEtal2013,LarcombeEtal1995,GrindrodRhodes1984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1475">
            <text:p>b1475</text:p>
          </table:table-cell>
          <table:table-cell office:value-type="float" office:value="-18.259">
            <text:p>-18.259</text:p>
          </table:table-cell>
          <table:table-cell office:value-type="float" office:value="146.208">
            <text:p>146.208</text:p>
          </table:table-cell>
          <table:table-cell office:value-type="float" office:value="8045.0">
            <text:p>8045.0</text:p>
          </table:table-cell>
          <table:table-cell office:value-type="float" office:value="114.0">
            <text:p>114.0</text:p>
          </table:table-cell>
          <table:table-cell office:value-type="string" office:value="Mangrove organic (Rhizophora)">
            <text:p>Mangrove organic (Rhizophora)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0">
            <text:p>-7.0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LewisEtal2013,LarcombeEtal1995,GrindrodRhodes1984">
            <text:p>LewisEtal2013,LarcombeEtal1995,GrindrodRhodes1984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1474">
            <text:p>b1474</text:p>
          </table:table-cell>
          <table:table-cell office:value-type="float" office:value="-18.259">
            <text:p>-18.259</text:p>
          </table:table-cell>
          <table:table-cell office:value-type="float" office:value="146.208">
            <text:p>146.208</text:p>
          </table:table-cell>
          <table:table-cell office:value-type="float" office:value="7345.0">
            <text:p>7345.0</text:p>
          </table:table-cell>
          <table:table-cell office:value-type="float" office:value="526.0">
            <text:p>526.0</text:p>
          </table:table-cell>
          <table:table-cell office:value-type="string" office:value="Mangrove organic (Rhizophora)">
            <text:p>Mangrove organic (Rhizophora)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75">
            <text:p>-9.75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LewisEtal2013,LarcombeEtal1995,GrindrodRhodes1984">
            <text:p>LewisEtal2013,LarcombeEtal1995,GrindrodRhodes1984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1473">
            <text:p>b1473</text:p>
          </table:table-cell>
          <table:table-cell office:value-type="float" office:value="-18.259">
            <text:p>-18.259</text:p>
          </table:table-cell>
          <table:table-cell office:value-type="float" office:value="146.208">
            <text:p>146.208</text:p>
          </table:table-cell>
          <table:table-cell office:value-type="float" office:value="6845.0">
            <text:p>6845.0</text:p>
          </table:table-cell>
          <table:table-cell office:value-type="float" office:value="91.0">
            <text:p>91.0</text:p>
          </table:table-cell>
          <table:table-cell office:value-type="string" office:value="Mangrove organic (Rhizophora)">
            <text:p>Mangrove organic (Rhizophora)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25">
            <text:p>-5.25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LewisEtal2013,LarcombeEtal1995,GrindrodRhodes1984">
            <text:p>LewisEtal2013,LarcombeEtal1995,GrindrodRhodes1984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1472">
            <text:p>b1472</text:p>
          </table:table-cell>
          <table:table-cell office:value-type="float" office:value="-18.259">
            <text:p>-18.259</text:p>
          </table:table-cell>
          <table:table-cell office:value-type="float" office:value="146.208">
            <text:p>146.208</text:p>
          </table:table-cell>
          <table:table-cell office:value-type="float" office:value="7860.0">
            <text:p>7860.0</text:p>
          </table:table-cell>
          <table:table-cell office:value-type="float" office:value="124.0">
            <text:p>124.0</text:p>
          </table:table-cell>
          <table:table-cell office:value-type="string" office:value="Mangrove organic (Rhizophora)">
            <text:p>Mangrove organic (Rhizophora)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5">
            <text:p>-4.75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LewisEtal2013,LarcombeEtal1995,GrindrodRhodes1984">
            <text:p>LewisEtal2013,LarcombeEtal1995,GrindrodRhodes1984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1469">
            <text:p>b1469</text:p>
          </table:table-cell>
          <table:table-cell office:value-type="float" office:value="-18.259">
            <text:p>-18.259</text:p>
          </table:table-cell>
          <table:table-cell office:value-type="float" office:value="146.208">
            <text:p>146.208</text:p>
          </table:table-cell>
          <table:table-cell office:value-type="float" office:value="8530.0">
            <text:p>8530.0</text:p>
          </table:table-cell>
          <table:table-cell office:value-type="float" office:value="124.0">
            <text:p>124.0</text:p>
          </table:table-cell>
          <table:table-cell office:value-type="string" office:value="Mangrove organic (Rhizophora)">
            <text:p>Mangrove organic (Rhizophora)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35">
            <text:p>-10.35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LewisEtal2013,LarcombeEtal1995,GrindrodRhodes1984">
            <text:p>LewisEtal2013,LarcombeEtal1995,GrindrodRhodes1984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1468">
            <text:p>b1468</text:p>
          </table:table-cell>
          <table:table-cell office:value-type="float" office:value="-18.259">
            <text:p>-18.259</text:p>
          </table:table-cell>
          <table:table-cell office:value-type="float" office:value="146.208">
            <text:p>146.208</text:p>
          </table:table-cell>
          <table:table-cell office:value-type="float" office:value="7950.0">
            <text:p>7950.0</text:p>
          </table:table-cell>
          <table:table-cell office:value-type="float" office:value="158.0">
            <text:p>158.0</text:p>
          </table:table-cell>
          <table:table-cell office:value-type="string" office:value="Mangrove organic (Rhizophora)">
            <text:p>Mangrove organic (Rhizophora)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15">
            <text:p>-6.15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LewisEtal2013,LarcombeEtal1995,GrindrodRhodes1984">
            <text:p>LewisEtal2013,LarcombeEtal1995,GrindrodRhodes1984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1467">
            <text:p>b1467</text:p>
          </table:table-cell>
          <table:table-cell office:value-type="float" office:value="-18.259">
            <text:p>-18.259</text:p>
          </table:table-cell>
          <table:table-cell office:value-type="float" office:value="146.208">
            <text:p>146.208</text:p>
          </table:table-cell>
          <table:table-cell office:value-type="float" office:value="7815.0">
            <text:p>7815.0</text:p>
          </table:table-cell>
          <table:table-cell office:value-type="float" office:value="168.0">
            <text:p>168.0</text:p>
          </table:table-cell>
          <table:table-cell office:value-type="string" office:value="Mangrove organic (Rhizophora)">
            <text:p>Mangrove organic (Rhizophora)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5.2">
            <text:p>-15.2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LewisEtal2013,LarcombeEtal1995,GrindrodRhodes1984">
            <text:p>LewisEtal2013,LarcombeEtal1995,GrindrodRhodes1984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1466">
            <text:p>b1466</text:p>
          </table:table-cell>
          <table:table-cell office:value-type="float" office:value="-18.259">
            <text:p>-18.259</text:p>
          </table:table-cell>
          <table:table-cell office:value-type="float" office:value="146.208">
            <text:p>146.208</text:p>
          </table:table-cell>
          <table:table-cell office:value-type="float" office:value="8935.0">
            <text:p>8935.0</text:p>
          </table:table-cell>
          <table:table-cell office:value-type="float" office:value="148.0">
            <text:p>148.0</text:p>
          </table:table-cell>
          <table:table-cell office:value-type="string" office:value="Mangrove organic (Rhizophora)">
            <text:p>Mangrove organic (Rhizophora)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4.9">
            <text:p>-14.9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LewisEtal2013,LarcombeEtal1995,GrindrodRhodes1984">
            <text:p>LewisEtal2013,LarcombeEtal1995,GrindrodRhodes1984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1465">
            <text:p>b1465</text:p>
          </table:table-cell>
          <table:table-cell office:value-type="float" office:value="-18.259">
            <text:p>-18.259</text:p>
          </table:table-cell>
          <table:table-cell office:value-type="float" office:value="146.208">
            <text:p>146.208</text:p>
          </table:table-cell>
          <table:table-cell office:value-type="float" office:value="8045.0">
            <text:p>8045.0</text:p>
          </table:table-cell>
          <table:table-cell office:value-type="float" office:value="91.0">
            <text:p>91.0</text:p>
          </table:table-cell>
          <table:table-cell office:value-type="string" office:value="Mangrove organic (Rhizophora)">
            <text:p>Mangrove organic (Rhizophora)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4.25">
            <text:p>-14.25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LewisEtal2013,LarcombeEtal1995,GrindrodRhodes1984">
            <text:p>LewisEtal2013,LarcombeEtal1995,GrindrodRhodes1984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1464">
            <text:p>b1464</text:p>
          </table:table-cell>
          <table:table-cell office:value-type="float" office:value="-18.259">
            <text:p>-18.259</text:p>
          </table:table-cell>
          <table:table-cell office:value-type="float" office:value="146.208">
            <text:p>146.208</text:p>
          </table:table-cell>
          <table:table-cell office:value-type="float" office:value="8155.0">
            <text:p>8155.0</text:p>
          </table:table-cell>
          <table:table-cell office:value-type="float" office:value="202.0">
            <text:p>202.0</text:p>
          </table:table-cell>
          <table:table-cell office:value-type="string" office:value="Mangrove organic (Rhizophora)">
            <text:p>Mangrove organic (Rhizophora)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2.15">
            <text:p>-12.15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LewisEtal2013,LarcombeEtal1995,GrindrodRhodes1984">
            <text:p>LewisEtal2013,LarcombeEtal1995,GrindrodRhodes1984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1898">
            <text:p>b1898</text:p>
          </table:table-cell>
          <table:table-cell office:value-type="float" office:value="-18.259">
            <text:p>-18.259</text:p>
          </table:table-cell>
          <table:table-cell office:value-type="float" office:value="146.208">
            <text:p>146.208</text:p>
          </table:table-cell>
          <table:table-cell office:value-type="float" office:value="656.0">
            <text:p>656.0</text:p>
          </table:table-cell>
          <table:table-cell office:value-type="float" office:value="85.0">
            <text:p>85.0</text:p>
          </table:table-cell>
          <table:table-cell office:value-type="string" office:value="Organic mud">
            <text:p>Organic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">
            <text:p>-0.8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LewisEtal2013,LarcombeEtal1995,GrindrodRhodes1984">
            <text:p>LewisEtal2013,LarcombeEtal1995,GrindrodRhodes1984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ANU-2476">
            <text:p>ANU-2476</text:p>
          </table:table-cell>
          <table:table-cell office:value-type="float" office:value="-18.6">
            <text:p>-18.6</text:p>
          </table:table-cell>
          <table:table-cell office:value-type="float" office:value="146.5">
            <text:p>146.5</text:p>
          </table:table-cell>
          <table:table-cell office:value-type="float" office:value="4750.0">
            <text:p>4750.0</text:p>
          </table:table-cell>
          <table:table-cell office:value-type="float" office:value="70.0">
            <text:p>70.0</text:p>
          </table:table-cell>
          <table:table-cell office:value-type="string" office:value="Microatoll (Porites)">
            <text:p>Microatol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65">
            <text:p>0.6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ChappellEtal1983">
            <text:p>LewisEtal2013,ChappellEtal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ANU-2477">
            <text:p>ANU-2477</text:p>
          </table:table-cell>
          <table:table-cell office:value-type="float" office:value="-18.667">
            <text:p>-18.667</text:p>
          </table:table-cell>
          <table:table-cell office:value-type="float" office:value="146.517">
            <text:p>146.517</text:p>
          </table:table-cell>
          <table:table-cell office:value-type="float" office:value="5790.0">
            <text:p>5790.0</text:p>
          </table:table-cell>
          <table:table-cell office:value-type="float" office:value="70.0">
            <text:p>70.0</text:p>
          </table:table-cell>
          <table:table-cell office:value-type="string" office:value="Microatoll (Porites)">
            <text:p>Microatol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ChappellEtal1983">
            <text:p>LewisEtal2013,ChappellEtal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ANU-2478">
            <text:p>ANU-2478</text:p>
          </table:table-cell>
          <table:table-cell office:value-type="float" office:value="-18.667">
            <text:p>-18.667</text:p>
          </table:table-cell>
          <table:table-cell office:value-type="float" office:value="146.517">
            <text:p>146.517</text:p>
          </table:table-cell>
          <table:table-cell office:value-type="float" office:value="4770.0">
            <text:p>4770.0</text:p>
          </table:table-cell>
          <table:table-cell office:value-type="float" office:value="80.0">
            <text:p>80.0</text:p>
          </table:table-cell>
          <table:table-cell office:value-type="string" office:value="Microatoll (Porites)">
            <text:p>Microatol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65">
            <text:p>0.6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ChappellEtal1983">
            <text:p>LewisEtal2013,ChappellEtal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ANU-8049">
            <text:p>ANU-8049</text:p>
          </table:table-cell>
          <table:table-cell office:value-type="float" office:value="-18.613">
            <text:p>-18.613</text:p>
          </table:table-cell>
          <table:table-cell office:value-type="float" office:value="146.489">
            <text:p>146.489</text:p>
          </table:table-cell>
          <table:table-cell office:value-type="float" office:value="6080.0">
            <text:p>6080.0</text:p>
          </table:table-cell>
          <table:table-cell office:value-type="float" office:value="60.0">
            <text:p>60.0</text:p>
          </table:table-cell>
          <table:table-cell office:value-type="string" office:value="Microatoll">
            <text:p>Microato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86">
            <text:p>0.86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ANU-8298">
            <text:p>ANU-8298</text:p>
          </table:table-cell>
          <table:table-cell office:value-type="float" office:value="-18.629">
            <text:p>-18.629</text:p>
          </table:table-cell>
          <table:table-cell office:value-type="float" office:value="146.497">
            <text:p>146.497</text:p>
          </table:table-cell>
          <table:table-cell office:value-type="float" office:value="5620.0">
            <text:p>5620.0</text:p>
          </table:table-cell>
          <table:table-cell office:value-type="float" office:value="60.0">
            <text:p>60.0</text:p>
          </table:table-cell>
          <table:table-cell office:value-type="string" office:value="Microatoll">
            <text:p>Microato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73">
            <text:p>0.73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2921">
            <text:p>Wk2921</text:p>
          </table:table-cell>
          <table:table-cell office:value-type="float" office:value="-19.11">
            <text:p>-19.11</text:p>
          </table:table-cell>
          <table:table-cell office:value-type="float" office:value="146.871">
            <text:p>146.871</text:p>
          </table:table-cell>
          <table:table-cell office:value-type="float" office:value="5010.0">
            <text:p>5010.0</text:p>
          </table:table-cell>
          <table:table-cell office:value-type="float" office:value="50.0">
            <text:p>50.0</text:p>
          </table:table-cell>
          <table:table-cell office:value-type="string" office:value="Oyster (Saccostrea cuccullata)">
            <text:p>Oyster (Saccostrea cuccullat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65">
            <text:p>1.65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string" office:value="LewisEtal2013,BeamanEtal1994">
            <text:p>LewisEtal2013,BeamanEtal1994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2920">
            <text:p>Wk2920</text:p>
          </table:table-cell>
          <table:table-cell office:value-type="float" office:value="-19.11">
            <text:p>-19.11</text:p>
          </table:table-cell>
          <table:table-cell office:value-type="float" office:value="146.871">
            <text:p>146.871</text:p>
          </table:table-cell>
          <table:table-cell office:value-type="float" office:value="5000.0">
            <text:p>5000.0</text:p>
          </table:table-cell>
          <table:table-cell office:value-type="float" office:value="60.0">
            <text:p>60.0</text:p>
          </table:table-cell>
          <table:table-cell office:value-type="string" office:value="Barnacle (Octomeris brunna/Tetraclitola sp.)">
            <text:p>Barnacle (Octomeris brunna/Tetraclitola sp.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35">
            <text:p>1.35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 office:value="LewisEtal2013,BeamanEtal1994">
            <text:p>LewisEtal2013,BeamanEtal1994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2919">
            <text:p>Wk2919</text:p>
          </table:table-cell>
          <table:table-cell office:value-type="float" office:value="-19.11">
            <text:p>-19.11</text:p>
          </table:table-cell>
          <table:table-cell office:value-type="float" office:value="146.871">
            <text:p>146.871</text:p>
          </table:table-cell>
          <table:table-cell office:value-type="float" office:value="5660.0">
            <text:p>5660.0</text:p>
          </table:table-cell>
          <table:table-cell office:value-type="float" office:value="50.0">
            <text:p>50.0</text:p>
          </table:table-cell>
          <table:table-cell office:value-type="string" office:value="Oyster (Saccostrea cuccullata)">
            <text:p>Oyster (Saccostrea cuccullat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65">
            <text:p>1.65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string" office:value="LewisEtal2013,BeamanEtal1994">
            <text:p>LewisEtal2013,BeamanEtal1994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2918">
            <text:p>Wk2918</text:p>
          </table:table-cell>
          <table:table-cell office:value-type="float" office:value="-19.11">
            <text:p>-19.11</text:p>
          </table:table-cell>
          <table:table-cell office:value-type="float" office:value="146.871">
            <text:p>146.871</text:p>
          </table:table-cell>
          <table:table-cell office:value-type="float" office:value="4600.0">
            <text:p>4600.0</text:p>
          </table:table-cell>
          <table:table-cell office:value-type="float" office:value="60.0">
            <text:p>60.0</text:p>
          </table:table-cell>
          <table:table-cell office:value-type="string" office:value="Oyster (Saccostrea cuccullata)">
            <text:p>Oyster (Saccostrea cuccullat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65">
            <text:p>1.65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string" office:value="LewisEtal2013,BeamanEtal1994">
            <text:p>LewisEtal2013,BeamanEtal1994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2917">
            <text:p>Wk2917</text:p>
          </table:table-cell>
          <table:table-cell office:value-type="float" office:value="-19.11">
            <text:p>-19.11</text:p>
          </table:table-cell>
          <table:table-cell office:value-type="float" office:value="146.871">
            <text:p>146.871</text:p>
          </table:table-cell>
          <table:table-cell office:value-type="float" office:value="4040.0">
            <text:p>4040.0</text:p>
          </table:table-cell>
          <table:table-cell office:value-type="float" office:value="50.0">
            <text:p>50.0</text:p>
          </table:table-cell>
          <table:table-cell office:value-type="string" office:value="Oyster (Saccostrea cuccullata)">
            <text:p>Oyster (Saccostrea cuccullat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65">
            <text:p>1.65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string" office:value="LewisEtal2013,BeamanEtal1994">
            <text:p>LewisEtal2013,BeamanEtal1994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-Carter1993_868">
            <text:p>Wk-Carter1993_868</text:p>
          </table:table-cell>
          <table:table-cell office:value-type="float" office:value="-19.146">
            <text:p>-19.146</text:p>
          </table:table-cell>
          <table:table-cell office:value-type="float" office:value="146.951">
            <text:p>146.951</text:p>
          </table:table-cell>
          <table:table-cell office:value-type="float" office:value="1410.0">
            <text:p>1410.0</text:p>
          </table:table-cell>
          <table:table-cell office:value-type="float" office:value="50.0">
            <text:p>50.0</text:p>
          </table:table-cell>
          <table:table-cell office:value-type="string" office:value="Shell (Phenotype of Anadara)">
            <text:p>Shell (Phenotype of Anada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82">
            <text:p>1.82</text:p>
          </table:table-cell>
          <table:table-cell office:value-type="float" office:value="3.34">
            <text:p>3.34</text:p>
          </table:table-cell>
          <table:table-cell office:value-type="float" office:value="3.34">
            <text:p>3.34</text:p>
          </table:table-cell>
          <table:table-cell office:value-type="string" office:value="LewisEtal2013,LarcombeEtal1995,CarterEtal1993">
            <text:p>LewisEtal2013,LarcombeEtal1995,CarterEtal199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-Carter1993_867">
            <text:p>Wk-Carter1993_867</text:p>
          </table:table-cell>
          <table:table-cell office:value-type="float" office:value="-19.146">
            <text:p>-19.146</text:p>
          </table:table-cell>
          <table:table-cell office:value-type="float" office:value="146.951">
            <text:p>146.951</text:p>
          </table:table-cell>
          <table:table-cell office:value-type="float" office:value="1820.0">
            <text:p>1820.0</text:p>
          </table:table-cell>
          <table:table-cell office:value-type="float" office:value="60.0">
            <text:p>60.0</text:p>
          </table:table-cell>
          <table:table-cell office:value-type="string" office:value="Shell (Terebralia sulcata)">
            <text:p>Shell (Terebralia sulcat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82">
            <text:p>1.82</text:p>
          </table:table-cell>
          <table:table-cell office:value-type="float" office:value="3.34">
            <text:p>3.34</text:p>
          </table:table-cell>
          <table:table-cell office:value-type="float" office:value="3.34">
            <text:p>3.34</text:p>
          </table:table-cell>
          <table:table-cell office:value-type="string" office:value="LewisEtal2013,LarcombeEtal1995,CarterEtal1993">
            <text:p>LewisEtal2013,LarcombeEtal1995,CarterEtal199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-Carter1993_866">
            <text:p>Wk-Carter1993_866</text:p>
          </table:table-cell>
          <table:table-cell office:value-type="float" office:value="-19.146">
            <text:p>-19.146</text:p>
          </table:table-cell>
          <table:table-cell office:value-type="float" office:value="146.951">
            <text:p>146.951</text:p>
          </table:table-cell>
          <table:table-cell office:value-type="float" office:value="2070.0">
            <text:p>2070.0</text:p>
          </table:table-cell>
          <table:table-cell office:value-type="float" office:value="60.0">
            <text:p>60.0</text:p>
          </table:table-cell>
          <table:table-cell office:value-type="string" office:value="Wood">
            <text:p>Wood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2.36">
            <text:p>-2.36</text:p>
          </table:table-cell>
          <table:table-cell office:value-type="float" office:value="3.34">
            <text:p>3.34</text:p>
          </table:table-cell>
          <table:table-cell office:value-type="float" office:value="3.34">
            <text:p>3.34</text:p>
          </table:table-cell>
          <table:table-cell office:value-type="string" office:value="LewisEtal2013,LarcombeEtal1995,CarterEtal1993">
            <text:p>LewisEtal2013,LarcombeEtal1995,CarterEtal199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-Carter1993_865">
            <text:p>Wk-Carter1993_865</text:p>
          </table:table-cell>
          <table:table-cell office:value-type="float" office:value="-19.22">
            <text:p>-19.22</text:p>
          </table:table-cell>
          <table:table-cell office:value-type="float" office:value="146.91">
            <text:p>146.91</text:p>
          </table:table-cell>
          <table:table-cell office:value-type="float" office:value="7110.0">
            <text:p>7110.0</text:p>
          </table:table-cell>
          <table:table-cell office:value-type="float" office:value="90.0">
            <text:p>90.0</text:p>
          </table:table-cell>
          <table:table-cell office:value-type="string" office:value="Shell (Nerita lineata)">
            <text:p>Shell (Nerita lineat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2.36">
            <text:p>-2.36</text:p>
          </table:table-cell>
          <table:table-cell office:value-type="float" office:value="3.34">
            <text:p>3.34</text:p>
          </table:table-cell>
          <table:table-cell office:value-type="float" office:value="3.34">
            <text:p>3.34</text:p>
          </table:table-cell>
          <table:table-cell office:value-type="string" office:value="LewisEtal2013,LarcombeEtal1995,CarterEtal1993">
            <text:p>LewisEtal2013,LarcombeEtal1995,CarterEtal199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-Carter1993_795">
            <text:p>Wk-Carter1993_795</text:p>
          </table:table-cell>
          <table:table-cell office:value-type="float" office:value="-19.275">
            <text:p>-19.275</text:p>
          </table:table-cell>
          <table:table-cell office:value-type="float" office:value="146.883">
            <text:p>146.883</text:p>
          </table:table-cell>
          <table:table-cell office:value-type="float" office:value="6910.0">
            <text:p>6910.0</text:p>
          </table:table-cell>
          <table:table-cell office:value-type="float" office:value="240.0">
            <text:p>240.0</text:p>
          </table:table-cell>
          <table:table-cell office:value-type="string" office:value="Mangrove mud">
            <text:p>Mangrove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5">
            <text:p>-8.5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LewisEtal2013,LarcombeEtal1995,CarterEtal1993">
            <text:p>LewisEtal2013,LarcombeEtal1995,CarterEtal199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-Carter1993_794">
            <text:p>Wk-Carter1993_794</text:p>
          </table:table-cell>
          <table:table-cell office:value-type="float" office:value="-19.22">
            <text:p>-19.22</text:p>
          </table:table-cell>
          <table:table-cell office:value-type="float" office:value="146.91">
            <text:p>146.91</text:p>
          </table:table-cell>
          <table:table-cell office:value-type="float" office:value="7820.0">
            <text:p>7820.0</text:p>
          </table:table-cell>
          <table:table-cell office:value-type="float" office:value="280.0">
            <text:p>280.0</text:p>
          </table:table-cell>
          <table:table-cell office:value-type="string" office:value="Mangrove mud">
            <text:p>Mangrove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0.75">
            <text:p>-20.75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string" office:value="LewisEtal2013,LarcombeEtal1995,CarterEtal1993">
            <text:p>LewisEtal2013,LarcombeEtal1995,CarterEtal199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7493">
            <text:p>Wk7493</text:p>
          </table:table-cell>
          <table:table-cell office:value-type="float" office:value="-19.252">
            <text:p>-19.252</text:p>
          </table:table-cell>
          <table:table-cell office:value-type="float" office:value="146.998">
            <text:p>146.998</text:p>
          </table:table-cell>
          <table:table-cell office:value-type="float" office:value="5740.0">
            <text:p>5740.0</text:p>
          </table:table-cell>
          <table:table-cell office:value-type="float" office:value="60.0">
            <text:p>60.0</text:p>
          </table:table-cell>
          <table:table-cell office:value-type="string" office:value="Oyster (Saccostrea echinata)">
            <text:p>Oyster (Saccostrea echinat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26">
            <text:p>1.26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string" office:value="LewisEtal2013,Higley2000">
            <text:p>LewisEtal2013,Higley2000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-Carter1993_793">
            <text:p>Wk-Carter1993_793</text:p>
          </table:table-cell>
          <table:table-cell office:value-type="float" office:value="-19.22">
            <text:p>-19.22</text:p>
          </table:table-cell>
          <table:table-cell office:value-type="float" office:value="146.91">
            <text:p>146.91</text:p>
          </table:table-cell>
          <table:table-cell office:value-type="float" office:value="7520.0">
            <text:p>7520.0</text:p>
          </table:table-cell>
          <table:table-cell office:value-type="float" office:value="260.0">
            <text:p>260.0</text:p>
          </table:table-cell>
          <table:table-cell office:value-type="string" office:value="Mangrove mud">
            <text:p>Mangrove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0.25">
            <text:p>-20.25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string" office:value="LewisEtal2013,LarcombeEtal1995,CarterEtal1993">
            <text:p>LewisEtal2013,LarcombeEtal1995,CarterEtal199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ANU-8299">
            <text:p>ANU-8299</text:p>
          </table:table-cell>
          <table:table-cell office:value-type="float" office:value="-18.629">
            <text:p>-18.629</text:p>
          </table:table-cell>
          <table:table-cell office:value-type="float" office:value="146.497">
            <text:p>146.497</text:p>
          </table:table-cell>
          <table:table-cell office:value-type="float" office:value="5600.0">
            <text:p>5600.0</text:p>
          </table:table-cell>
          <table:table-cell office:value-type="float" office:value="70.0">
            <text:p>70.0</text:p>
          </table:table-cell>
          <table:table-cell office:value-type="string" office:value="Microatoll">
            <text:p>Microato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76">
            <text:p>0.76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ANU-8300">
            <text:p>ANU-8300</text:p>
          </table:table-cell>
          <table:table-cell office:value-type="float" office:value="-18.629">
            <text:p>-18.629</text:p>
          </table:table-cell>
          <table:table-cell office:value-type="float" office:value="146.497">
            <text:p>146.497</text:p>
          </table:table-cell>
          <table:table-cell office:value-type="float" office:value="4070.0">
            <text:p>4070.0</text:p>
          </table:table-cell>
          <table:table-cell office:value-type="float" office:value="60.0">
            <text:p>60.0</text:p>
          </table:table-cell>
          <table:table-cell office:value-type="string" office:value="Microatoll">
            <text:p>Microato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46">
            <text:p>0.46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ANU-8467">
            <text:p>ANU-8467</text:p>
          </table:table-cell>
          <table:table-cell office:value-type="float" office:value="-18.567">
            <text:p>-18.567</text:p>
          </table:table-cell>
          <table:table-cell office:value-type="float" office:value="146.483">
            <text:p>146.483</text:p>
          </table:table-cell>
          <table:table-cell office:value-type="float" office:value="5580.0">
            <text:p>5580.0</text:p>
          </table:table-cell>
          <table:table-cell office:value-type="float" office:value="80.0">
            <text:p>80.0</text:p>
          </table:table-cell>
          <table:table-cell office:value-type="string" office:value="Microatoll">
            <text:p>Microato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55">
            <text:p>0.5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ANU-8468">
            <text:p>ANU-8468</text:p>
          </table:table-cell>
          <table:table-cell office:value-type="float" office:value="-18.567">
            <text:p>-18.567</text:p>
          </table:table-cell>
          <table:table-cell office:value-type="float" office:value="146.483">
            <text:p>146.483</text:p>
          </table:table-cell>
          <table:table-cell office:value-type="float" office:value="5790.0">
            <text:p>5790.0</text:p>
          </table:table-cell>
          <table:table-cell office:value-type="float" office:value="80.0">
            <text:p>80.0</text:p>
          </table:table-cell>
          <table:table-cell office:value-type="string" office:value="Microatoll">
            <text:p>Microato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58">
            <text:p>0.58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ANU-8810">
            <text:p>ANU-8810</text:p>
          </table:table-cell>
          <table:table-cell office:value-type="float" office:value="-18.613">
            <text:p>-18.613</text:p>
          </table:table-cell>
          <table:table-cell office:value-type="float" office:value="146.489">
            <text:p>146.489</text:p>
          </table:table-cell>
          <table:table-cell office:value-type="float" office:value="6170.0">
            <text:p>6170.0</text:p>
          </table:table-cell>
          <table:table-cell office:value-type="float" office:value="70.0">
            <text:p>70.0</text:p>
          </table:table-cell>
          <table:table-cell office:value-type="string" office:value="Microatoll">
            <text:p>Microato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ANU-8811">
            <text:p>ANU-8811</text:p>
          </table:table-cell>
          <table:table-cell office:value-type="float" office:value="-18.613">
            <text:p>-18.613</text:p>
          </table:table-cell>
          <table:table-cell office:value-type="float" office:value="146.489">
            <text:p>146.489</text:p>
          </table:table-cell>
          <table:table-cell office:value-type="float" office:value="6140.0">
            <text:p>6140.0</text:p>
          </table:table-cell>
          <table:table-cell office:value-type="float" office:value="70.0">
            <text:p>70.0</text:p>
          </table:table-cell>
          <table:table-cell office:value-type="string" office:value="Microatoll">
            <text:p>Microato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77">
            <text:p>0.77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ANU-8812">
            <text:p>ANU-8812</text:p>
          </table:table-cell>
          <table:table-cell office:value-type="float" office:value="-18.613">
            <text:p>-18.613</text:p>
          </table:table-cell>
          <table:table-cell office:value-type="float" office:value="146.489">
            <text:p>146.489</text:p>
          </table:table-cell>
          <table:table-cell office:value-type="float" office:value="6230.0">
            <text:p>6230.0</text:p>
          </table:table-cell>
          <table:table-cell office:value-type="float" office:value="70.0">
            <text:p>70.0</text:p>
          </table:table-cell>
          <table:table-cell office:value-type="string" office:value="Microatoll">
            <text:p>Microato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77">
            <text:p>0.77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ANU-9215">
            <text:p>ANU-9215</text:p>
          </table:table-cell>
          <table:table-cell office:value-type="float" office:value="-18.613">
            <text:p>-18.613</text:p>
          </table:table-cell>
          <table:table-cell office:value-type="float" office:value="146.489">
            <text:p>146.489</text:p>
          </table:table-cell>
          <table:table-cell office:value-type="float" office:value="5850.0">
            <text:p>5850.0</text:p>
          </table:table-cell>
          <table:table-cell office:value-type="float" office:value="80.0">
            <text:p>80.0</text:p>
          </table:table-cell>
          <table:table-cell office:value-type="string" office:value="Clam within microatoll (Tridacna)">
            <text:p>Clam within microatoll (Tridacn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ANU-9216">
            <text:p>ANU-9216</text:p>
          </table:table-cell>
          <table:table-cell office:value-type="float" office:value="-18.613">
            <text:p>-18.613</text:p>
          </table:table-cell>
          <table:table-cell office:value-type="float" office:value="146.489">
            <text:p>146.489</text:p>
          </table:table-cell>
          <table:table-cell office:value-type="float" office:value="5820.0">
            <text:p>5820.0</text:p>
          </table:table-cell>
          <table:table-cell office:value-type="float" office:value="90.0">
            <text:p>90.0</text:p>
          </table:table-cell>
          <table:table-cell office:value-type="string" office:value="Clam within microatoll (Tridacna)">
            <text:p>Clam within microatoll (Tridacn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74">
            <text:p>0.74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ANU-9217">
            <text:p>ANU-9217</text:p>
          </table:table-cell>
          <table:table-cell office:value-type="float" office:value="-18.613">
            <text:p>-18.613</text:p>
          </table:table-cell>
          <table:table-cell office:value-type="float" office:value="146.489">
            <text:p>146.489</text:p>
          </table:table-cell>
          <table:table-cell office:value-type="float" office:value="5560.0">
            <text:p>5560.0</text:p>
          </table:table-cell>
          <table:table-cell office:value-type="float" office:value="80.0">
            <text:p>80.0</text:p>
          </table:table-cell>
          <table:table-cell office:value-type="string" office:value="Clam within microatoll (Tridacna)">
            <text:p>Clam within microatoll (Tridacn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18">
            <text:p>1.18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ANU-9218">
            <text:p>ANU-9218</text:p>
          </table:table-cell>
          <table:table-cell office:value-type="float" office:value="-18.613">
            <text:p>-18.613</text:p>
          </table:table-cell>
          <table:table-cell office:value-type="float" office:value="146.489">
            <text:p>146.489</text:p>
          </table:table-cell>
          <table:table-cell office:value-type="float" office:value="5940.0">
            <text:p>5940.0</text:p>
          </table:table-cell>
          <table:table-cell office:value-type="float" office:value="90.0">
            <text:p>90.0</text:p>
          </table:table-cell>
          <table:table-cell office:value-type="string" office:value="Clam within microatoll (Tridacna)">
            <text:p>Clam within microatoll (Tridacn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-811">
            <text:p>Wk-811</text:p>
          </table:table-cell>
          <table:table-cell office:value-type="float" office:value="-18.629">
            <text:p>-18.629</text:p>
          </table:table-cell>
          <table:table-cell office:value-type="float" office:value="147.049">
            <text:p>147.049</text:p>
          </table:table-cell>
          <table:table-cell office:value-type="float" office:value="1940.0">
            <text:p>1940.0</text:p>
          </table:table-cell>
          <table:table-cell office:value-type="float" office:value="50.0">
            <text:p>50.0</text:p>
          </table:table-cell>
          <table:table-cell office:value-type="string" office:value="Coral fragments">
            <text:p>Coral fragments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2.56">
            <text:p>-12.56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-810">
            <text:p>Wk-810</text:p>
          </table:table-cell>
          <table:table-cell office:value-type="float" office:value="-18.629">
            <text:p>-18.629</text:p>
          </table:table-cell>
          <table:table-cell office:value-type="float" office:value="147.049">
            <text:p>147.049</text:p>
          </table:table-cell>
          <table:table-cell office:value-type="float" office:value="6140.0">
            <text:p>6140.0</text:p>
          </table:table-cell>
          <table:table-cell office:value-type="float" office:value="70.0">
            <text:p>70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26.66">
            <text:p>-26.66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-Carter1993_792">
            <text:p>Wk-Carter1993_792</text:p>
          </table:table-cell>
          <table:table-cell office:value-type="float" office:value="-19.22">
            <text:p>-19.22</text:p>
          </table:table-cell>
          <table:table-cell office:value-type="float" office:value="146.91">
            <text:p>146.91</text:p>
          </table:table-cell>
          <table:table-cell office:value-type="float" office:value="7950.0">
            <text:p>7950.0</text:p>
          </table:table-cell>
          <table:table-cell office:value-type="float" office:value="300.0">
            <text:p>300.0</text:p>
          </table:table-cell>
          <table:table-cell office:value-type="string" office:value="Mangrove mud">
            <text:p>Mangrove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9.25">
            <text:p>-19.25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string" office:value="LewisEtal2013,LarcombeEtal1995,CarterEtal1993">
            <text:p>LewisEtal2013,LarcombeEtal1995,CarterEtal199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7494">
            <text:p>Wk7494</text:p>
          </table:table-cell>
          <table:table-cell office:value-type="float" office:value="-19.252">
            <text:p>-19.252</text:p>
          </table:table-cell>
          <table:table-cell office:value-type="float" office:value="146.998">
            <text:p>146.998</text:p>
          </table:table-cell>
          <table:table-cell office:value-type="float" office:value="4800.0">
            <text:p>4800.0</text:p>
          </table:table-cell>
          <table:table-cell office:value-type="float" office:value="110.0">
            <text:p>110.0</text:p>
          </table:table-cell>
          <table:table-cell office:value-type="string" office:value="Oyster (Saccostrea echinata)">
            <text:p>Oyster (Saccostrea echinat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26">
            <text:p>1.26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string" office:value="LewisEtal2013,Higley2000">
            <text:p>LewisEtal2013,Higley2000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ANU-8048">
            <text:p>ANU-8048</text:p>
          </table:table-cell>
          <table:table-cell office:value-type="float" office:value="-18.613">
            <text:p>-18.613</text:p>
          </table:table-cell>
          <table:table-cell office:value-type="float" office:value="146.489">
            <text:p>146.489</text:p>
          </table:table-cell>
          <table:table-cell office:value-type="float" office:value="6130.0">
            <text:p>6130.0</text:p>
          </table:table-cell>
          <table:table-cell office:value-type="float" office:value="60.0">
            <text:p>60.0</text:p>
          </table:table-cell>
          <table:table-cell office:value-type="string" office:value="Microatoll">
            <text:p>Microato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86">
            <text:p>0.86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ANU-8047">
            <text:p>ANU-8047</text:p>
          </table:table-cell>
          <table:table-cell office:value-type="float" office:value="-18.613">
            <text:p>-18.613</text:p>
          </table:table-cell>
          <table:table-cell office:value-type="float" office:value="146.489">
            <text:p>146.489</text:p>
          </table:table-cell>
          <table:table-cell office:value-type="float" office:value="5970.0">
            <text:p>5970.0</text:p>
          </table:table-cell>
          <table:table-cell office:value-type="float" office:value="60.0">
            <text:p>60.0</text:p>
          </table:table-cell>
          <table:table-cell office:value-type="string" office:value="Microatoll">
            <text:p>Microato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16">
            <text:p>0.16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eta-1056">
            <text:p>Beta-1056</text:p>
          </table:table-cell>
          <table:table-cell office:value-type="float" office:value="-18.234">
            <text:p>-18.234</text:p>
          </table:table-cell>
          <table:table-cell office:value-type="float" office:value="146.734">
            <text:p>146.734</text:p>
          </table:table-cell>
          <table:table-cell office:value-type="float" office:value="6345.0">
            <text:p>6345.0</text:p>
          </table:table-cell>
          <table:table-cell office:value-type="float" office:value="86.0">
            <text:p>86.0</text:p>
          </table:table-cell>
          <table:table-cell office:value-type="string" office:value="Coral boundstone">
            <text:p>Coral boundston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3.04">
            <text:p>-3.04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LewisEtal2013,LarcombeEtal1995,JohnsonEtal1984">
            <text:p>LewisEtal2013,LarcombeEtal1995,JohnsonEtal1984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ANU-5674">
            <text:p>ANU-5674</text:p>
          </table:table-cell>
          <table:table-cell office:value-type="float" office:value="-18.631">
            <text:p>-18.631</text:p>
          </table:table-cell>
          <table:table-cell office:value-type="float" office:value="147.052">
            <text:p>147.052</text:p>
          </table:table-cell>
          <table:table-cell office:value-type="float" office:value="8190.0">
            <text:p>8190.0</text:p>
          </table:table-cell>
          <table:table-cell office:value-type="float" office:value="90.0">
            <text:p>90.0</text:p>
          </table:table-cell>
          <table:table-cell office:value-type="string" office:value="Carbonate sand">
            <text:p>Carbonate sand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43.12">
            <text:p>-43.1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LewisEtal2013,LarcombeEtal1995,Walbran1991">
            <text:p>LewisEtal2013,LarcombeEtal1995,Walbran1991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ANU-5862">
            <text:p>ANU-5862</text:p>
          </table:table-cell>
          <table:table-cell office:value-type="float" office:value="-18.631">
            <text:p>-18.631</text:p>
          </table:table-cell>
          <table:table-cell office:value-type="float" office:value="147.052">
            <text:p>147.052</text:p>
          </table:table-cell>
          <table:table-cell office:value-type="float" office:value="7530.0">
            <text:p>7530.0</text:p>
          </table:table-cell>
          <table:table-cell office:value-type="float" office:value="100.0">
            <text:p>100.0</text:p>
          </table:table-cell>
          <table:table-cell office:value-type="string" office:value="Carbonate sand">
            <text:p>Carbonate sand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45.04">
            <text:p>-45.0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LewisEtal2013,LarcombeEtal1995,Walbran1991">
            <text:p>LewisEtal2013,LarcombeEtal1995,Walbran1991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ANU-6556">
            <text:p>ANU-6556</text:p>
          </table:table-cell>
          <table:table-cell office:value-type="float" office:value="-18.631">
            <text:p>-18.631</text:p>
          </table:table-cell>
          <table:table-cell office:value-type="float" office:value="147.052">
            <text:p>147.052</text:p>
          </table:table-cell>
          <table:table-cell office:value-type="float" office:value="7560.0">
            <text:p>7560.0</text:p>
          </table:table-cell>
          <table:table-cell office:value-type="float" office:value="90.0">
            <text:p>90.0</text:p>
          </table:table-cell>
          <table:table-cell office:value-type="string" office:value="Carbonaceous mud">
            <text:p>Carbonaceous mud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36.54">
            <text:p>-36.5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LewisEtal2013,LarcombeEtal1995,Walbran1991">
            <text:p>LewisEtal2013,LarcombeEtal1995,Walbran1991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ANU-6557">
            <text:p>ANU-6557</text:p>
          </table:table-cell>
          <table:table-cell office:value-type="float" office:value="-18.631">
            <text:p>-18.631</text:p>
          </table:table-cell>
          <table:table-cell office:value-type="float" office:value="147.052">
            <text:p>147.052</text:p>
          </table:table-cell>
          <table:table-cell office:value-type="float" office:value="4550.0">
            <text:p>4550.0</text:p>
          </table:table-cell>
          <table:table-cell office:value-type="float" office:value="80.0">
            <text:p>80.0</text:p>
          </table:table-cell>
          <table:table-cell office:value-type="string" office:value="Carbonate sand">
            <text:p>Carbonate sand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54.68">
            <text:p>-54.68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LewisEtal2013,LarcombeEtal1995,Walbran1991">
            <text:p>LewisEtal2013,LarcombeEtal1995,Walbran1991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ANU-6558">
            <text:p>ANU-6558</text:p>
          </table:table-cell>
          <table:table-cell office:value-type="float" office:value="-18.631">
            <text:p>-18.631</text:p>
          </table:table-cell>
          <table:table-cell office:value-type="float" office:value="147.052">
            <text:p>147.052</text:p>
          </table:table-cell>
          <table:table-cell office:value-type="float" office:value="6970.0">
            <text:p>6970.0</text:p>
          </table:table-cell>
          <table:table-cell office:value-type="float" office:value="90.0">
            <text:p>90.0</text:p>
          </table:table-cell>
          <table:table-cell office:value-type="string" office:value="Carbonate sand">
            <text:p>Carbonate sand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55.16">
            <text:p>-55.1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LewisEtal2013,LarcombeEtal1995,Walbran1991">
            <text:p>LewisEtal2013,LarcombeEtal1995,Walbran1991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ANU-6559">
            <text:p>ANU-6559</text:p>
          </table:table-cell>
          <table:table-cell office:value-type="float" office:value="-18.631">
            <text:p>-18.631</text:p>
          </table:table-cell>
          <table:table-cell office:value-type="float" office:value="147.052">
            <text:p>147.052</text:p>
          </table:table-cell>
          <table:table-cell office:value-type="float" office:value="17750.0">
            <text:p>17750.0</text:p>
          </table:table-cell>
          <table:table-cell office:value-type="float" office:value="160.0">
            <text:p>160.0</text:p>
          </table:table-cell>
          <table:table-cell office:value-type="string" office:value="Carbonate gravel">
            <text:p>Carbonate grave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54.32">
            <text:p>-54.3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LewisEtal2013,LarcombeEtal1995,Walbran1991">
            <text:p>LewisEtal2013,LarcombeEtal1995,Walbran1991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ANU-6560">
            <text:p>ANU-6560</text:p>
          </table:table-cell>
          <table:table-cell office:value-type="float" office:value="-18.631">
            <text:p>-18.631</text:p>
          </table:table-cell>
          <table:table-cell office:value-type="float" office:value="147.052">
            <text:p>147.052</text:p>
          </table:table-cell>
          <table:table-cell office:value-type="float" office:value="17060.0">
            <text:p>17060.0</text:p>
          </table:table-cell>
          <table:table-cell office:value-type="float" office:value="150.0">
            <text:p>150.0</text:p>
          </table:table-cell>
          <table:table-cell office:value-type="string" office:value="Carbonate gravel">
            <text:p>Carbonate grave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54.62">
            <text:p>-54.6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LewisEtal2013,LarcombeEtal1995,Walbran1991">
            <text:p>LewisEtal2013,LarcombeEtal1995,Walbran1991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ANU-6952">
            <text:p>ANU-6952</text:p>
          </table:table-cell>
          <table:table-cell office:value-type="float" office:value="-18.567">
            <text:p>-18.567</text:p>
          </table:table-cell>
          <table:table-cell office:value-type="float" office:value="146.483">
            <text:p>146.483</text:p>
          </table:table-cell>
          <table:table-cell office:value-type="float" office:value="5740.0">
            <text:p>5740.0</text:p>
          </table:table-cell>
          <table:table-cell office:value-type="float" office:value="70.0">
            <text:p>70.0</text:p>
          </table:table-cell>
          <table:table-cell office:value-type="string" office:value="Microatoll">
            <text:p>Microato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01">
            <text:p>1.01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ANU-6953">
            <text:p>ANU-6953</text:p>
          </table:table-cell>
          <table:table-cell office:value-type="float" office:value="-18.567">
            <text:p>-18.567</text:p>
          </table:table-cell>
          <table:table-cell office:value-type="float" office:value="146.483">
            <text:p>146.483</text:p>
          </table:table-cell>
          <table:table-cell office:value-type="float" office:value="5840.0">
            <text:p>5840.0</text:p>
          </table:table-cell>
          <table:table-cell office:value-type="float" office:value="70.0">
            <text:p>70.0</text:p>
          </table:table-cell>
          <table:table-cell office:value-type="string" office:value="Microatoll">
            <text:p>Microato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96">
            <text:p>0.96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ANU-7900">
            <text:p>ANU-7900</text:p>
          </table:table-cell>
          <table:table-cell office:value-type="float" office:value="-18.613">
            <text:p>-18.613</text:p>
          </table:table-cell>
          <table:table-cell office:value-type="float" office:value="146.489">
            <text:p>146.489</text:p>
          </table:table-cell>
          <table:table-cell office:value-type="float" office:value="5930.0">
            <text:p>5930.0</text:p>
          </table:table-cell>
          <table:table-cell office:value-type="float" office:value="80.0">
            <text:p>80.0</text:p>
          </table:table-cell>
          <table:table-cell office:value-type="string" office:value="Microatoll">
            <text:p>Microato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ANU-7901">
            <text:p>ANU-7901</text:p>
          </table:table-cell>
          <table:table-cell office:value-type="float" office:value="-18.613">
            <text:p>-18.613</text:p>
          </table:table-cell>
          <table:table-cell office:value-type="float" office:value="146.489">
            <text:p>146.489</text:p>
          </table:table-cell>
          <table:table-cell office:value-type="float" office:value="6280.0">
            <text:p>6280.0</text:p>
          </table:table-cell>
          <table:table-cell office:value-type="float" office:value="80.0">
            <text:p>80.0</text:p>
          </table:table-cell>
          <table:table-cell office:value-type="string" office:value="Microatoll">
            <text:p>Microato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59">
            <text:p>0.59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ANU-7902">
            <text:p>ANU-7902</text:p>
          </table:table-cell>
          <table:table-cell office:value-type="float" office:value="-18.613">
            <text:p>-18.613</text:p>
          </table:table-cell>
          <table:table-cell office:value-type="float" office:value="146.489">
            <text:p>146.489</text:p>
          </table:table-cell>
          <table:table-cell office:value-type="float" office:value="3480.0">
            <text:p>3480.0</text:p>
          </table:table-cell>
          <table:table-cell office:value-type="float" office:value="70.0">
            <text:p>70.0</text:p>
          </table:table-cell>
          <table:table-cell office:value-type="string" office:value="Microatoll">
            <text:p>Microato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34">
            <text:p>0.34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ANU-7903">
            <text:p>ANU-7903</text:p>
          </table:table-cell>
          <table:table-cell office:value-type="float" office:value="-18.613">
            <text:p>-18.613</text:p>
          </table:table-cell>
          <table:table-cell office:value-type="float" office:value="146.489">
            <text:p>146.489</text:p>
          </table:table-cell>
          <table:table-cell office:value-type="float" office:value="210.0">
            <text:p>210.0</text:p>
          </table:table-cell>
          <table:table-cell office:value-type="float" office:value="70.0">
            <text:p>70.0</text:p>
          </table:table-cell>
          <table:table-cell office:value-type="string" office:value="Microatoll">
            <text:p>Microato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09">
            <text:p>0.09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ANU-7994">
            <text:p>ANU-7994</text:p>
          </table:table-cell>
          <table:table-cell office:value-type="float" office:value="-18.613">
            <text:p>-18.613</text:p>
          </table:table-cell>
          <table:table-cell office:value-type="float" office:value="146.489">
            <text:p>146.489</text:p>
          </table:table-cell>
          <table:table-cell office:value-type="float" office:value="2980.0">
            <text:p>2980.0</text:p>
          </table:table-cell>
          <table:table-cell office:value-type="float" office:value="70.0">
            <text:p>70.0</text:p>
          </table:table-cell>
          <table:table-cell office:value-type="string" office:value="Microatoll">
            <text:p>Microato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26">
            <text:p>0.26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ANU-7995">
            <text:p>ANU-7995</text:p>
          </table:table-cell>
          <table:table-cell office:value-type="float" office:value="-18.613">
            <text:p>-18.613</text:p>
          </table:table-cell>
          <table:table-cell office:value-type="float" office:value="146.489">
            <text:p>146.489</text:p>
          </table:table-cell>
          <table:table-cell office:value-type="float" office:value="5190.0">
            <text:p>5190.0</text:p>
          </table:table-cell>
          <table:table-cell office:value-type="float" office:value="70.0">
            <text:p>70.0</text:p>
          </table:table-cell>
          <table:table-cell office:value-type="string" office:value="Microatoll">
            <text:p>Microato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54">
            <text:p>0.54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ANU-7996">
            <text:p>ANU-7996</text:p>
          </table:table-cell>
          <table:table-cell office:value-type="float" office:value="-18.613">
            <text:p>-18.613</text:p>
          </table:table-cell>
          <table:table-cell office:value-type="float" office:value="146.489">
            <text:p>146.489</text:p>
          </table:table-cell>
          <table:table-cell office:value-type="float" office:value="5870.0">
            <text:p>5870.0</text:p>
          </table:table-cell>
          <table:table-cell office:value-type="float" office:value="70.0">
            <text:p>70.0</text:p>
          </table:table-cell>
          <table:table-cell office:value-type="string" office:value="Microatoll">
            <text:p>Microato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67">
            <text:p>0.67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ANU-7997">
            <text:p>ANU-7997</text:p>
          </table:table-cell>
          <table:table-cell office:value-type="float" office:value="-18.613">
            <text:p>-18.613</text:p>
          </table:table-cell>
          <table:table-cell office:value-type="float" office:value="146.489">
            <text:p>146.489</text:p>
          </table:table-cell>
          <table:table-cell office:value-type="float" office:value="7040.0">
            <text:p>7040.0</text:p>
          </table:table-cell>
          <table:table-cell office:value-type="float" office:value="190.0">
            <text:p>190.0</text:p>
          </table:table-cell>
          <table:table-cell office:value-type="string" office:value="Microatoll">
            <text:p>Microato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86">
            <text:p>0.86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ANU-8001">
            <text:p>ANU-8001</text:p>
          </table:table-cell>
          <table:table-cell office:value-type="float" office:value="-19.11">
            <text:p>-19.11</text:p>
          </table:table-cell>
          <table:table-cell office:value-type="float" office:value="146.871">
            <text:p>146.871</text:p>
          </table:table-cell>
          <table:table-cell office:value-type="float" office:value="4720.0">
            <text:p>4720.0</text:p>
          </table:table-cell>
          <table:table-cell office:value-type="float" office:value="70.0">
            <text:p>70.0</text:p>
          </table:table-cell>
          <table:table-cell office:value-type="string" office:value="Oyster">
            <text:p>Oyster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ANU-8002">
            <text:p>ANU-8002</text:p>
          </table:table-cell>
          <table:table-cell office:value-type="float" office:value="-18.592">
            <text:p>-18.592</text:p>
          </table:table-cell>
          <table:table-cell office:value-type="float" office:value="146.489">
            <text:p>146.489</text:p>
          </table:table-cell>
          <table:table-cell office:value-type="float" office:value="5780.0">
            <text:p>5780.0</text:p>
          </table:table-cell>
          <table:table-cell office:value-type="float" office:value="70.0">
            <text:p>70.0</text:p>
          </table:table-cell>
          <table:table-cell office:value-type="string" office:value="Microatoll">
            <text:p>Microato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03">
            <text:p>1.03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ANU-8003">
            <text:p>ANU-8003</text:p>
          </table:table-cell>
          <table:table-cell office:value-type="float" office:value="-18.592">
            <text:p>-18.592</text:p>
          </table:table-cell>
          <table:table-cell office:value-type="float" office:value="146.489">
            <text:p>146.489</text:p>
          </table:table-cell>
          <table:table-cell office:value-type="float" office:value="5790.0">
            <text:p>5790.0</text:p>
          </table:table-cell>
          <table:table-cell office:value-type="float" office:value="70.0">
            <text:p>70.0</text:p>
          </table:table-cell>
          <table:table-cell office:value-type="string" office:value="Microatoll">
            <text:p>Microato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89">
            <text:p>0.89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ANU-8004">
            <text:p>ANU-8004</text:p>
          </table:table-cell>
          <table:table-cell office:value-type="float" office:value="-18.592">
            <text:p>-18.592</text:p>
          </table:table-cell>
          <table:table-cell office:value-type="float" office:value="146.489">
            <text:p>146.489</text:p>
          </table:table-cell>
          <table:table-cell office:value-type="float" office:value="5710.0">
            <text:p>5710.0</text:p>
          </table:table-cell>
          <table:table-cell office:value-type="float" office:value="70.0">
            <text:p>70.0</text:p>
          </table:table-cell>
          <table:table-cell office:value-type="string" office:value="Microatoll">
            <text:p>Microato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09">
            <text:p>1.09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ANU-8005">
            <text:p>ANU-8005</text:p>
          </table:table-cell>
          <table:table-cell office:value-type="float" office:value="-18.592">
            <text:p>-18.592</text:p>
          </table:table-cell>
          <table:table-cell office:value-type="float" office:value="146.489">
            <text:p>146.489</text:p>
          </table:table-cell>
          <table:table-cell office:value-type="float" office:value="3980.0">
            <text:p>3980.0</text:p>
          </table:table-cell>
          <table:table-cell office:value-type="float" office:value="70.0">
            <text:p>70.0</text:p>
          </table:table-cell>
          <table:table-cell office:value-type="string" office:value="Microatoll">
            <text:p>Microato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49">
            <text:p>0.49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ANU-8041">
            <text:p>ANU-8041</text:p>
          </table:table-cell>
          <table:table-cell office:value-type="float" office:value="-18.613">
            <text:p>-18.613</text:p>
          </table:table-cell>
          <table:table-cell office:value-type="float" office:value="146.489">
            <text:p>146.489</text:p>
          </table:table-cell>
          <table:table-cell office:value-type="float" office:value="5910.0">
            <text:p>5910.0</text:p>
          </table:table-cell>
          <table:table-cell office:value-type="float" office:value="60.0">
            <text:p>60.0</text:p>
          </table:table-cell>
          <table:table-cell office:value-type="string" office:value="Microatoll">
            <text:p>Microato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31">
            <text:p>1.31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ANU-8042">
            <text:p>ANU-8042</text:p>
          </table:table-cell>
          <table:table-cell office:value-type="float" office:value="-18.613">
            <text:p>-18.613</text:p>
          </table:table-cell>
          <table:table-cell office:value-type="float" office:value="146.489">
            <text:p>146.489</text:p>
          </table:table-cell>
          <table:table-cell office:value-type="float" office:value="5850.0">
            <text:p>5850.0</text:p>
          </table:table-cell>
          <table:table-cell office:value-type="float" office:value="60.0">
            <text:p>60.0</text:p>
          </table:table-cell>
          <table:table-cell office:value-type="string" office:value="Microatoll">
            <text:p>Microato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05">
            <text:p>1.0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ANU-8043">
            <text:p>ANU-8043</text:p>
          </table:table-cell>
          <table:table-cell office:value-type="float" office:value="-18.613">
            <text:p>-18.613</text:p>
          </table:table-cell>
          <table:table-cell office:value-type="float" office:value="146.489">
            <text:p>146.489</text:p>
          </table:table-cell>
          <table:table-cell office:value-type="float" office:value="6040.0">
            <text:p>6040.0</text:p>
          </table:table-cell>
          <table:table-cell office:value-type="float" office:value="60.0">
            <text:p>60.0</text:p>
          </table:table-cell>
          <table:table-cell office:value-type="string" office:value="Microatoll">
            <text:p>Microato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74">
            <text:p>0.74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ANU-8044">
            <text:p>ANU-8044</text:p>
          </table:table-cell>
          <table:table-cell office:value-type="float" office:value="-18.613">
            <text:p>-18.613</text:p>
          </table:table-cell>
          <table:table-cell office:value-type="float" office:value="146.489">
            <text:p>146.489</text:p>
          </table:table-cell>
          <table:table-cell office:value-type="float" office:value="5890.0">
            <text:p>5890.0</text:p>
          </table:table-cell>
          <table:table-cell office:value-type="float" office:value="60.0">
            <text:p>60.0</text:p>
          </table:table-cell>
          <table:table-cell office:value-type="string" office:value="Microatoll">
            <text:p>Microato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65">
            <text:p>0.6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ANU-8045">
            <text:p>ANU-8045</text:p>
          </table:table-cell>
          <table:table-cell office:value-type="float" office:value="-18.613">
            <text:p>-18.613</text:p>
          </table:table-cell>
          <table:table-cell office:value-type="float" office:value="146.489">
            <text:p>146.489</text:p>
          </table:table-cell>
          <table:table-cell office:value-type="float" office:value="5870.0">
            <text:p>5870.0</text:p>
          </table:table-cell>
          <table:table-cell office:value-type="float" office:value="60.0">
            <text:p>60.0</text:p>
          </table:table-cell>
          <table:table-cell office:value-type="string" office:value="Microatoll">
            <text:p>Microato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57">
            <text:p>0.57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ANU-8046">
            <text:p>ANU-8046</text:p>
          </table:table-cell>
          <table:table-cell office:value-type="float" office:value="-18.613">
            <text:p>-18.613</text:p>
          </table:table-cell>
          <table:table-cell office:value-type="float" office:value="146.489">
            <text:p>146.489</text:p>
          </table:table-cell>
          <table:table-cell office:value-type="float" office:value="5800.0">
            <text:p>5800.0</text:p>
          </table:table-cell>
          <table:table-cell office:value-type="float" office:value="60.0">
            <text:p>60.0</text:p>
          </table:table-cell>
          <table:table-cell office:value-type="string" office:value="Microatoll">
            <text:p>Microato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43">
            <text:p>0.43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-808">
            <text:p>Wk-808</text:p>
          </table:table-cell>
          <table:table-cell office:value-type="float" office:value="-18.629">
            <text:p>-18.629</text:p>
          </table:table-cell>
          <table:table-cell office:value-type="float" office:value="147.049">
            <text:p>147.049</text:p>
          </table:table-cell>
          <table:table-cell office:value-type="float" office:value="5150.0">
            <text:p>5150.0</text:p>
          </table:table-cell>
          <table:table-cell office:value-type="float" office:value="70.0">
            <text:p>70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26.26">
            <text:p>-26.26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eta-1057">
            <text:p>Beta-1057</text:p>
          </table:table-cell>
          <table:table-cell office:value-type="float" office:value="-18.234">
            <text:p>-18.234</text:p>
          </table:table-cell>
          <table:table-cell office:value-type="float" office:value="146.734">
            <text:p>146.734</text:p>
          </table:table-cell>
          <table:table-cell office:value-type="float" office:value="7707.0">
            <text:p>7707.0</text:p>
          </table:table-cell>
          <table:table-cell office:value-type="float" office:value="77.0">
            <text:p>77.0</text:p>
          </table:table-cell>
          <table:table-cell office:value-type="string" office:value="Coral rudstone">
            <text:p>Coral rudston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.54">
            <text:p>-10.54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LewisEtal2013,LarcombeEtal1995,JohnsonEtal1984">
            <text:p>LewisEtal2013,LarcombeEtal1995,JohnsonEtal1984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eta-5707">
            <text:p>Beta-5707</text:p>
          </table:table-cell>
          <table:table-cell office:value-type="float" office:value="-18.668">
            <text:p>-18.668</text:p>
          </table:table-cell>
          <table:table-cell office:value-type="float" office:value="146.51">
            <text:p>146.51</text:p>
          </table:table-cell>
          <table:table-cell office:value-type="float" office:value="2580.0">
            <text:p>2580.0</text:p>
          </table:table-cell>
          <table:table-cell office:value-type="float" office:value="110.0">
            <text:p>110.0</text:p>
          </table:table-cell>
          <table:table-cell office:value-type="string" office:value="Coral core">
            <text:p>Coral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8.76">
            <text:p>-8.76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ewisEtal2013,LarcombeEtal1995,JohnsonRisk1987">
            <text:p>LewisEtal2013,LarcombeEtal1995,JohnsonRisk1987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eta-1059">
            <text:p>Beta-1059</text:p>
          </table:table-cell>
          <table:table-cell office:value-type="float" office:value="-18.234">
            <text:p>-18.234</text:p>
          </table:table-cell>
          <table:table-cell office:value-type="float" office:value="146.734">
            <text:p>146.734</text:p>
          </table:table-cell>
          <table:table-cell office:value-type="float" office:value="9515.0">
            <text:p>9515.0</text:p>
          </table:table-cell>
          <table:table-cell office:value-type="float" office:value="129.0">
            <text:p>129.0</text:p>
          </table:table-cell>
          <table:table-cell office:value-type="string" office:value="Coral rudstone">
            <text:p>Coral rudston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9.54">
            <text:p>-19.54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LewisEtal2013,LarcombeEtal1995,JohnsonEtal1984">
            <text:p>LewisEtal2013,LarcombeEtal1995,JohnsonEtal1984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SUERC-7229">
            <text:p>SUERC-7229</text:p>
          </table:table-cell>
          <table:table-cell office:value-type="float" office:value="-19.323">
            <text:p>-19.323</text:p>
          </table:table-cell>
          <table:table-cell office:value-type="float" office:value="146.906">
            <text:p>146.906</text:p>
          </table:table-cell>
          <table:table-cell office:value-type="float" office:value="4323.0">
            <text:p>4323.0</text:p>
          </table:table-cell>
          <table:table-cell office:value-type="float" office:value="25.0">
            <text:p>25.0</text:p>
          </table:table-cell>
          <table:table-cell office:value-type="string" office:value="Foram (Foram index)">
            <text:p>Foram (Foram index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45">
            <text:p>0.45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LewisEtal2013,Woodroffe2009">
            <text:p>LewisEtal2013,Woodroffe2009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SUERC-7228">
            <text:p>SUERC-7228</text:p>
          </table:table-cell>
          <table:table-cell office:value-type="float" office:value="-19.323">
            <text:p>-19.323</text:p>
          </table:table-cell>
          <table:table-cell office:value-type="float" office:value="146.906">
            <text:p>146.906</text:p>
          </table:table-cell>
          <table:table-cell office:value-type="float" office:value="3020.0">
            <text:p>3020.0</text:p>
          </table:table-cell>
          <table:table-cell office:value-type="float" office:value="25.0">
            <text:p>25.0</text:p>
          </table:table-cell>
          <table:table-cell office:value-type="string" office:value="Foram (Foram index)">
            <text:p>Foram (Foram index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6">
            <text:p>1.6</text:p>
          </table:table-cell>
          <table:table-cell office:value-type="float" office:value="0.36">
            <text:p>0.36</text:p>
          </table:table-cell>
          <table:table-cell office:value-type="float" office:value="0.36">
            <text:p>0.36</text:p>
          </table:table-cell>
          <table:table-cell office:value-type="string" office:value="LewisEtal2013,Woodroffe2009">
            <text:p>LewisEtal2013,Woodroffe2009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SUERC-7226">
            <text:p>SUERC-7226</text:p>
          </table:table-cell>
          <table:table-cell office:value-type="float" office:value="-19.307">
            <text:p>-19.307</text:p>
          </table:table-cell>
          <table:table-cell office:value-type="float" office:value="146.907">
            <text:p>146.907</text:p>
          </table:table-cell>
          <table:table-cell office:value-type="float" office:value="5994.0">
            <text:p>5994.0</text:p>
          </table:table-cell>
          <table:table-cell office:value-type="float" office:value="23.0">
            <text:p>23.0</text:p>
          </table:table-cell>
          <table:table-cell office:value-type="string" office:value="Foram (Foram index)">
            <text:p>Foram (Foram index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41">
            <text:p>1.41</text:p>
          </table:table-cell>
          <table:table-cell office:value-type="float" office:value="0.58">
            <text:p>0.58</text:p>
          </table:table-cell>
          <table:table-cell office:value-type="float" office:value="0.58">
            <text:p>0.58</text:p>
          </table:table-cell>
          <table:table-cell office:value-type="string" office:value="LewisEtal2013,Woodroffe2009">
            <text:p>LewisEtal2013,Woodroffe2009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SUERC-7225">
            <text:p>SUERC-7225</text:p>
          </table:table-cell>
          <table:table-cell office:value-type="float" office:value="-19.307">
            <text:p>-19.307</text:p>
          </table:table-cell>
          <table:table-cell office:value-type="float" office:value="146.907">
            <text:p>146.907</text:p>
          </table:table-cell>
          <table:table-cell office:value-type="float" office:value="2743.0">
            <text:p>2743.0</text:p>
          </table:table-cell>
          <table:table-cell office:value-type="float" office:value="20.0">
            <text:p>20.0</text:p>
          </table:table-cell>
          <table:table-cell office:value-type="string" office:value="Foram (Foram index)">
            <text:p>Foram (Foram index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96">
            <text:p>0.96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LewisEtal2013,Woodroffe2009">
            <text:p>LewisEtal2013,Woodroffe2009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SUERC-7224">
            <text:p>SUERC-7224</text:p>
          </table:table-cell>
          <table:table-cell office:value-type="float" office:value="-19.307">
            <text:p>-19.307</text:p>
          </table:table-cell>
          <table:table-cell office:value-type="float" office:value="146.907">
            <text:p>146.907</text:p>
          </table:table-cell>
          <table:table-cell office:value-type="float" office:value="2854.0">
            <text:p>2854.0</text:p>
          </table:table-cell>
          <table:table-cell office:value-type="float" office:value="20.0">
            <text:p>20.0</text:p>
          </table:table-cell>
          <table:table-cell office:value-type="string" office:value="Foram (Foram index)">
            <text:p>Foram (Foram index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2.02">
            <text:p>2.02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LewisEtal2013,Woodroffe2009">
            <text:p>LewisEtal2013,Woodroffe2009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SUERC-7223">
            <text:p>SUERC-7223</text:p>
          </table:table-cell>
          <table:table-cell office:value-type="float" office:value="-19.307">
            <text:p>-19.307</text:p>
          </table:table-cell>
          <table:table-cell office:value-type="float" office:value="146.907">
            <text:p>146.907</text:p>
          </table:table-cell>
          <table:table-cell office:value-type="float" office:value="4195.0">
            <text:p>4195.0</text:p>
          </table:table-cell>
          <table:table-cell office:value-type="float" office:value="25.0">
            <text:p>25.0</text:p>
          </table:table-cell>
          <table:table-cell office:value-type="string" office:value="Foram (Foram index)">
            <text:p>Foram (Foram index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2.99">
            <text:p>2.99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LewisEtal2013,Woodroffe2009">
            <text:p>LewisEtal2013,Woodroffe2009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SUERC-7219_7222">
            <text:p>SUERC-7219_7222</text:p>
          </table:table-cell>
          <table:table-cell office:value-type="float" office:value="-19.307">
            <text:p>-19.307</text:p>
          </table:table-cell>
          <table:table-cell office:value-type="float" office:value="146.907">
            <text:p>146.907</text:p>
          </table:table-cell>
          <table:table-cell office:value-type="float" office:value="1881.0">
            <text:p>1881.0</text:p>
          </table:table-cell>
          <table:table-cell office:value-type="float" office:value="24.0">
            <text:p>24.0</text:p>
          </table:table-cell>
          <table:table-cell office:value-type="string" office:value="Foram (Foram index)">
            <text:p>Foram (Foram index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29">
            <text:p>1.29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LewisEtal2013,Woodroffe2009">
            <text:p>LewisEtal2013,Woodroffe2009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SUERC-7216_7217">
            <text:p>SUERC-7216_7217</text:p>
          </table:table-cell>
          <table:table-cell office:value-type="float" office:value="-19.307">
            <text:p>-19.307</text:p>
          </table:table-cell>
          <table:table-cell office:value-type="float" office:value="146.907">
            <text:p>146.907</text:p>
          </table:table-cell>
          <table:table-cell office:value-type="float" office:value="1444.0">
            <text:p>1444.0</text:p>
          </table:table-cell>
          <table:table-cell office:value-type="float" office:value="20.0">
            <text:p>20.0</text:p>
          </table:table-cell>
          <table:table-cell office:value-type="string" office:value="Foram (Foram index)">
            <text:p>Foram (Foram index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28">
            <text:p>0.28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LewisEtal2013,Woodroffe2009">
            <text:p>LewisEtal2013,Woodroffe2009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SUERC-6255">
            <text:p>SUERC-6255</text:p>
          </table:table-cell>
          <table:table-cell office:value-type="float" office:value="-19.273">
            <text:p>-19.273</text:p>
          </table:table-cell>
          <table:table-cell office:value-type="float" office:value="146.987">
            <text:p>146.987</text:p>
          </table:table-cell>
          <table:table-cell office:value-type="float" office:value="5804.0">
            <text:p>5804.0</text:p>
          </table:table-cell>
          <table:table-cell office:value-type="float" office:value="28.0">
            <text:p>28.0</text:p>
          </table:table-cell>
          <table:table-cell office:value-type="string" office:value="Foram (Foram index)">
            <text:p>Foram (Foram index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2.74">
            <text:p>2.74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LewisEtal2013,Woodroffe2009">
            <text:p>LewisEtal2013,Woodroffe2009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SUERC-7232">
            <text:p>SUERC-7232</text:p>
          </table:table-cell>
          <table:table-cell office:value-type="float" office:value="-19.323">
            <text:p>-19.323</text:p>
          </table:table-cell>
          <table:table-cell office:value-type="float" office:value="146.906">
            <text:p>146.906</text:p>
          </table:table-cell>
          <table:table-cell office:value-type="float" office:value="3172.0">
            <text:p>3172.0</text:p>
          </table:table-cell>
          <table:table-cell office:value-type="float" office:value="29.0">
            <text:p>29.0</text:p>
          </table:table-cell>
          <table:table-cell office:value-type="string" office:value="Foram (Foram index)">
            <text:p>Foram (Foram index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68">
            <text:p>0.68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LewisEtal2013,Woodroffe2009">
            <text:p>LewisEtal2013,Woodroffe2009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SUERC-6253">
            <text:p>SUERC-6253</text:p>
          </table:table-cell>
          <table:table-cell office:value-type="float" office:value="-19.277">
            <text:p>-19.277</text:p>
          </table:table-cell>
          <table:table-cell office:value-type="float" office:value="146.99">
            <text:p>146.99</text:p>
          </table:table-cell>
          <table:table-cell office:value-type="float" office:value="5161.0">
            <text:p>5161.0</text:p>
          </table:table-cell>
          <table:table-cell office:value-type="float" office:value="27.0">
            <text:p>27.0</text:p>
          </table:table-cell>
          <table:table-cell office:value-type="string" office:value="Foram (Foram index)">
            <text:p>Foram (Foram index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9">
            <text:p>1.9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ewisEtal2013,Woodroffe2009">
            <text:p>LewisEtal2013,Woodroffe2009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SUERC-5583">
            <text:p>SUERC-5583</text:p>
          </table:table-cell>
          <table:table-cell office:value-type="float" office:value="-19.273">
            <text:p>-19.273</text:p>
          </table:table-cell>
          <table:table-cell office:value-type="float" office:value="146.987">
            <text:p>146.987</text:p>
          </table:table-cell>
          <table:table-cell office:value-type="float" office:value="4542.0">
            <text:p>4542.0</text:p>
          </table:table-cell>
          <table:table-cell office:value-type="float" office:value="27.0">
            <text:p>27.0</text:p>
          </table:table-cell>
          <table:table-cell office:value-type="string" office:value="Foram (Foram index)">
            <text:p>Foram (Foram index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9">
            <text:p>1.9</text:p>
          </table:table-cell>
          <table:table-cell office:value-type="float" office:value="0.45">
            <text:p>0.45</text:p>
          </table:table-cell>
          <table:table-cell office:value-type="float" office:value="0.45">
            <text:p>0.45</text:p>
          </table:table-cell>
          <table:table-cell office:value-type="string" office:value="LewisEtal2013,Woodroffe2009">
            <text:p>LewisEtal2013,Woodroffe2009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SUERC-5580">
            <text:p>SUERC-5580</text:p>
          </table:table-cell>
          <table:table-cell office:value-type="float" office:value="-19.273">
            <text:p>-19.273</text:p>
          </table:table-cell>
          <table:table-cell office:value-type="float" office:value="146.987">
            <text:p>146.987</text:p>
          </table:table-cell>
          <table:table-cell office:value-type="float" office:value="5159.0">
            <text:p>5159.0</text:p>
          </table:table-cell>
          <table:table-cell office:value-type="float" office:value="30.0">
            <text:p>30.0</text:p>
          </table:table-cell>
          <table:table-cell office:value-type="string" office:value="Foram (Foram index)">
            <text:p>Foram (Foram index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2.22">
            <text:p>2.22</text:p>
          </table:table-cell>
          <table:table-cell office:value-type="float" office:value="0.49">
            <text:p>0.49</text:p>
          </table:table-cell>
          <table:table-cell office:value-type="float" office:value="0.49">
            <text:p>0.49</text:p>
          </table:table-cell>
          <table:table-cell office:value-type="string" office:value="LewisEtal2013,Woodroffe2009">
            <text:p>LewisEtal2013,Woodroffe2009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SUERC-5579">
            <text:p>SUERC-5579</text:p>
          </table:table-cell>
          <table:table-cell office:value-type="float" office:value="-19.273">
            <text:p>-19.273</text:p>
          </table:table-cell>
          <table:table-cell office:value-type="float" office:value="146.987">
            <text:p>146.987</text:p>
          </table:table-cell>
          <table:table-cell office:value-type="float" office:value="3685.0">
            <text:p>3685.0</text:p>
          </table:table-cell>
          <table:table-cell office:value-type="float" office:value="29.0">
            <text:p>29.0</text:p>
          </table:table-cell>
          <table:table-cell office:value-type="string" office:value="Foram (Foram index)">
            <text:p>Foram (Foram index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3.34">
            <text:p>3.34</text:p>
          </table:table-cell>
          <table:table-cell office:value-type="float" office:value="0.47">
            <text:p>0.47</text:p>
          </table:table-cell>
          <table:table-cell office:value-type="float" office:value="0.47">
            <text:p>0.47</text:p>
          </table:table-cell>
          <table:table-cell office:value-type="string" office:value="LewisEtal2013,Woodroffe2009">
            <text:p>LewisEtal2013,Woodroffe2009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SUERC-5578">
            <text:p>SUERC-5578</text:p>
          </table:table-cell>
          <table:table-cell office:value-type="float" office:value="-19.273">
            <text:p>-19.273</text:p>
          </table:table-cell>
          <table:table-cell office:value-type="float" office:value="146.987">
            <text:p>146.987</text:p>
          </table:table-cell>
          <table:table-cell office:value-type="float" office:value="2931.0">
            <text:p>2931.0</text:p>
          </table:table-cell>
          <table:table-cell office:value-type="float" office:value="29.0">
            <text:p>29.0</text:p>
          </table:table-cell>
          <table:table-cell office:value-type="string" office:value="Foram (Foram index)">
            <text:p>Foram (Foram index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75">
            <text:p>1.75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LewisEtal2013,Woodroffe2009">
            <text:p>LewisEtal2013,Woodroffe2009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SUERC-5577">
            <text:p>SUERC-5577</text:p>
          </table:table-cell>
          <table:table-cell office:value-type="float" office:value="-19.273">
            <text:p>-19.273</text:p>
          </table:table-cell>
          <table:table-cell office:value-type="float" office:value="146.987">
            <text:p>146.987</text:p>
          </table:table-cell>
          <table:table-cell office:value-type="float" office:value="2734.0">
            <text:p>2734.0</text:p>
          </table:table-cell>
          <table:table-cell office:value-type="float" office:value="29.0">
            <text:p>29.0</text:p>
          </table:table-cell>
          <table:table-cell office:value-type="string" office:value="Foram (Foram index)">
            <text:p>Foram (Foram index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75">
            <text:p>1.75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LewisEtal2013,Woodroffe2009">
            <text:p>LewisEtal2013,Woodroffe2009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SUERC-5575">
            <text:p>SUERC-5575</text:p>
          </table:table-cell>
          <table:table-cell office:value-type="float" office:value="-19.277">
            <text:p>-19.277</text:p>
          </table:table-cell>
          <table:table-cell office:value-type="float" office:value="146.99">
            <text:p>146.99</text:p>
          </table:table-cell>
          <table:table-cell office:value-type="float" office:value="5428.0">
            <text:p>5428.0</text:p>
          </table:table-cell>
          <table:table-cell office:value-type="float" office:value="28.0">
            <text:p>28.0</text:p>
          </table:table-cell>
          <table:table-cell office:value-type="string" office:value="Foram (Foram index)">
            <text:p>Foram (Foram index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2.49">
            <text:p>2.49</text:p>
          </table:table-cell>
          <table:table-cell office:value-type="float" office:value="0.44">
            <text:p>0.44</text:p>
          </table:table-cell>
          <table:table-cell office:value-type="float" office:value="0.44">
            <text:p>0.44</text:p>
          </table:table-cell>
          <table:table-cell office:value-type="string" office:value="LewisEtal2013,Woodroffe2009">
            <text:p>LewisEtal2013,Woodroffe2009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SUERC-4757">
            <text:p>SUERC-4757</text:p>
          </table:table-cell>
          <table:table-cell office:value-type="float" office:value="-19.277">
            <text:p>-19.277</text:p>
          </table:table-cell>
          <table:table-cell office:value-type="float" office:value="146.99">
            <text:p>146.99</text:p>
          </table:table-cell>
          <table:table-cell office:value-type="float" office:value="4748.0">
            <text:p>4748.0</text:p>
          </table:table-cell>
          <table:table-cell office:value-type="float" office:value="27.0">
            <text:p>27.0</text:p>
          </table:table-cell>
          <table:table-cell office:value-type="string" office:value="Foram (Foram index)">
            <text:p>Foram (Foram index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2.8">
            <text:p>2.8</text:p>
          </table:table-cell>
          <table:table-cell office:value-type="float" office:value="0.42">
            <text:p>0.42</text:p>
          </table:table-cell>
          <table:table-cell office:value-type="float" office:value="0.42">
            <text:p>0.42</text:p>
          </table:table-cell>
          <table:table-cell office:value-type="string" office:value="LewisEtal2013,Woodroffe2009">
            <text:p>LewisEtal2013,Woodroffe2009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SUERC-4755">
            <text:p>SUERC-4755</text:p>
          </table:table-cell>
          <table:table-cell office:value-type="float" office:value="-19.277">
            <text:p>-19.277</text:p>
          </table:table-cell>
          <table:table-cell office:value-type="float" office:value="146.99">
            <text:p>146.99</text:p>
          </table:table-cell>
          <table:table-cell office:value-type="float" office:value="3892.0">
            <text:p>3892.0</text:p>
          </table:table-cell>
          <table:table-cell office:value-type="float" office:value="23.0">
            <text:p>23.0</text:p>
          </table:table-cell>
          <table:table-cell office:value-type="string" office:value="Foram (Foram index)">
            <text:p>Foram (Foram index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2.12">
            <text:p>2.12</text:p>
          </table:table-cell>
          <table:table-cell office:value-type="float" office:value="0.35">
            <text:p>0.35</text:p>
          </table:table-cell>
          <table:table-cell office:value-type="float" office:value="0.35">
            <text:p>0.35</text:p>
          </table:table-cell>
          <table:table-cell office:value-type="string" office:value="LewisEtal2013,Woodroffe2009">
            <text:p>LewisEtal2013,Woodroffe2009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SUERC-4754">
            <text:p>SUERC-4754</text:p>
          </table:table-cell>
          <table:table-cell office:value-type="float" office:value="-19.277">
            <text:p>-19.277</text:p>
          </table:table-cell>
          <table:table-cell office:value-type="float" office:value="146.99">
            <text:p>146.99</text:p>
          </table:table-cell>
          <table:table-cell office:value-type="float" office:value="3718.0">
            <text:p>3718.0</text:p>
          </table:table-cell>
          <table:table-cell office:value-type="float" office:value="26.0">
            <text:p>26.0</text:p>
          </table:table-cell>
          <table:table-cell office:value-type="string" office:value="Foram (Foram index)">
            <text:p>Foram (Foram index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33">
            <text:p>1.33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LewisEtal2013,Woodroffe2009">
            <text:p>LewisEtal2013,Woodroffe2009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SUERC-5584">
            <text:p>SUERC-5584</text:p>
          </table:table-cell>
          <table:table-cell office:value-type="float" office:value="-19.273">
            <text:p>-19.273</text:p>
          </table:table-cell>
          <table:table-cell office:value-type="float" office:value="146.987">
            <text:p>146.987</text:p>
          </table:table-cell>
          <table:table-cell office:value-type="float" office:value="4278.0">
            <text:p>4278.0</text:p>
          </table:table-cell>
          <table:table-cell office:value-type="float" office:value="27.0">
            <text:p>27.0</text:p>
          </table:table-cell>
          <table:table-cell office:value-type="string" office:value="Foram (Foram index)">
            <text:p>Foram (Foram index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91">
            <text:p>1.91</text:p>
          </table:table-cell>
          <table:table-cell office:value-type="float" office:value="0.45">
            <text:p>0.45</text:p>
          </table:table-cell>
          <table:table-cell office:value-type="float" office:value="0.45">
            <text:p>0.45</text:p>
          </table:table-cell>
          <table:table-cell office:value-type="string" office:value="LewisEtal2013,Woodroffe2009">
            <text:p>LewisEtal2013,Woodroffe2009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SUERC-7734">
            <text:p>SUERC-7734</text:p>
          </table:table-cell>
          <table:table-cell office:value-type="float" office:value="-19.323">
            <text:p>-19.323</text:p>
          </table:table-cell>
          <table:table-cell office:value-type="float" office:value="146.906">
            <text:p>146.906</text:p>
          </table:table-cell>
          <table:table-cell office:value-type="float" office:value="2645.0">
            <text:p>2645.0</text:p>
          </table:table-cell>
          <table:table-cell office:value-type="float" office:value="24.0">
            <text:p>24.0</text:p>
          </table:table-cell>
          <table:table-cell office:value-type="string" office:value="Foram (Foram index)">
            <text:p>Foram (Foram index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58">
            <text:p>1.58</text:p>
          </table:table-cell>
          <table:table-cell office:value-type="float" office:value="0.37">
            <text:p>0.37</text:p>
          </table:table-cell>
          <table:table-cell office:value-type="float" office:value="0.37">
            <text:p>0.37</text:p>
          </table:table-cell>
          <table:table-cell office:value-type="string" office:value="LewisEtal2013,Woodroffe2009">
            <text:p>LewisEtal2013,Woodroffe2009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eta-1058">
            <text:p>Beta-1058</text:p>
          </table:table-cell>
          <table:table-cell office:value-type="float" office:value="-18.234">
            <text:p>-18.234</text:p>
          </table:table-cell>
          <table:table-cell office:value-type="float" office:value="146.734">
            <text:p>146.734</text:p>
          </table:table-cell>
          <table:table-cell office:value-type="float" office:value="7380.0">
            <text:p>7380.0</text:p>
          </table:table-cell>
          <table:table-cell office:value-type="float" office:value="91.0">
            <text:p>91.0</text:p>
          </table:table-cell>
          <table:table-cell office:value-type="string" office:value="Coral rudstone">
            <text:p>Coral rudston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3.84">
            <text:p>-13.84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LewisEtal2013,LarcombeEtal1995,JohnsonEtal1984">
            <text:p>LewisEtal2013,LarcombeEtal1995,JohnsonEtal1984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U-Th">
            <text:p>U-Th</text:p>
          </table:table-cell>
          <table:table-cell office:value-type="string" office:value="GBR-H3">
            <text:p>GBR-H3</text:p>
          </table:table-cell>
          <table:table-cell office:value-type="float" office:value="-19.112">
            <text:p>-19.112</text:p>
          </table:table-cell>
          <table:table-cell office:value-type="float" office:value="146.864">
            <text:p>146.864</text:p>
          </table:table-cell>
          <table:table-cell office:value-type="float" office:value="7012.0">
            <text:p>7012.0</text:p>
          </table:table-cell>
          <table:table-cell office:value-type="float" office:value="22.0">
            <text:p>22.0</text:p>
          </table:table-cell>
          <table:table-cell office:value-type="string" office:value="Microatoll (Favid)">
            <text:p>Microatoll (Favid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75">
            <text:p>0.75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 office:value="LewisEtal2013,YuZhao2010">
            <text:p>LewisEtal2013,YuZhao2010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GAK-9294">
            <text:p>GAK-9294</text:p>
          </table:table-cell>
          <table:table-cell office:value-type="float" office:value="-19.033">
            <text:p>-19.033</text:p>
          </table:table-cell>
          <table:table-cell office:value-type="float" office:value="146.598">
            <text:p>146.598</text:p>
          </table:table-cell>
          <table:table-cell office:value-type="float" office:value="5824.0">
            <text:p>5824.0</text:p>
          </table:table-cell>
          <table:table-cell office:value-type="float" office:value="124.0">
            <text:p>124.0</text:p>
          </table:table-cell>
          <table:table-cell office:value-type="string" office:value="Reef core (Porites)">
            <text:p>Reef core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.48">
            <text:p>-1.4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ewisEtal2013,LarcombeEtal1995,Hopley1983,HopleyEtal1983">
            <text:p>LewisEtal2013,LarcombeEtal1995,Hopley1983,HopleyEtal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GAK-9295">
            <text:p>GAK-9295</text:p>
          </table:table-cell>
          <table:table-cell office:value-type="float" office:value="-19.033">
            <text:p>-19.033</text:p>
          </table:table-cell>
          <table:table-cell office:value-type="float" office:value="146.598">
            <text:p>146.598</text:p>
          </table:table-cell>
          <table:table-cell office:value-type="float" office:value="6920.0">
            <text:p>6920.0</text:p>
          </table:table-cell>
          <table:table-cell office:value-type="float" office:value="173.0">
            <text:p>173.0</text:p>
          </table:table-cell>
          <table:table-cell office:value-type="string" office:value="Reef core (Porites)">
            <text:p>Reef core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2.48">
            <text:p>-2.4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ewisEtal2013,LarcombeEtal1995,Hopley1983,HopleyEtal1983">
            <text:p>LewisEtal2013,LarcombeEtal1995,Hopley1983,HopleyEtal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GAK-9296">
            <text:p>GAK-9296</text:p>
          </table:table-cell>
          <table:table-cell office:value-type="float" office:value="-19.033">
            <text:p>-19.033</text:p>
          </table:table-cell>
          <table:table-cell office:value-type="float" office:value="146.598">
            <text:p>146.598</text:p>
          </table:table-cell>
          <table:table-cell office:value-type="float" office:value="7307.0">
            <text:p>7307.0</text:p>
          </table:table-cell>
          <table:table-cell office:value-type="float" office:value="144.0">
            <text:p>144.0</text:p>
          </table:table-cell>
          <table:table-cell office:value-type="string" office:value="Reef core (Porites)">
            <text:p>Reef core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6.98">
            <text:p>-6.9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ewisEtal2013,LarcombeEtal1995,Hopley1983,HopleyEtal1983">
            <text:p>LewisEtal2013,LarcombeEtal1995,Hopley1983,HopleyEtal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GAK-9297">
            <text:p>GAK-9297</text:p>
          </table:table-cell>
          <table:table-cell office:value-type="float" office:value="-19.033">
            <text:p>-19.033</text:p>
          </table:table-cell>
          <table:table-cell office:value-type="float" office:value="146.598">
            <text:p>146.598</text:p>
          </table:table-cell>
          <table:table-cell office:value-type="float" office:value="7454.0">
            <text:p>7454.0</text:p>
          </table:table-cell>
          <table:table-cell office:value-type="float" office:value="183.0">
            <text:p>183.0</text:p>
          </table:table-cell>
          <table:table-cell office:value-type="string" office:value="Reef core (Porites)">
            <text:p>Reef core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2.48">
            <text:p>-12.4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ewisEtal2013,LarcombeEtal1995,Hopley1983,HopleyEtal1983">
            <text:p>LewisEtal2013,LarcombeEtal1995,Hopley1983,HopleyEtal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GAK-9791">
            <text:p>GAK-9791</text:p>
          </table:table-cell>
          <table:table-cell office:value-type="float" office:value="-18.633">
            <text:p>-18.633</text:p>
          </table:table-cell>
          <table:table-cell office:value-type="float" office:value="147.428">
            <text:p>147.428</text:p>
          </table:table-cell>
          <table:table-cell office:value-type="float" office:value="5325.0">
            <text:p>5325.0</text:p>
          </table:table-cell>
          <table:table-cell office:value-type="float" office:value="115.0">
            <text:p>115.0</text:p>
          </table:table-cell>
          <table:table-cell office:value-type="string" office:value="Reef core">
            <text:p>Reef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2.48">
            <text:p>-2.4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wisEtal2013,LarcombeEtal1995,Hopley1983">
            <text:p>LewisEtal2013,LarcombeEtal1995,Hopley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GAK-9792">
            <text:p>GAK-9792</text:p>
          </table:table-cell>
          <table:table-cell office:value-type="float" office:value="-18.633">
            <text:p>-18.633</text:p>
          </table:table-cell>
          <table:table-cell office:value-type="float" office:value="147.428">
            <text:p>147.428</text:p>
          </table:table-cell>
          <table:table-cell office:value-type="float" office:value="5525.0">
            <text:p>5525.0</text:p>
          </table:table-cell>
          <table:table-cell office:value-type="float" office:value="124.0">
            <text:p>124.0</text:p>
          </table:table-cell>
          <table:table-cell office:value-type="string" office:value="Reef core">
            <text:p>Reef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6.98">
            <text:p>-6.9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wisEtal2013,LarcombeEtal1995,Hopley1983">
            <text:p>LewisEtal2013,LarcombeEtal1995,Hopley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GAK-9793">
            <text:p>GAK-9793</text:p>
          </table:table-cell>
          <table:table-cell office:value-type="float" office:value="-18.633">
            <text:p>-18.633</text:p>
          </table:table-cell>
          <table:table-cell office:value-type="float" office:value="147.428">
            <text:p>147.428</text:p>
          </table:table-cell>
          <table:table-cell office:value-type="float" office:value="7225.0">
            <text:p>7225.0</text:p>
          </table:table-cell>
          <table:table-cell office:value-type="float" office:value="144.0">
            <text:p>144.0</text:p>
          </table:table-cell>
          <table:table-cell office:value-type="string" office:value="Reef core">
            <text:p>Reef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2.98">
            <text:p>-12.9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wisEtal2013,LarcombeEtal1995,Hopley1983">
            <text:p>LewisEtal2013,LarcombeEtal1995,Hopley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GAK-9794">
            <text:p>GAK-9794</text:p>
          </table:table-cell>
          <table:table-cell office:value-type="float" office:value="-18.633">
            <text:p>-18.633</text:p>
          </table:table-cell>
          <table:table-cell office:value-type="float" office:value="147.428">
            <text:p>147.428</text:p>
          </table:table-cell>
          <table:table-cell office:value-type="float" office:value="4065.0">
            <text:p>4065.0</text:p>
          </table:table-cell>
          <table:table-cell office:value-type="float" office:value="115.0">
            <text:p>115.0</text:p>
          </table:table-cell>
          <table:table-cell office:value-type="string" office:value="Reef core">
            <text:p>Reef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.48">
            <text:p>-1.4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wisEtal2013,LarcombeEtal1995,Hopley1983">
            <text:p>LewisEtal2013,LarcombeEtal1995,Hopley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GAK-9795">
            <text:p>GAK-9795</text:p>
          </table:table-cell>
          <table:table-cell office:value-type="float" office:value="-18.633">
            <text:p>-18.633</text:p>
          </table:table-cell>
          <table:table-cell office:value-type="float" office:value="147.428">
            <text:p>147.428</text:p>
          </table:table-cell>
          <table:table-cell office:value-type="float" office:value="4565.0">
            <text:p>4565.0</text:p>
          </table:table-cell>
          <table:table-cell office:value-type="float" office:value="144.0">
            <text:p>144.0</text:p>
          </table:table-cell>
          <table:table-cell office:value-type="string" office:value="Reef core">
            <text:p>Reef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3.68">
            <text:p>-3.6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wisEtal2013,LarcombeEtal1995,Hopley1983">
            <text:p>LewisEtal2013,LarcombeEtal1995,Hopley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GAK-9796">
            <text:p>GAK-9796</text:p>
          </table:table-cell>
          <table:table-cell office:value-type="float" office:value="-18.633">
            <text:p>-18.633</text:p>
          </table:table-cell>
          <table:table-cell office:value-type="float" office:value="147.428">
            <text:p>147.428</text:p>
          </table:table-cell>
          <table:table-cell office:value-type="float" office:value="6335.0">
            <text:p>6335.0</text:p>
          </table:table-cell>
          <table:table-cell office:value-type="float" office:value="134.0">
            <text:p>134.0</text:p>
          </table:table-cell>
          <table:table-cell office:value-type="string" office:value="Reef core">
            <text:p>Reef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7.68">
            <text:p>-7.6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wisEtal2013,LarcombeEtal1995,Hopley1983">
            <text:p>LewisEtal2013,LarcombeEtal1995,Hopley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GAK-9797">
            <text:p>GAK-9797</text:p>
          </table:table-cell>
          <table:table-cell office:value-type="float" office:value="-18.633">
            <text:p>-18.633</text:p>
          </table:table-cell>
          <table:table-cell office:value-type="float" office:value="147.428">
            <text:p>147.428</text:p>
          </table:table-cell>
          <table:table-cell office:value-type="float" office:value="6465.0">
            <text:p>6465.0</text:p>
          </table:table-cell>
          <table:table-cell office:value-type="float" office:value="134.0">
            <text:p>134.0</text:p>
          </table:table-cell>
          <table:table-cell office:value-type="string" office:value="Reef core">
            <text:p>Reef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.88">
            <text:p>-11.8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wisEtal2013,LarcombeEtal1995,Hopley1983">
            <text:p>LewisEtal2013,LarcombeEtal1995,Hopley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GAK-9798">
            <text:p>GAK-9798</text:p>
          </table:table-cell>
          <table:table-cell office:value-type="float" office:value="-18.633">
            <text:p>-18.633</text:p>
          </table:table-cell>
          <table:table-cell office:value-type="float" office:value="147.428">
            <text:p>147.428</text:p>
          </table:table-cell>
          <table:table-cell office:value-type="float" office:value="6375.0">
            <text:p>6375.0</text:p>
          </table:table-cell>
          <table:table-cell office:value-type="float" office:value="134.0">
            <text:p>134.0</text:p>
          </table:table-cell>
          <table:table-cell office:value-type="string" office:value="Reef core">
            <text:p>Reef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2.98">
            <text:p>-12.9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wisEtal2013,LarcombeEtal1995,Hopley1983">
            <text:p>LewisEtal2013,LarcombeEtal1995,Hopley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GAK-9799">
            <text:p>GAK-9799</text:p>
          </table:table-cell>
          <table:table-cell office:value-type="float" office:value="-18.633">
            <text:p>-18.633</text:p>
          </table:table-cell>
          <table:table-cell office:value-type="float" office:value="147.428">
            <text:p>147.428</text:p>
          </table:table-cell>
          <table:table-cell office:value-type="float" office:value="2795.0">
            <text:p>2795.0</text:p>
          </table:table-cell>
          <table:table-cell office:value-type="float" office:value="124.0">
            <text:p>124.0</text:p>
          </table:table-cell>
          <table:table-cell office:value-type="string" office:value="Reef core">
            <text:p>Reef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0.98">
            <text:p>-0.9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wisEtal2013,LarcombeEtal1995,Hopley1983">
            <text:p>LewisEtal2013,LarcombeEtal1995,Hopley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U-Th">
            <text:p>U-Th</text:p>
          </table:table-cell>
          <table:table-cell office:value-type="string" office:value="GBR-1">
            <text:p>GBR-1</text:p>
          </table:table-cell>
          <table:table-cell office:value-type="float" office:value="-19.151">
            <text:p>-19.151</text:p>
          </table:table-cell>
          <table:table-cell office:value-type="float" office:value="146.866">
            <text:p>146.866</text:p>
          </table:table-cell>
          <table:table-cell office:value-type="float" office:value="5472.0">
            <text:p>5472.0</text:p>
          </table:table-cell>
          <table:table-cell office:value-type="float" office:value="87.0">
            <text:p>87.0</text:p>
          </table:table-cell>
          <table:table-cell office:value-type="string" office:value="Microatoll (Porites)">
            <text:p>Microatoll (Porites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.25">
            <text:p>1.25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string" office:value="LewisEtal2013,YuZhao2010">
            <text:p>LewisEtal2013,YuZhao2010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U-Th">
            <text:p>U-Th</text:p>
          </table:table-cell>
          <table:table-cell office:value-type="string" office:value="GBR-3">
            <text:p>GBR-3</text:p>
          </table:table-cell>
          <table:table-cell office:value-type="float" office:value="-19.151">
            <text:p>-19.151</text:p>
          </table:table-cell>
          <table:table-cell office:value-type="float" office:value="146.866">
            <text:p>146.866</text:p>
          </table:table-cell>
          <table:table-cell office:value-type="float" office:value="5755.0">
            <text:p>5755.0</text:p>
          </table:table-cell>
          <table:table-cell office:value-type="float" office:value="52.0">
            <text:p>52.0</text:p>
          </table:table-cell>
          <table:table-cell office:value-type="string" office:value="Microatoll (Porites)">
            <text:p>Microatoll (Porites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.45">
            <text:p>1.45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string" office:value="LewisEtal2013,YuZhao2010">
            <text:p>LewisEtal2013,YuZhao2010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U-Th">
            <text:p>U-Th</text:p>
          </table:table-cell>
          <table:table-cell office:value-type="string" office:value="GBR-G10">
            <text:p>GBR-G10</text:p>
          </table:table-cell>
          <table:table-cell office:value-type="float" office:value="-19.151">
            <text:p>-19.151</text:p>
          </table:table-cell>
          <table:table-cell office:value-type="float" office:value="146.866">
            <text:p>146.866</text:p>
          </table:table-cell>
          <table:table-cell office:value-type="float" office:value="5473.0">
            <text:p>5473.0</text:p>
          </table:table-cell>
          <table:table-cell office:value-type="float" office:value="70.0">
            <text:p>70.0</text:p>
          </table:table-cell>
          <table:table-cell office:value-type="string" office:value="Microatoll (Porites)">
            <text:p>Microatoll (Porites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.15">
            <text:p>1.15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string" office:value="LewisEtal2013,YuZhao2010">
            <text:p>LewisEtal2013,YuZhao2010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U-Th">
            <text:p>U-Th</text:p>
          </table:table-cell>
          <table:table-cell office:value-type="string" office:value="GBR-G5">
            <text:p>GBR-G5</text:p>
          </table:table-cell>
          <table:table-cell office:value-type="float" office:value="-19.151">
            <text:p>-19.151</text:p>
          </table:table-cell>
          <table:table-cell office:value-type="float" office:value="146.866">
            <text:p>146.866</text:p>
          </table:table-cell>
          <table:table-cell office:value-type="float" office:value="5660.0">
            <text:p>5660.0</text:p>
          </table:table-cell>
          <table:table-cell office:value-type="float" office:value="300.0">
            <text:p>300.0</text:p>
          </table:table-cell>
          <table:table-cell office:value-type="string" office:value="Microatoll (Porites)">
            <text:p>Microatoll (Porites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string" office:value="LewisEtal2013,YuZhao2010">
            <text:p>LewisEtal2013,YuZhao2010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U-Th">
            <text:p>U-Th</text:p>
          </table:table-cell>
          <table:table-cell office:value-type="string" office:value="GBR-G7">
            <text:p>GBR-G7</text:p>
          </table:table-cell>
          <table:table-cell office:value-type="float" office:value="-19.151">
            <text:p>-19.151</text:p>
          </table:table-cell>
          <table:table-cell office:value-type="float" office:value="146.866">
            <text:p>146.866</text:p>
          </table:table-cell>
          <table:table-cell office:value-type="float" office:value="5050.0">
            <text:p>5050.0</text:p>
          </table:table-cell>
          <table:table-cell office:value-type="float" office:value="100.0">
            <text:p>100.0</text:p>
          </table:table-cell>
          <table:table-cell office:value-type="string" office:value="Microatoll (Porites)">
            <text:p>Microatoll (Porites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.25">
            <text:p>1.25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string" office:value="LewisEtal2013,YuZhao2010">
            <text:p>LewisEtal2013,YuZhao2010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U-Th">
            <text:p>U-Th</text:p>
          </table:table-cell>
          <table:table-cell office:value-type="string" office:value="GBR-G8">
            <text:p>GBR-G8</text:p>
          </table:table-cell>
          <table:table-cell office:value-type="float" office:value="-19.151">
            <text:p>-19.151</text:p>
          </table:table-cell>
          <table:table-cell office:value-type="float" office:value="146.866">
            <text:p>146.866</text:p>
          </table:table-cell>
          <table:table-cell office:value-type="float" office:value="2236.0">
            <text:p>2236.0</text:p>
          </table:table-cell>
          <table:table-cell office:value-type="float" office:value="27.0">
            <text:p>27.0</text:p>
          </table:table-cell>
          <table:table-cell office:value-type="string" office:value="Microatoll (Porites)">
            <text:p>Microatoll (Porites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85">
            <text:p>0.85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string" office:value="LewisEtal2013,YuZhao2010">
            <text:p>LewisEtal2013,YuZhao2010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U-Th">
            <text:p>U-Th</text:p>
          </table:table-cell>
          <table:table-cell office:value-type="string" office:value="GBR-H1">
            <text:p>GBR-H1</text:p>
          </table:table-cell>
          <table:table-cell office:value-type="float" office:value="-19.112">
            <text:p>-19.112</text:p>
          </table:table-cell>
          <table:table-cell office:value-type="float" office:value="146.864">
            <text:p>146.864</text:p>
          </table:table-cell>
          <table:table-cell office:value-type="float" office:value="6835.0">
            <text:p>6835.0</text:p>
          </table:table-cell>
          <table:table-cell office:value-type="float" office:value="33.0">
            <text:p>33.0</text:p>
          </table:table-cell>
          <table:table-cell office:value-type="string" office:value="Microatoll (Porites)">
            <text:p>Microatoll (Porites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.05">
            <text:p>1.05</text:p>
          </table:table-cell>
          <table:table-cell office:value-type="float" office:value="0.15">
            <text:p>0.15</text:p>
          </table:table-cell>
          <table:table-cell office:value-type="float" office:value="0.1">
            <text:p>0.1</text:p>
          </table:table-cell>
          <table:table-cell office:value-type="string" office:value="LewisEtal2013,YuZhao2010">
            <text:p>LewisEtal2013,YuZhao2010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U-Th">
            <text:p>U-Th</text:p>
          </table:table-cell>
          <table:table-cell office:value-type="string" office:value="GBR-H2">
            <text:p>GBR-H2</text:p>
          </table:table-cell>
          <table:table-cell office:value-type="float" office:value="-19.112">
            <text:p>-19.112</text:p>
          </table:table-cell>
          <table:table-cell office:value-type="float" office:value="146.864">
            <text:p>146.864</text:p>
          </table:table-cell>
          <table:table-cell office:value-type="float" office:value="6802.0">
            <text:p>6802.0</text:p>
          </table:table-cell>
          <table:table-cell office:value-type="float" office:value="24.0">
            <text:p>24.0</text:p>
          </table:table-cell>
          <table:table-cell office:value-type="string" office:value="Microatoll (Pavona)">
            <text:p>Microatoll (Pavon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75">
            <text:p>0.75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 office:value="LewisEtal2013,YuZhao2010">
            <text:p>LewisEtal2013,YuZhao2010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SUERC-4753">
            <text:p>SUERC-4753</text:p>
          </table:table-cell>
          <table:table-cell office:value-type="float" office:value="-19.277">
            <text:p>-19.277</text:p>
          </table:table-cell>
          <table:table-cell office:value-type="float" office:value="146.99">
            <text:p>146.99</text:p>
          </table:table-cell>
          <table:table-cell office:value-type="float" office:value="3518.0">
            <text:p>3518.0</text:p>
          </table:table-cell>
          <table:table-cell office:value-type="float" office:value="26.0">
            <text:p>26.0</text:p>
          </table:table-cell>
          <table:table-cell office:value-type="string" office:value="Foram (Foram index)">
            <text:p>Foram (Foram index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29">
            <text:p>1.29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LewisEtal2013,Woodroffe2009">
            <text:p>LewisEtal2013,Woodroffe2009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GaK-1543">
            <text:p>GaK-1543</text:p>
          </table:table-cell>
          <table:table-cell office:value-type="float" office:value="-18.77">
            <text:p>-18.77</text:p>
          </table:table-cell>
          <table:table-cell office:value-type="float" office:value="146.552">
            <text:p>146.552</text:p>
          </table:table-cell>
          <table:table-cell office:value-type="float" office:value="4505.0">
            <text:p>4505.0</text:p>
          </table:table-cell>
          <table:table-cell office:value-type="float" office:value="96.0">
            <text:p>96.0</text:p>
          </table:table-cell>
          <table:table-cell office:value-type="string" office:value="Beachrock">
            <text:p>Beachrock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wisEtal2013,GillHopley1972,Hopley1980">
            <text:p>LewisEtal2013,GillHopley1972,Hopley1980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GaK-1545">
            <text:p>GaK-1545</text:p>
          </table:table-cell>
          <table:table-cell office:value-type="float" office:value="-18.668">
            <text:p>-18.668</text:p>
          </table:table-cell>
          <table:table-cell office:value-type="float" office:value="146.553">
            <text:p>146.553</text:p>
          </table:table-cell>
          <table:table-cell office:value-type="float" office:value="5475.0">
            <text:p>5475.0</text:p>
          </table:table-cell>
          <table:table-cell office:value-type="float" office:value="115.0">
            <text:p>115.0</text:p>
          </table:table-cell>
          <table:table-cell office:value-type="string" office:value="Beachrock">
            <text:p>Beachrock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9">
            <text:p>1.9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wisEtal2013,GillHopley1972,Hopley1980">
            <text:p>LewisEtal2013,GillHopley1972,Hopley1980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GaK-1546">
            <text:p>GaK-1546</text:p>
          </table:table-cell>
          <table:table-cell office:value-type="float" office:value="-18.668">
            <text:p>-18.668</text:p>
          </table:table-cell>
          <table:table-cell office:value-type="float" office:value="146.553">
            <text:p>146.553</text:p>
          </table:table-cell>
          <table:table-cell office:value-type="float" office:value="5655.0">
            <text:p>5655.0</text:p>
          </table:table-cell>
          <table:table-cell office:value-type="float" office:value="105.0">
            <text:p>105.0</text:p>
          </table:table-cell>
          <table:table-cell office:value-type="string" office:value="Beachrock">
            <text:p>Beachrock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9">
            <text:p>1.9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wisEtal2013,GillHopley1972,Hopley1980">
            <text:p>LewisEtal2013,GillHopley1972,Hopley1980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SUA-1531">
            <text:p>SUA-1531</text:p>
          </table:table-cell>
          <table:table-cell office:value-type="float" office:value="-18.798">
            <text:p>-18.798</text:p>
          </table:table-cell>
          <table:table-cell office:value-type="float" office:value="147.526">
            <text:p>147.526</text:p>
          </table:table-cell>
          <table:table-cell office:value-type="float" office:value="4930.0">
            <text:p>4930.0</text:p>
          </table:table-cell>
          <table:table-cell office:value-type="float" office:value="90.0">
            <text:p>90.0</text:p>
          </table:table-cell>
          <table:table-cell office:value-type="string" office:value="Reef core">
            <text:p>Reef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5.78">
            <text:p>-5.7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wisEtal2013,LarcombeEtal1995,Hopley1983">
            <text:p>LewisEtal2013,LarcombeEtal1995,Hopley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SUA-1530">
            <text:p>SUA-1530</text:p>
          </table:table-cell>
          <table:table-cell office:value-type="float" office:value="-18.798">
            <text:p>-18.798</text:p>
          </table:table-cell>
          <table:table-cell office:value-type="float" office:value="147.526">
            <text:p>147.526</text:p>
          </table:table-cell>
          <table:table-cell office:value-type="float" office:value="4650.0">
            <text:p>4650.0</text:p>
          </table:table-cell>
          <table:table-cell office:value-type="float" office:value="90.0">
            <text:p>90.0</text:p>
          </table:table-cell>
          <table:table-cell office:value-type="string" office:value="Reef core">
            <text:p>Reef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3.58">
            <text:p>-3.5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wisEtal2013,LarcombeEtal1995,Hopley1983">
            <text:p>LewisEtal2013,LarcombeEtal1995,Hopley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SUA-1529">
            <text:p>SUA-1529</text:p>
          </table:table-cell>
          <table:table-cell office:value-type="float" office:value="-18.798">
            <text:p>-18.798</text:p>
          </table:table-cell>
          <table:table-cell office:value-type="float" office:value="147.526">
            <text:p>147.526</text:p>
          </table:table-cell>
          <table:table-cell office:value-type="float" office:value="5420.0">
            <text:p>5420.0</text:p>
          </table:table-cell>
          <table:table-cell office:value-type="float" office:value="90.0">
            <text:p>90.0</text:p>
          </table:table-cell>
          <table:table-cell office:value-type="string" office:value="Reef core">
            <text:p>Reef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2.78">
            <text:p>-2.7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wisEtal2013,LarcombeEtal1995,Hopley1983">
            <text:p>LewisEtal2013,LarcombeEtal1995,Hopley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SUA-1528">
            <text:p>SUA-1528</text:p>
          </table:table-cell>
          <table:table-cell office:value-type="float" office:value="-18.798">
            <text:p>-18.798</text:p>
          </table:table-cell>
          <table:table-cell office:value-type="float" office:value="147.526">
            <text:p>147.526</text:p>
          </table:table-cell>
          <table:table-cell office:value-type="float" office:value="4550.0">
            <text:p>4550.0</text:p>
          </table:table-cell>
          <table:table-cell office:value-type="float" office:value="90.0">
            <text:p>90.0</text:p>
          </table:table-cell>
          <table:table-cell office:value-type="string" office:value="Reef core">
            <text:p>Reef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2.33">
            <text:p>-2.33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wisEtal2013,LarcombeEtal1995,Hopley1983">
            <text:p>LewisEtal2013,LarcombeEtal1995,Hopley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OZE422">
            <text:p>OZE422</text:p>
          </table:table-cell>
          <table:table-cell office:value-type="float" office:value="-19.14">
            <text:p>-19.14</text:p>
          </table:table-cell>
          <table:table-cell office:value-type="float" office:value="146.83">
            <text:p>146.83</text:p>
          </table:table-cell>
          <table:table-cell office:value-type="float" office:value="5860.0">
            <text:p>5860.0</text:p>
          </table:table-cell>
          <table:table-cell office:value-type="float" office:value="50.0">
            <text:p>50.0</text:p>
          </table:table-cell>
          <table:table-cell office:value-type="string" office:value="Oyster (Saccostrea cuccullata)">
            <text:p>Oyster (Saccostrea cuccullat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65">
            <text:p>1.65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string" office:value="LewisEtal2013,Higley2000">
            <text:p>LewisEtal2013,Higley2000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OZE423">
            <text:p>OZE423</text:p>
          </table:table-cell>
          <table:table-cell office:value-type="float" office:value="-19.14">
            <text:p>-19.14</text:p>
          </table:table-cell>
          <table:table-cell office:value-type="float" office:value="146.83">
            <text:p>146.83</text:p>
          </table:table-cell>
          <table:table-cell office:value-type="float" office:value="5690.0">
            <text:p>5690.0</text:p>
          </table:table-cell>
          <table:table-cell office:value-type="float" office:value="50.0">
            <text:p>50.0</text:p>
          </table:table-cell>
          <table:table-cell office:value-type="string" office:value="Oyster (Saccostrea cuccullata)">
            <text:p>Oyster (Saccostrea cuccullat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65">
            <text:p>1.65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string" office:value="LewisEtal2013,Higley2000">
            <text:p>LewisEtal2013,Higley2000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OZE424">
            <text:p>OZE424</text:p>
          </table:table-cell>
          <table:table-cell office:value-type="float" office:value="-19.14">
            <text:p>-19.14</text:p>
          </table:table-cell>
          <table:table-cell office:value-type="float" office:value="146.83">
            <text:p>146.83</text:p>
          </table:table-cell>
          <table:table-cell office:value-type="float" office:value="4940.0">
            <text:p>4940.0</text:p>
          </table:table-cell>
          <table:table-cell office:value-type="float" office:value="50.0">
            <text:p>50.0</text:p>
          </table:table-cell>
          <table:table-cell office:value-type="string" office:value="Oyster (Saccostrea cuccullata)">
            <text:p>Oyster (Saccostrea cuccullat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65">
            <text:p>1.65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string" office:value="LewisEtal2013,Higley2000">
            <text:p>LewisEtal2013,Higley2000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OZH576">
            <text:p>OZH576</text:p>
          </table:table-cell>
          <table:table-cell office:value-type="float" office:value="-19.116">
            <text:p>-19.116</text:p>
          </table:table-cell>
          <table:table-cell office:value-type="float" office:value="146.8049">
            <text:p>146.8049</text:p>
          </table:table-cell>
          <table:table-cell office:value-type="float" office:value="5360.0">
            <text:p>5360.0</text:p>
          </table:table-cell>
          <table:table-cell office:value-type="float" office:value="50.0">
            <text:p>50.0</text:p>
          </table:table-cell>
          <table:table-cell office:value-type="string" office:value="Oyster (Saccostrea cuccullata)">
            <text:p>Oyster (Saccostrea cuccullat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55">
            <text:p>1.55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 office:value="LewisEtal2013,LewisEtal2008">
            <text:p>LewisEtal2013,LewisEtal2008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OZH577">
            <text:p>OZH577</text:p>
          </table:table-cell>
          <table:table-cell office:value-type="float" office:value="-19.116">
            <text:p>-19.116</text:p>
          </table:table-cell>
          <table:table-cell office:value-type="float" office:value="146.8049">
            <text:p>146.8049</text:p>
          </table:table-cell>
          <table:table-cell office:value-type="float" office:value="5400.0">
            <text:p>5400.0</text:p>
          </table:table-cell>
          <table:table-cell office:value-type="float" office:value="60.0">
            <text:p>60.0</text:p>
          </table:table-cell>
          <table:table-cell office:value-type="string" office:value="Oyster (Saccostrea cuccullata)">
            <text:p>Oyster (Saccostrea cuccullat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55">
            <text:p>1.55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 office:value="LewisEtal2013,LewisEtal2008">
            <text:p>LewisEtal2013,LewisEtal2008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OZH578">
            <text:p>OZH578</text:p>
          </table:table-cell>
          <table:table-cell office:value-type="float" office:value="-19.116">
            <text:p>-19.116</text:p>
          </table:table-cell>
          <table:table-cell office:value-type="float" office:value="146.8049">
            <text:p>146.8049</text:p>
          </table:table-cell>
          <table:table-cell office:value-type="float" office:value="3330.0">
            <text:p>3330.0</text:p>
          </table:table-cell>
          <table:table-cell office:value-type="float" office:value="40.0">
            <text:p>40.0</text:p>
          </table:table-cell>
          <table:table-cell office:value-type="string" office:value="Oyster (Saccostrea cuccullata)">
            <text:p>Oyster (Saccostrea cuccullat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95">
            <text:p>0.95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string" office:value="LewisEtal2013,LewisEtal2008">
            <text:p>LewisEtal2013,LewisEtal2008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OZH579">
            <text:p>OZH579</text:p>
          </table:table-cell>
          <table:table-cell office:value-type="float" office:value="-19.116">
            <text:p>-19.116</text:p>
          </table:table-cell>
          <table:table-cell office:value-type="float" office:value="146.8049">
            <text:p>146.8049</text:p>
          </table:table-cell>
          <table:table-cell office:value-type="float" office:value="4640.0">
            <text:p>4640.0</text:p>
          </table:table-cell>
          <table:table-cell office:value-type="float" office:value="50.0">
            <text:p>50.0</text:p>
          </table:table-cell>
          <table:table-cell office:value-type="string" office:value="Oyster (Saccostrea cuccullata)">
            <text:p>Oyster (Saccostrea cuccullat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55">
            <text:p>1.55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 office:value="LewisEtal2013,LewisEtal2008">
            <text:p>LewisEtal2013,LewisEtal2008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OZH580">
            <text:p>OZH580</text:p>
          </table:table-cell>
          <table:table-cell office:value-type="float" office:value="-19.116">
            <text:p>-19.116</text:p>
          </table:table-cell>
          <table:table-cell office:value-type="float" office:value="146.8049">
            <text:p>146.8049</text:p>
          </table:table-cell>
          <table:table-cell office:value-type="float" office:value="4260.0">
            <text:p>4260.0</text:p>
          </table:table-cell>
          <table:table-cell office:value-type="float" office:value="50.0">
            <text:p>50.0</text:p>
          </table:table-cell>
          <table:table-cell office:value-type="string" office:value="Oyster (Saccostrea cuccullata)">
            <text:p>Oyster (Saccostrea cuccullat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55">
            <text:p>1.55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 office:value="LewisEtal2013,LewisEtal2008">
            <text:p>LewisEtal2013,LewisEtal2008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OZL588">
            <text:p>OZL588</text:p>
          </table:table-cell>
          <table:table-cell office:value-type="float" office:value="-19.12845">
            <text:p>-19.12845</text:p>
          </table:table-cell>
          <table:table-cell office:value-type="float" office:value="146.87989">
            <text:p>146.87989</text:p>
          </table:table-cell>
          <table:table-cell office:value-type="float" office:value="745.0">
            <text:p>745.0</text:p>
          </table:table-cell>
          <table:table-cell office:value-type="float" office:value="45.0">
            <text:p>45.0</text:p>
          </table:table-cell>
          <table:table-cell office:value-type="string" office:value="Oyster (Saccostrea cuccullata)">
            <text:p>Oyster (Saccostrea cuccullat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LewisEtal2013,LewisEtal2015">
            <text:p>LewisEtal2013,LewisEtal201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OZL589">
            <text:p>OZL589</text:p>
          </table:table-cell>
          <table:table-cell office:value-type="float" office:value="-19.12845">
            <text:p>-19.12845</text:p>
          </table:table-cell>
          <table:table-cell office:value-type="float" office:value="146.87989">
            <text:p>146.87989</text:p>
          </table:table-cell>
          <table:table-cell office:value-type="float" office:value="1200.0">
            <text:p>1200.0</text:p>
          </table:table-cell>
          <table:table-cell office:value-type="float" office:value="60.0">
            <text:p>60.0</text:p>
          </table:table-cell>
          <table:table-cell office:value-type="string" office:value="Oyster (Saccostrea cuccullata)">
            <text:p>Oyster (Saccostrea cuccullat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LewisEtal2013,LewisEtal2015">
            <text:p>LewisEtal2013,LewisEtal201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OZM271">
            <text:p>OZM271</text:p>
          </table:table-cell>
          <table:table-cell office:value-type="float" office:value="-18.34792">
            <text:p>-18.34792</text:p>
          </table:table-cell>
          <table:table-cell office:value-type="float" office:value="146.30133">
            <text:p>146.30133</text:p>
          </table:table-cell>
          <table:table-cell office:value-type="float" office:value="520.0">
            <text:p>520.0</text:p>
          </table:table-cell>
          <table:table-cell office:value-type="float" office:value="30.0">
            <text:p>30.0</text:p>
          </table:table-cell>
          <table:table-cell office:value-type="string" office:value="Oyster (Saccostrea echinata)">
            <text:p>Oyster (Saccostrea echinat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LewisEtal2013,LewisEtal2015">
            <text:p>LewisEtal2013,LewisEtal201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OZM272">
            <text:p>OZM272</text:p>
          </table:table-cell>
          <table:table-cell office:value-type="float" office:value="-18.34792">
            <text:p>-18.34792</text:p>
          </table:table-cell>
          <table:table-cell office:value-type="float" office:value="146.30133">
            <text:p>146.30133</text:p>
          </table:table-cell>
          <table:table-cell office:value-type="float" office:value="460.0">
            <text:p>460.0</text:p>
          </table:table-cell>
          <table:table-cell office:value-type="float" office:value="30.0">
            <text:p>30.0</text:p>
          </table:table-cell>
          <table:table-cell office:value-type="string" office:value="Oyster (Saccostrea echinata)">
            <text:p>Oyster (Saccostrea echinat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LewisEtal2013,LewisEtal2015">
            <text:p>LewisEtal2013,LewisEtal201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OZM273">
            <text:p>OZM273</text:p>
          </table:table-cell>
          <table:table-cell office:value-type="float" office:value="-18.34792">
            <text:p>-18.34792</text:p>
          </table:table-cell>
          <table:table-cell office:value-type="float" office:value="146.30133">
            <text:p>146.30133</text:p>
          </table:table-cell>
          <table:table-cell office:value-type="float" office:value="625.0">
            <text:p>625.0</text:p>
          </table:table-cell>
          <table:table-cell office:value-type="float" office:value="30.0">
            <text:p>30.0</text:p>
          </table:table-cell>
          <table:table-cell office:value-type="string" office:value="Oyster (Saccostrea echinata)">
            <text:p>Oyster (Saccostrea echinat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0.05">
            <text:p>-0.05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LewisEtal2013,LewisEtal2015">
            <text:p>LewisEtal2013,LewisEtal201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OZM275">
            <text:p>OZM275</text:p>
          </table:table-cell>
          <table:table-cell office:value-type="float" office:value="-18.66831">
            <text:p>-18.66831</text:p>
          </table:table-cell>
          <table:table-cell office:value-type="float" office:value="146.489">
            <text:p>146.489</text:p>
          </table:table-cell>
          <table:table-cell office:value-type="float" office:value="485.0">
            <text:p>485.0</text:p>
          </table:table-cell>
          <table:table-cell office:value-type="float" office:value="35.0">
            <text:p>35.0</text:p>
          </table:table-cell>
          <table:table-cell office:value-type="string" office:value="Oyster (Saccostrea cuccullata)">
            <text:p>Oyster (Saccostrea cuccullat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LewisEtal2013,LewisEtal2015">
            <text:p>LewisEtal2013,LewisEtal201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OZM276">
            <text:p>OZM276</text:p>
          </table:table-cell>
          <table:table-cell office:value-type="float" office:value="-19.11614">
            <text:p>-19.11614</text:p>
          </table:table-cell>
          <table:table-cell office:value-type="float" office:value="146.86356">
            <text:p>146.86356</text:p>
          </table:table-cell>
          <table:table-cell office:value-type="float" office:value="2550.0">
            <text:p>2550.0</text:p>
          </table:table-cell>
          <table:table-cell office:value-type="float" office:value="35.0">
            <text:p>35.0</text:p>
          </table:table-cell>
          <table:table-cell office:value-type="string" office:value="Oyster (Saccostrea echinata)">
            <text:p>Oyster (Saccostrea echinat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97">
            <text:p>0.97</text:p>
          </table:table-cell>
          <table:table-cell office:value-type="float" office:value="0.39">
            <text:p>0.39</text:p>
          </table:table-cell>
          <table:table-cell office:value-type="float" office:value="0.2">
            <text:p>0.2</text:p>
          </table:table-cell>
          <table:table-cell office:value-type="string" office:value="LewisEtal2013,LewisEtal2015">
            <text:p>LewisEtal2013,LewisEtal201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OZM277">
            <text:p>OZM277</text:p>
          </table:table-cell>
          <table:table-cell office:value-type="float" office:value="-19.11614">
            <text:p>-19.11614</text:p>
          </table:table-cell>
          <table:table-cell office:value-type="float" office:value="146.86356">
            <text:p>146.86356</text:p>
          </table:table-cell>
          <table:table-cell office:value-type="float" office:value="1685.0">
            <text:p>1685.0</text:p>
          </table:table-cell>
          <table:table-cell office:value-type="float" office:value="35.0">
            <text:p>35.0</text:p>
          </table:table-cell>
          <table:table-cell office:value-type="string" office:value="Oyster (Saccostrea echinata)">
            <text:p>Oyster (Saccostrea echinat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97">
            <text:p>0.97</text:p>
          </table:table-cell>
          <table:table-cell office:value-type="float" office:value="0.39">
            <text:p>0.39</text:p>
          </table:table-cell>
          <table:table-cell office:value-type="float" office:value="0.2">
            <text:p>0.2</text:p>
          </table:table-cell>
          <table:table-cell office:value-type="string" office:value="LewisEtal2013,LewisEtal2015">
            <text:p>LewisEtal2013,LewisEtal201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OZM278">
            <text:p>OZM278</text:p>
          </table:table-cell>
          <table:table-cell office:value-type="float" office:value="-19.18055">
            <text:p>-19.18055</text:p>
          </table:table-cell>
          <table:table-cell office:value-type="float" office:value="146.84398">
            <text:p>146.84398</text:p>
          </table:table-cell>
          <table:table-cell office:value-type="float" office:value="1865.0">
            <text:p>1865.0</text:p>
          </table:table-cell>
          <table:table-cell office:value-type="float" office:value="35.0">
            <text:p>35.0</text:p>
          </table:table-cell>
          <table:table-cell office:value-type="string" office:value="Oyster (Saccostrea cuccullata)">
            <text:p>Oyster (Saccostrea cuccullat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2">
            <text:p>0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ewisEtal2013,LewisEtal2015">
            <text:p>LewisEtal2013,LewisEtal201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SUA-1532">
            <text:p>SUA-1532</text:p>
          </table:table-cell>
          <table:table-cell office:value-type="float" office:value="-18.798">
            <text:p>-18.798</text:p>
          </table:table-cell>
          <table:table-cell office:value-type="float" office:value="147.526">
            <text:p>147.526</text:p>
          </table:table-cell>
          <table:table-cell office:value-type="float" office:value="5150.0">
            <text:p>5150.0</text:p>
          </table:table-cell>
          <table:table-cell office:value-type="float" office:value="90.0">
            <text:p>90.0</text:p>
          </table:table-cell>
          <table:table-cell office:value-type="string" office:value="Reef core">
            <text:p>Reef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7.13">
            <text:p>-7.13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wisEtal2013,LarcombeEtal1995,Hopley1983">
            <text:p>LewisEtal2013,LarcombeEtal1995,Hopley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GAK-7688">
            <text:p>GAK-7688</text:p>
          </table:table-cell>
          <table:table-cell office:value-type="float" office:value="-19.033">
            <text:p>-19.033</text:p>
          </table:table-cell>
          <table:table-cell office:value-type="float" office:value="146.598">
            <text:p>146.598</text:p>
          </table:table-cell>
          <table:table-cell office:value-type="float" office:value="5974.0">
            <text:p>5974.0</text:p>
          </table:table-cell>
          <table:table-cell office:value-type="float" office:value="134.0">
            <text:p>134.0</text:p>
          </table:table-cell>
          <table:table-cell office:value-type="string" office:value="Reef core (Goniastrea)">
            <text:p>Reef core (Goniastre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52">
            <text:p>0.5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ewisEtal2013,LarcombeEtal1995,Hopley1983,HopleyEtal1983">
            <text:p>LewisEtal2013,LarcombeEtal1995,Hopley1983,HopleyEtal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SUA-1533">
            <text:p>SUA-1533</text:p>
          </table:table-cell>
          <table:table-cell office:value-type="float" office:value="-18.798">
            <text:p>-18.798</text:p>
          </table:table-cell>
          <table:table-cell office:value-type="float" office:value="147.526">
            <text:p>147.526</text:p>
          </table:table-cell>
          <table:table-cell office:value-type="float" office:value="5570.0">
            <text:p>5570.0</text:p>
          </table:table-cell>
          <table:table-cell office:value-type="float" office:value="100.0">
            <text:p>100.0</text:p>
          </table:table-cell>
          <table:table-cell office:value-type="string" office:value="Reef core">
            <text:p>Reef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8.28">
            <text:p>-8.2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wisEtal2013,LarcombeEtal1995,Hopley1983">
            <text:p>LewisEtal2013,LarcombeEtal1995,Hopley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SUA-1535">
            <text:p>SUA-1535</text:p>
          </table:table-cell>
          <table:table-cell office:value-type="float" office:value="-18.798">
            <text:p>-18.798</text:p>
          </table:table-cell>
          <table:table-cell office:value-type="float" office:value="147.526">
            <text:p>147.526</text:p>
          </table:table-cell>
          <table:table-cell office:value-type="float" office:value="5620.0">
            <text:p>5620.0</text:p>
          </table:table-cell>
          <table:table-cell office:value-type="float" office:value="100.0">
            <text:p>100.0</text:p>
          </table:table-cell>
          <table:table-cell office:value-type="string" office:value="Reef core">
            <text:p>Reef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5.48">
            <text:p>-15.4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wisEtal2013,LarcombeEtal1995,Hopley1983">
            <text:p>LewisEtal2013,LarcombeEtal1995,Hopley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GaK-2014">
            <text:p>GaK-2014</text:p>
          </table:table-cell>
          <table:table-cell office:value-type="float" office:value="-19.029">
            <text:p>-19.029</text:p>
          </table:table-cell>
          <table:table-cell office:value-type="float" office:value="146.634">
            <text:p>146.634</text:p>
          </table:table-cell>
          <table:table-cell office:value-type="float" office:value="4685.0">
            <text:p>4685.0</text:p>
          </table:table-cell>
          <table:table-cell office:value-type="float" office:value="105.0">
            <text:p>105.0</text:p>
          </table:table-cell>
          <table:table-cell office:value-type="string" office:value="Beachrock (shell)">
            <text:p>Beachrock (shell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wisEtal2013,GillHopley1972,Hopley1980">
            <text:p>LewisEtal2013,GillHopley1972,Hopley1980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GaK-2015">
            <text:p>GaK-2015</text:p>
          </table:table-cell>
          <table:table-cell office:value-type="float" office:value="-19.029">
            <text:p>-19.029</text:p>
          </table:table-cell>
          <table:table-cell office:value-type="float" office:value="146.634">
            <text:p>146.634</text:p>
          </table:table-cell>
          <table:table-cell office:value-type="float" office:value="3945.0">
            <text:p>3945.0</text:p>
          </table:table-cell>
          <table:table-cell office:value-type="float" office:value="96.0">
            <text:p>96.0</text:p>
          </table:table-cell>
          <table:table-cell office:value-type="string" office:value="Beachrock (50% cement)">
            <text:p>Beachrock (50% cement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wisEtal2013,GillHopley1972,Hopley1980">
            <text:p>LewisEtal2013,GillHopley1972,Hopley1980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GaK-2016">
            <text:p>GaK-2016</text:p>
          </table:table-cell>
          <table:table-cell office:value-type="float" office:value="-19.032">
            <text:p>-19.032</text:p>
          </table:table-cell>
          <table:table-cell office:value-type="float" office:value="146.61">
            <text:p>146.61</text:p>
          </table:table-cell>
          <table:table-cell office:value-type="float" office:value="3645.0">
            <text:p>3645.0</text:p>
          </table:table-cell>
          <table:table-cell office:value-type="float" office:value="105.0">
            <text:p>105.0</text:p>
          </table:table-cell>
          <table:table-cell office:value-type="string" office:value="Beachrock">
            <text:p>Beachrock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2.6">
            <text:p>2.6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wisEtal2013,GillHopley1972,Hopley1980">
            <text:p>LewisEtal2013,GillHopley1972,Hopley1980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SUA-705">
            <text:p>SUA-705</text:p>
          </table:table-cell>
          <table:table-cell office:value-type="float" office:value="-18.283">
            <text:p>-18.283</text:p>
          </table:table-cell>
          <table:table-cell office:value-type="float" office:value="146.28">
            <text:p>146.28</text:p>
          </table:table-cell>
          <table:table-cell office:value-type="float" office:value="4950.0">
            <text:p>4950.0</text:p>
          </table:table-cell>
          <table:table-cell office:value-type="float" office:value="110.0">
            <text:p>110.0</text:p>
          </table:table-cell>
          <table:table-cell office:value-type="string" office:value="Mangrove root">
            <text:p>Mangrove root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2">
            <text:p>-0.2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ewisEtal2013,LarcombeEtal1995,PyeRhodes1985">
            <text:p>LewisEtal2013,LarcombeEtal1995,PyeRhodes198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SUA-1912">
            <text:p>SUA-1912</text:p>
          </table:table-cell>
          <table:table-cell office:value-type="float" office:value="-18.633">
            <text:p>-18.633</text:p>
          </table:table-cell>
          <table:table-cell office:value-type="float" office:value="147.428">
            <text:p>147.428</text:p>
          </table:table-cell>
          <table:table-cell office:value-type="float" office:value="4480.0">
            <text:p>4480.0</text:p>
          </table:table-cell>
          <table:table-cell office:value-type="float" office:value="100.0">
            <text:p>100.0</text:p>
          </table:table-cell>
          <table:table-cell office:value-type="string" office:value="Reef core">
            <text:p>Reef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7.88">
            <text:p>-7.8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wisEtal2013,LarcombeEtal1995,Hopley1983">
            <text:p>LewisEtal2013,LarcombeEtal1995,Hopley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SUA-1911">
            <text:p>SUA-1911</text:p>
          </table:table-cell>
          <table:table-cell office:value-type="float" office:value="-18.633">
            <text:p>-18.633</text:p>
          </table:table-cell>
          <table:table-cell office:value-type="float" office:value="147.428">
            <text:p>147.428</text:p>
          </table:table-cell>
          <table:table-cell office:value-type="float" office:value="4760.0">
            <text:p>4760.0</text:p>
          </table:table-cell>
          <table:table-cell office:value-type="float" office:value="70.0">
            <text:p>70.0</text:p>
          </table:table-cell>
          <table:table-cell office:value-type="string" office:value="Reef core">
            <text:p>Reef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7.28">
            <text:p>-7.2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wisEtal2013,LarcombeEtal1995,Hopley1983">
            <text:p>LewisEtal2013,LarcombeEtal1995,Hopley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SUA-1910">
            <text:p>SUA-1910</text:p>
          </table:table-cell>
          <table:table-cell office:value-type="float" office:value="-18.633">
            <text:p>-18.633</text:p>
          </table:table-cell>
          <table:table-cell office:value-type="float" office:value="147.428">
            <text:p>147.428</text:p>
          </table:table-cell>
          <table:table-cell office:value-type="float" office:value="4660.0">
            <text:p>4660.0</text:p>
          </table:table-cell>
          <table:table-cell office:value-type="float" office:value="60.0">
            <text:p>60.0</text:p>
          </table:table-cell>
          <table:table-cell office:value-type="string" office:value="Reef core">
            <text:p>Reef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4.38">
            <text:p>-4.3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wisEtal2013,LarcombeEtal1995,Hopley1983">
            <text:p>LewisEtal2013,LarcombeEtal1995,Hopley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SUA-1909">
            <text:p>SUA-1909</text:p>
          </table:table-cell>
          <table:table-cell office:value-type="float" office:value="-18.633">
            <text:p>-18.633</text:p>
          </table:table-cell>
          <table:table-cell office:value-type="float" office:value="147.428">
            <text:p>147.428</text:p>
          </table:table-cell>
          <table:table-cell office:value-type="float" office:value="4350.0">
            <text:p>4350.0</text:p>
          </table:table-cell>
          <table:table-cell office:value-type="float" office:value="80.0">
            <text:p>80.0</text:p>
          </table:table-cell>
          <table:table-cell office:value-type="string" office:value="Reef core">
            <text:p>Reef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3.48">
            <text:p>-3.4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wisEtal2013,LarcombeEtal1995,Hopley1983">
            <text:p>LewisEtal2013,LarcombeEtal1995,Hopley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SUA-1908">
            <text:p>SUA-1908</text:p>
          </table:table-cell>
          <table:table-cell office:value-type="float" office:value="-18.633">
            <text:p>-18.633</text:p>
          </table:table-cell>
          <table:table-cell office:value-type="float" office:value="147.428">
            <text:p>147.428</text:p>
          </table:table-cell>
          <table:table-cell office:value-type="float" office:value="4320.0">
            <text:p>4320.0</text:p>
          </table:table-cell>
          <table:table-cell office:value-type="float" office:value="90.0">
            <text:p>90.0</text:p>
          </table:table-cell>
          <table:table-cell office:value-type="string" office:value="Reef core">
            <text:p>Reef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2.98">
            <text:p>-2.9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wisEtal2013,LarcombeEtal1995,Hopley1983">
            <text:p>LewisEtal2013,LarcombeEtal1995,Hopley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SUA-1907">
            <text:p>SUA-1907</text:p>
          </table:table-cell>
          <table:table-cell office:value-type="float" office:value="-18.633">
            <text:p>-18.633</text:p>
          </table:table-cell>
          <table:table-cell office:value-type="float" office:value="147.428">
            <text:p>147.428</text:p>
          </table:table-cell>
          <table:table-cell office:value-type="float" office:value="4100.0">
            <text:p>4100.0</text:p>
          </table:table-cell>
          <table:table-cell office:value-type="float" office:value="80.0">
            <text:p>80.0</text:p>
          </table:table-cell>
          <table:table-cell office:value-type="string" office:value="Reef core">
            <text:p>Reef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.48">
            <text:p>-1.4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wisEtal2013,LarcombeEtal1995,Hopley1983">
            <text:p>LewisEtal2013,LarcombeEtal1995,Hopley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SUA-1749">
            <text:p>SUA-1749</text:p>
          </table:table-cell>
          <table:table-cell office:value-type="float" office:value="-18.611">
            <text:p>-18.611</text:p>
          </table:table-cell>
          <table:table-cell office:value-type="float" office:value="146.487">
            <text:p>146.487</text:p>
          </table:table-cell>
          <table:table-cell office:value-type="float" office:value="6610.0">
            <text:p>6610.0</text:p>
          </table:table-cell>
          <table:table-cell office:value-type="float" office:value="250.0">
            <text:p>250.0</text:p>
          </table:table-cell>
          <table:table-cell office:value-type="string" office:value="Reef core (Pavona clavus)">
            <text:p>Reef core (Pavona clavu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.73">
            <text:p>-10.73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wisEtal2013,LarcombeEtal1995,Hopley1983,HopleyEtal1983">
            <text:p>LewisEtal2013,LarcombeEtal1995,Hopley1983,HopleyEtal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SUA-1748">
            <text:p>SUA-1748</text:p>
          </table:table-cell>
          <table:table-cell office:value-type="float" office:value="-18.611">
            <text:p>-18.611</text:p>
          </table:table-cell>
          <table:table-cell office:value-type="float" office:value="146.487">
            <text:p>146.487</text:p>
          </table:table-cell>
          <table:table-cell office:value-type="float" office:value="4460.0">
            <text:p>4460.0</text:p>
          </table:table-cell>
          <table:table-cell office:value-type="float" office:value="110.0">
            <text:p>110.0</text:p>
          </table:table-cell>
          <table:table-cell office:value-type="string" office:value="Reef core (Astreaopora listeri)">
            <text:p>Reef core (Astreaopora listeri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4.73">
            <text:p>-14.73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wisEtal2013,LarcombeEtal1995,Hopley1983,HopleyEtal1983">
            <text:p>LewisEtal2013,LarcombeEtal1995,Hopley1983,HopleyEtal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SUA-1680">
            <text:p>SUA-1680</text:p>
          </table:table-cell>
          <table:table-cell office:value-type="float" office:value="-18.611">
            <text:p>-18.611</text:p>
          </table:table-cell>
          <table:table-cell office:value-type="float" office:value="146.487">
            <text:p>146.487</text:p>
          </table:table-cell>
          <table:table-cell office:value-type="float" office:value="6090.0">
            <text:p>6090.0</text:p>
          </table:table-cell>
          <table:table-cell office:value-type="float" office:value="100.0">
            <text:p>100.0</text:p>
          </table:table-cell>
          <table:table-cell office:value-type="string" office:value="Reef core (Porites)">
            <text:p>Reef core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4.43">
            <text:p>-4.43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wisEtal2013,LarcombeEtal1995,Hopley1983,HopleyEtal1983">
            <text:p>LewisEtal2013,LarcombeEtal1995,Hopley1983,HopleyEtal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SUA-1679">
            <text:p>SUA-1679</text:p>
          </table:table-cell>
          <table:table-cell office:value-type="float" office:value="-18.611">
            <text:p>-18.611</text:p>
          </table:table-cell>
          <table:table-cell office:value-type="float" office:value="146.487">
            <text:p>146.487</text:p>
          </table:table-cell>
          <table:table-cell office:value-type="float" office:value="5920.0">
            <text:p>5920.0</text:p>
          </table:table-cell>
          <table:table-cell office:value-type="float" office:value="100.0">
            <text:p>100.0</text:p>
          </table:table-cell>
          <table:table-cell office:value-type="string" office:value="Reef core (Porites)">
            <text:p>Reef core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.98">
            <text:p>-1.9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wisEtal2013,LarcombeEtal1995,Hopley1983,HopleyEtal1983">
            <text:p>LewisEtal2013,LarcombeEtal1995,Hopley1983,HopleyEtal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SUA-1678">
            <text:p>SUA-1678</text:p>
          </table:table-cell>
          <table:table-cell office:value-type="float" office:value="-18.611">
            <text:p>-18.611</text:p>
          </table:table-cell>
          <table:table-cell office:value-type="float" office:value="146.487">
            <text:p>146.487</text:p>
          </table:table-cell>
          <table:table-cell office:value-type="float" office:value="5320.0">
            <text:p>5320.0</text:p>
          </table:table-cell>
          <table:table-cell office:value-type="float" office:value="100.0">
            <text:p>100.0</text:p>
          </table:table-cell>
          <table:table-cell office:value-type="string" office:value="Reef core (Porites)">
            <text:p>Reef core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.28">
            <text:p>-1.2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wisEtal2013,LarcombeEtal1995,Hopley1983,HopleyEtal1983">
            <text:p>LewisEtal2013,LarcombeEtal1995,Hopley1983,HopleyEtal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SUA-1677">
            <text:p>SUA-1677</text:p>
          </table:table-cell>
          <table:table-cell office:value-type="float" office:value="-18.611">
            <text:p>-18.611</text:p>
          </table:table-cell>
          <table:table-cell office:value-type="float" office:value="146.487">
            <text:p>146.487</text:p>
          </table:table-cell>
          <table:table-cell office:value-type="float" office:value="4060.0">
            <text:p>4060.0</text:p>
          </table:table-cell>
          <table:table-cell office:value-type="float" office:value="90.0">
            <text:p>90.0</text:p>
          </table:table-cell>
          <table:table-cell office:value-type="string" office:value="Reef core (Porites)">
            <text:p>Reef core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8.68">
            <text:p>-8.6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wisEtal2013,LarcombeEtal1995,Hopley1983,HopleyEtal1983">
            <text:p>LewisEtal2013,LarcombeEtal1995,Hopley1983,HopleyEtal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SUA-1676">
            <text:p>SUA-1676</text:p>
          </table:table-cell>
          <table:table-cell office:value-type="float" office:value="-18.611">
            <text:p>-18.611</text:p>
          </table:table-cell>
          <table:table-cell office:value-type="float" office:value="146.487">
            <text:p>146.487</text:p>
          </table:table-cell>
          <table:table-cell office:value-type="float" office:value="2990.0">
            <text:p>2990.0</text:p>
          </table:table-cell>
          <table:table-cell office:value-type="float" office:value="90.0">
            <text:p>90.0</text:p>
          </table:table-cell>
          <table:table-cell office:value-type="string" office:value="Reef core (Porites)">
            <text:p>Reef core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4.08">
            <text:p>-4.0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wisEtal2013,LarcombeEtal1995,Hopley1983,HopleyEtal1983">
            <text:p>LewisEtal2013,LarcombeEtal1995,Hopley1983,HopleyEtal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SUA-1675">
            <text:p>SUA-1675</text:p>
          </table:table-cell>
          <table:table-cell office:value-type="float" office:value="-18.611">
            <text:p>-18.611</text:p>
          </table:table-cell>
          <table:table-cell office:value-type="float" office:value="146.487">
            <text:p>146.487</text:p>
          </table:table-cell>
          <table:table-cell office:value-type="float" office:value="2620.0">
            <text:p>2620.0</text:p>
          </table:table-cell>
          <table:table-cell office:value-type="float" office:value="90.0">
            <text:p>90.0</text:p>
          </table:table-cell>
          <table:table-cell office:value-type="string" office:value="Reef core (Porites)">
            <text:p>Reef core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.68">
            <text:p>-1.6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wisEtal2013,LarcombeEtal1995,Hopley1983,HopleyEtal1983">
            <text:p>LewisEtal2013,LarcombeEtal1995,Hopley1983,HopleyEtal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SUA-1674">
            <text:p>SUA-1674</text:p>
          </table:table-cell>
          <table:table-cell office:value-type="float" office:value="-18.611">
            <text:p>-18.611</text:p>
          </table:table-cell>
          <table:table-cell office:value-type="float" office:value="146.487">
            <text:p>146.487</text:p>
          </table:table-cell>
          <table:table-cell office:value-type="float" office:value="3330.0">
            <text:p>3330.0</text:p>
          </table:table-cell>
          <table:table-cell office:value-type="float" office:value="120.0">
            <text:p>120.0</text:p>
          </table:table-cell>
          <table:table-cell office:value-type="string" office:value="Reef core (Astreaopora listeri)">
            <text:p>Reef core (Astreaopora listeri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7.68">
            <text:p>-7.6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wisEtal2013,LarcombeEtal1995,Hopley1983,HopleyEtal1983">
            <text:p>LewisEtal2013,LarcombeEtal1995,Hopley1983,HopleyEtal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SUA-1673">
            <text:p>SUA-1673</text:p>
          </table:table-cell>
          <table:table-cell office:value-type="float" office:value="-18.611">
            <text:p>-18.611</text:p>
          </table:table-cell>
          <table:table-cell office:value-type="float" office:value="146.487">
            <text:p>146.487</text:p>
          </table:table-cell>
          <table:table-cell office:value-type="float" office:value="1630.0">
            <text:p>1630.0</text:p>
          </table:table-cell>
          <table:table-cell office:value-type="float" office:value="90.0">
            <text:p>90.0</text:p>
          </table:table-cell>
          <table:table-cell office:value-type="string" office:value="Reef core (Favia)">
            <text:p>Reef core (Favi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3.33">
            <text:p>-3.33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wisEtal2013,LarcombeEtal1995,Hopley1983,HopleyEtal1983">
            <text:p>LewisEtal2013,LarcombeEtal1995,Hopley1983,HopleyEtal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SUA-1536">
            <text:p>SUA-1536</text:p>
          </table:table-cell>
          <table:table-cell office:value-type="float" office:value="-18.798">
            <text:p>-18.798</text:p>
          </table:table-cell>
          <table:table-cell office:value-type="float" office:value="147.526">
            <text:p>147.526</text:p>
          </table:table-cell>
          <table:table-cell office:value-type="float" office:value="7110.0">
            <text:p>7110.0</text:p>
          </table:table-cell>
          <table:table-cell office:value-type="float" office:value="240.0">
            <text:p>240.0</text:p>
          </table:table-cell>
          <table:table-cell office:value-type="string" office:value="Reef core">
            <text:p>Reef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9.48">
            <text:p>-19.4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wisEtal2013,LarcombeEtal1995,Hopley1983">
            <text:p>LewisEtal2013,LarcombeEtal1995,Hopley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SUA-1534">
            <text:p>SUA-1534</text:p>
          </table:table-cell>
          <table:table-cell office:value-type="float" office:value="-18.798">
            <text:p>-18.798</text:p>
          </table:table-cell>
          <table:table-cell office:value-type="float" office:value="147.526">
            <text:p>147.526</text:p>
          </table:table-cell>
          <table:table-cell office:value-type="float" office:value="6140.0">
            <text:p>6140.0</text:p>
          </table:table-cell>
          <table:table-cell office:value-type="float" office:value="120.0">
            <text:p>120.0</text:p>
          </table:table-cell>
          <table:table-cell office:value-type="string" office:value="Reef core">
            <text:p>Reef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2.98">
            <text:p>-12.9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wisEtal2013,LarcombeEtal1995,Hopley1983">
            <text:p>LewisEtal2013,LarcombeEtal1995,Hopley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GAK-7224">
            <text:p>GAK-7224</text:p>
          </table:table-cell>
          <table:table-cell office:value-type="float" office:value="-19.2">
            <text:p>-19.2</text:p>
          </table:table-cell>
          <table:table-cell office:value-type="float" office:value="146.9">
            <text:p>146.9</text:p>
          </table:table-cell>
          <table:table-cell office:value-type="float" office:value="6310.0">
            <text:p>6310.0</text:p>
          </table:table-cell>
          <table:table-cell office:value-type="float" office:value="170.0">
            <text:p>170.0</text:p>
          </table:table-cell>
          <table:table-cell office:value-type="string" office:value="Wood in marine sand">
            <text:p>Wood in marine sand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1.26">
            <text:p>-11.26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LewisEtal2013,LarcombeEtal1995,Belperio1978">
            <text:p>LewisEtal2013,LarcombeEtal1995,Belperio1978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2030">
            <text:p>b2030</text:p>
          </table:table-cell>
          <table:table-cell office:value-type="float" office:value="-18.259">
            <text:p>-18.259</text:p>
          </table:table-cell>
          <table:table-cell office:value-type="float" office:value="146.208">
            <text:p>146.208</text:p>
          </table:table-cell>
          <table:table-cell office:value-type="float" office:value="4235.0">
            <text:p>4235.0</text:p>
          </table:table-cell>
          <table:table-cell office:value-type="float" office:value="105.0">
            <text:p>10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.3">
            <text:p>-1.3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wisEtal2013,LarcombeEtal1995,GrindrodRhodes1984">
            <text:p>LewisEtal2013,LarcombeEtal1995,GrindrodRhodes1984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GAK-6720">
            <text:p>GAK-6720</text:p>
          </table:table-cell>
          <table:table-cell office:value-type="float" office:value="-19.17">
            <text:p>-19.17</text:p>
          </table:table-cell>
          <table:table-cell office:value-type="float" office:value="146.88">
            <text:p>146.88</text:p>
          </table:table-cell>
          <table:table-cell office:value-type="float" office:value="8540.0">
            <text:p>8540.0</text:p>
          </table:table-cell>
          <table:table-cell office:value-type="float" office:value="170.0">
            <text:p>170.0</text:p>
          </table:table-cell>
          <table:table-cell office:value-type="string" office:value="Mangrove mud">
            <text:p>Mangrove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75">
            <text:p>-10.7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ewisEtal2013,LarcombeEtal1995,Belperio1978,Belperio1979">
            <text:p>LewisEtal2013,LarcombeEtal1995,Belperio1978,Belperio1979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at-1107">
            <text:p>Wat-1107</text:p>
          </table:table-cell>
          <table:table-cell office:value-type="float" office:value="-18.668">
            <text:p>-18.668</text:p>
          </table:table-cell>
          <table:table-cell office:value-type="float" office:value="146.51">
            <text:p>146.51</text:p>
          </table:table-cell>
          <table:table-cell office:value-type="float" office:value="4575.0">
            <text:p>4575.0</text:p>
          </table:table-cell>
          <table:table-cell office:value-type="float" office:value="100.0">
            <text:p>100.0</text:p>
          </table:table-cell>
          <table:table-cell office:value-type="string" office:value="Coral core">
            <text:p>Coral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0.51">
            <text:p>-0.51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ewisEtal2013,LarcombeEtal1995,JohnsonRisk1987">
            <text:p>LewisEtal2013,LarcombeEtal1995,JohnsonRisk1987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GAK-7223">
            <text:p>GAK-7223</text:p>
          </table:table-cell>
          <table:table-cell office:value-type="float" office:value="-19.19">
            <text:p>-19.19</text:p>
          </table:table-cell>
          <table:table-cell office:value-type="float" office:value="146.87">
            <text:p>146.87</text:p>
          </table:table-cell>
          <table:table-cell office:value-type="float" office:value="7970.0">
            <text:p>7970.0</text:p>
          </table:table-cell>
          <table:table-cell office:value-type="float" office:value="200.0">
            <text:p>200.0</text:p>
          </table:table-cell>
          <table:table-cell office:value-type="string" office:value="Mangrove mud">
            <text:p>Mangrove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7">
            <text:p>-11.7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LewisEtal2013,LarcombeEtal1995,Belperio1978,Belperio1979">
            <text:p>LewisEtal2013,LarcombeEtal1995,Belperio1978,Belperio1979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eta-5706">
            <text:p>Beta-5706</text:p>
          </table:table-cell>
          <table:table-cell office:value-type="float" office:value="-18.668">
            <text:p>-18.668</text:p>
          </table:table-cell>
          <table:table-cell office:value-type="float" office:value="146.51">
            <text:p>146.51</text:p>
          </table:table-cell>
          <table:table-cell office:value-type="float" office:value="2340.0">
            <text:p>2340.0</text:p>
          </table:table-cell>
          <table:table-cell office:value-type="float" office:value="100.0">
            <text:p>100.0</text:p>
          </table:table-cell>
          <table:table-cell office:value-type="string" office:value="Coral core">
            <text:p>Coral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5.36">
            <text:p>-5.36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ewisEtal2013,LarcombeEtal1995,JohnsonRisk1987">
            <text:p>LewisEtal2013,LarcombeEtal1995,JohnsonRisk1987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2029">
            <text:p>b2029</text:p>
          </table:table-cell>
          <table:table-cell office:value-type="float" office:value="-18.259">
            <text:p>-18.259</text:p>
          </table:table-cell>
          <table:table-cell office:value-type="float" office:value="146.208">
            <text:p>146.208</text:p>
          </table:table-cell>
          <table:table-cell office:value-type="float" office:value="3466.0">
            <text:p>3466.0</text:p>
          </table:table-cell>
          <table:table-cell office:value-type="float" office:value="134.0">
            <text:p>134.0</text:p>
          </table:table-cell>
          <table:table-cell office:value-type="string" office:value="Organic mud">
            <text:p>Organic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45">
            <text:p>-0.45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LewisEtal2013,LarcombeEtal1995,GrindrodRhodes1984">
            <text:p>LewisEtal2013,LarcombeEtal1995,GrindrodRhodes1984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eta-5708">
            <text:p>Beta-5708</text:p>
          </table:table-cell>
          <table:table-cell office:value-type="float" office:value="-18.668">
            <text:p>-18.668</text:p>
          </table:table-cell>
          <table:table-cell office:value-type="float" office:value="146.51">
            <text:p>146.51</text:p>
          </table:table-cell>
          <table:table-cell office:value-type="float" office:value="2880.0">
            <text:p>2880.0</text:p>
          </table:table-cell>
          <table:table-cell office:value-type="float" office:value="100.0">
            <text:p>100.0</text:p>
          </table:table-cell>
          <table:table-cell office:value-type="string" office:value="Coral core">
            <text:p>Coral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.06">
            <text:p>-11.06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ewisEtal2013,LarcombeEtal1995,JohnsonRisk1987">
            <text:p>LewisEtal2013,LarcombeEtal1995,JohnsonRisk1987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7712">
            <text:p>WK7712</text:p>
          </table:table-cell>
          <table:table-cell office:value-type="float" office:value="-19.14">
            <text:p>-19.14</text:p>
          </table:table-cell>
          <table:table-cell office:value-type="float" office:value="146.83">
            <text:p>146.83</text:p>
          </table:table-cell>
          <table:table-cell office:value-type="float" office:value="6890.0">
            <text:p>6890.0</text:p>
          </table:table-cell>
          <table:table-cell office:value-type="float" office:value="130.0">
            <text:p>130.0</text:p>
          </table:table-cell>
          <table:table-cell office:value-type="string" office:value="Barnacle (Octomeris brunna)">
            <text:p>Barnacle (Octomeris brunn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35">
            <text:p>1.35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 office:value="LewisEtal2013,Higley2000">
            <text:p>LewisEtal2013,Higley2000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7711">
            <text:p>WK7711</text:p>
          </table:table-cell>
          <table:table-cell office:value-type="float" office:value="-19.14">
            <text:p>-19.14</text:p>
          </table:table-cell>
          <table:table-cell office:value-type="float" office:value="146.83">
            <text:p>146.83</text:p>
          </table:table-cell>
          <table:table-cell office:value-type="float" office:value="4120.0">
            <text:p>4120.0</text:p>
          </table:table-cell>
          <table:table-cell office:value-type="float" office:value="60.0">
            <text:p>60.0</text:p>
          </table:table-cell>
          <table:table-cell office:value-type="string" office:value="Oyster (Saccostrea cuccullata)">
            <text:p>Oyster (Saccostrea cuccullat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65">
            <text:p>1.65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string" office:value="LewisEtal2013,Higley2000">
            <text:p>LewisEtal2013,Higley2000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K7710">
            <text:p>WK7710</text:p>
          </table:table-cell>
          <table:table-cell office:value-type="float" office:value="-19.14">
            <text:p>-19.14</text:p>
          </table:table-cell>
          <table:table-cell office:value-type="float" office:value="146.83">
            <text:p>146.83</text:p>
          </table:table-cell>
          <table:table-cell office:value-type="float" office:value="5040.0">
            <text:p>5040.0</text:p>
          </table:table-cell>
          <table:table-cell office:value-type="float" office:value="50.0">
            <text:p>50.0</text:p>
          </table:table-cell>
          <table:table-cell office:value-type="string" office:value="Oyster (Saccostrea cuccullata)">
            <text:p>Oyster (Saccostrea cuccullat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65">
            <text:p>1.65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string" office:value="LewisEtal2013,Higley2000">
            <text:p>LewisEtal2013,Higley2000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eta-5709">
            <text:p>Beta-5709</text:p>
          </table:table-cell>
          <table:table-cell office:value-type="float" office:value="-18.668">
            <text:p>-18.668</text:p>
          </table:table-cell>
          <table:table-cell office:value-type="float" office:value="146.51">
            <text:p>146.51</text:p>
          </table:table-cell>
          <table:table-cell office:value-type="float" office:value="5910.0">
            <text:p>5910.0</text:p>
          </table:table-cell>
          <table:table-cell office:value-type="float" office:value="110.0">
            <text:p>110.0</text:p>
          </table:table-cell>
          <table:table-cell office:value-type="string" office:value="Coral core">
            <text:p>Coral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34">
            <text:p>0.34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ewisEtal2013,LarcombeEtal1995,JohnsonRisk1987">
            <text:p>LewisEtal2013,LarcombeEtal1995,JohnsonRisk1987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eta-5711">
            <text:p>Beta-5711</text:p>
          </table:table-cell>
          <table:table-cell office:value-type="float" office:value="-18.668">
            <text:p>-18.668</text:p>
          </table:table-cell>
          <table:table-cell office:value-type="float" office:value="146.51">
            <text:p>146.51</text:p>
          </table:table-cell>
          <table:table-cell office:value-type="float" office:value="4470.0">
            <text:p>4470.0</text:p>
          </table:table-cell>
          <table:table-cell office:value-type="float" office:value="120.0">
            <text:p>120.0</text:p>
          </table:table-cell>
          <table:table-cell office:value-type="string" office:value="Coral core">
            <text:p>Coral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0.51">
            <text:p>-0.51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ewisEtal2013,LarcombeEtal1995,JohnsonRisk1987">
            <text:p>LewisEtal2013,LarcombeEtal1995,JohnsonRisk1987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eta-5712">
            <text:p>Beta-5712</text:p>
          </table:table-cell>
          <table:table-cell office:value-type="float" office:value="-18.668">
            <text:p>-18.668</text:p>
          </table:table-cell>
          <table:table-cell office:value-type="float" office:value="146.51">
            <text:p>146.51</text:p>
          </table:table-cell>
          <table:table-cell office:value-type="float" office:value="3910.0">
            <text:p>3910.0</text:p>
          </table:table-cell>
          <table:table-cell office:value-type="float" office:value="80.0">
            <text:p>80.0</text:p>
          </table:table-cell>
          <table:table-cell office:value-type="string" office:value="Coral core">
            <text:p>Coral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.76">
            <text:p>-1.76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ewisEtal2013,LarcombeEtal1995,JohnsonRisk1987">
            <text:p>LewisEtal2013,LarcombeEtal1995,JohnsonRisk1987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eta-5713">
            <text:p>Beta-5713</text:p>
          </table:table-cell>
          <table:table-cell office:value-type="float" office:value="-18.668">
            <text:p>-18.668</text:p>
          </table:table-cell>
          <table:table-cell office:value-type="float" office:value="146.51">
            <text:p>146.51</text:p>
          </table:table-cell>
          <table:table-cell office:value-type="float" office:value="4600.0">
            <text:p>4600.0</text:p>
          </table:table-cell>
          <table:table-cell office:value-type="float" office:value="70.0">
            <text:p>70.0</text:p>
          </table:table-cell>
          <table:table-cell office:value-type="string" office:value="Coral core">
            <text:p>Coral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4.2">
            <text:p>-4.2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ewisEtal2013,LarcombeEtal1995,JohnsonRisk1987">
            <text:p>LewisEtal2013,LarcombeEtal1995,JohnsonRisk1987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eta-5714">
            <text:p>Beta-5714</text:p>
          </table:table-cell>
          <table:table-cell office:value-type="float" office:value="-18.668">
            <text:p>-18.668</text:p>
          </table:table-cell>
          <table:table-cell office:value-type="float" office:value="146.51">
            <text:p>146.51</text:p>
          </table:table-cell>
          <table:table-cell office:value-type="float" office:value="5340.0">
            <text:p>5340.0</text:p>
          </table:table-cell>
          <table:table-cell office:value-type="float" office:value="100.0">
            <text:p>100.0</text:p>
          </table:table-cell>
          <table:table-cell office:value-type="string" office:value="Coral core">
            <text:p>Coral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5.66">
            <text:p>-5.66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ewisEtal2013,LarcombeEtal1995,JohnsonRisk1987">
            <text:p>LewisEtal2013,LarcombeEtal1995,JohnsonRisk1987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eta-5715">
            <text:p>Beta-5715</text:p>
          </table:table-cell>
          <table:table-cell office:value-type="float" office:value="-18.668">
            <text:p>-18.668</text:p>
          </table:table-cell>
          <table:table-cell office:value-type="float" office:value="146.51">
            <text:p>146.51</text:p>
          </table:table-cell>
          <table:table-cell office:value-type="float" office:value="4290.0">
            <text:p>4290.0</text:p>
          </table:table-cell>
          <table:table-cell office:value-type="float" office:value="120.0">
            <text:p>120.0</text:p>
          </table:table-cell>
          <table:table-cell office:value-type="string" office:value="Coral core">
            <text:p>Coral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6.56">
            <text:p>-6.56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ewisEtal2013,LarcombeEtal1995,JohnsonRisk1987">
            <text:p>LewisEtal2013,LarcombeEtal1995,JohnsonRisk1987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Chappell1983_EWD-1">
            <text:p>Chappell1983_EWD-1</text:p>
          </table:table-cell>
          <table:table-cell office:value-type="float" office:value="-17.967">
            <text:p>-17.967</text:p>
          </table:table-cell>
          <table:table-cell office:value-type="float" office:value="146.167">
            <text:p>146.167</text:p>
          </table:table-cell>
          <table:table-cell office:value-type="float" office:value="6175.0">
            <text:p>6175.0</text:p>
          </table:table-cell>
          <table:table-cell office:value-type="float" office:value="100.0">
            <text:p>100.0</text:p>
          </table:table-cell>
          <table:table-cell office:value-type="string" office:value="Microatoll (Porites)">
            <text:p>Microatol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85">
            <text:p>0.8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ChappellEtal1983">
            <text:p>LewisEtal2013,ChappellEtal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Chappell1983_EWD-3">
            <text:p>Chappell1983_EWD-3</text:p>
          </table:table-cell>
          <table:table-cell office:value-type="float" office:value="-17.967">
            <text:p>-17.967</text:p>
          </table:table-cell>
          <table:table-cell office:value-type="float" office:value="146.167">
            <text:p>146.167</text:p>
          </table:table-cell>
          <table:table-cell office:value-type="float" office:value="5745.0">
            <text:p>5745.0</text:p>
          </table:table-cell>
          <table:table-cell office:value-type="float" office:value="90.0">
            <text:p>90.0</text:p>
          </table:table-cell>
          <table:table-cell office:value-type="string" office:value="Microatoll (Porites)">
            <text:p>Microatol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ChappellEtal1983">
            <text:p>LewisEtal2013,ChappellEtal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Chappell1983_EWD-4">
            <text:p>Chappell1983_EWD-4</text:p>
          </table:table-cell>
          <table:table-cell office:value-type="float" office:value="-17.967">
            <text:p>-17.967</text:p>
          </table:table-cell>
          <table:table-cell office:value-type="float" office:value="146.167">
            <text:p>146.167</text:p>
          </table:table-cell>
          <table:table-cell office:value-type="float" office:value="5095.0">
            <text:p>5095.0</text:p>
          </table:table-cell>
          <table:table-cell office:value-type="float" office:value="95.0">
            <text:p>95.0</text:p>
          </table:table-cell>
          <table:table-cell office:value-type="string" office:value="Microatoll (Porites)">
            <text:p>Microatol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45">
            <text:p>0.4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ChappellEtal1983">
            <text:p>LewisEtal2013,ChappellEtal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Chappell1983_EWD-5">
            <text:p>Chappell1983_EWD-5</text:p>
          </table:table-cell>
          <table:table-cell office:value-type="float" office:value="-17.967">
            <text:p>-17.967</text:p>
          </table:table-cell>
          <table:table-cell office:value-type="float" office:value="146.167">
            <text:p>146.167</text:p>
          </table:table-cell>
          <table:table-cell office:value-type="float" office:value="5805.0">
            <text:p>5805.0</text:p>
          </table:table-cell>
          <table:table-cell office:value-type="float" office:value="70.0">
            <text:p>70.0</text:p>
          </table:table-cell>
          <table:table-cell office:value-type="string" office:value="Microatoll (Porites)">
            <text:p>Microatol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ChappellEtal1983">
            <text:p>LewisEtal2013,ChappellEtal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Chappell1983_EWG-1">
            <text:p>Chappell1983_EWG-1</text:p>
          </table:table-cell>
          <table:table-cell office:value-type="float" office:value="-18.183">
            <text:p>-18.183</text:p>
          </table:table-cell>
          <table:table-cell office:value-type="float" office:value="146.167">
            <text:p>146.167</text:p>
          </table:table-cell>
          <table:table-cell office:value-type="float" office:value="6305.0">
            <text:p>6305.0</text:p>
          </table:table-cell>
          <table:table-cell office:value-type="float" office:value="140.0">
            <text:p>140.0</text:p>
          </table:table-cell>
          <table:table-cell office:value-type="string" office:value="Microatoll (Porites)">
            <text:p>Microatol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25">
            <text:p>1.2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ChappellEtal1983">
            <text:p>LewisEtal2013,ChappellEtal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at-1108">
            <text:p>Wat-1108</text:p>
          </table:table-cell>
          <table:table-cell office:value-type="float" office:value="-18.668">
            <text:p>-18.668</text:p>
          </table:table-cell>
          <table:table-cell office:value-type="float" office:value="146.51">
            <text:p>146.51</text:p>
          </table:table-cell>
          <table:table-cell office:value-type="float" office:value="5330.0">
            <text:p>5330.0</text:p>
          </table:table-cell>
          <table:table-cell office:value-type="float" office:value="120.0">
            <text:p>120.0</text:p>
          </table:table-cell>
          <table:table-cell office:value-type="string" office:value="Coral core">
            <text:p>Coral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5.66">
            <text:p>-5.66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ewisEtal2013,LarcombeEtal1995,JohnsonRisk1987">
            <text:p>LewisEtal2013,LarcombeEtal1995,JohnsonRisk1987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Chappell1983_EWG-2">
            <text:p>Chappell1983_EWG-2</text:p>
          </table:table-cell>
          <table:table-cell office:value-type="float" office:value="-18.183">
            <text:p>-18.183</text:p>
          </table:table-cell>
          <table:table-cell office:value-type="float" office:value="146.167">
            <text:p>146.167</text:p>
          </table:table-cell>
          <table:table-cell office:value-type="float" office:value="5665.0">
            <text:p>5665.0</text:p>
          </table:table-cell>
          <table:table-cell office:value-type="float" office:value="110.0">
            <text:p>110.0</text:p>
          </table:table-cell>
          <table:table-cell office:value-type="string" office:value="Microatoll (Porites)">
            <text:p>Microatol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95">
            <text:p>0.9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ChappellEtal1983">
            <text:p>LewisEtal2013,ChappellEtal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Wat-1109">
            <text:p>Wat-1109</text:p>
          </table:table-cell>
          <table:table-cell office:value-type="float" office:value="-18.668">
            <text:p>-18.668</text:p>
          </table:table-cell>
          <table:table-cell office:value-type="float" office:value="146.51">
            <text:p>146.51</text:p>
          </table:table-cell>
          <table:table-cell office:value-type="float" office:value="4380.0">
            <text:p>4380.0</text:p>
          </table:table-cell>
          <table:table-cell office:value-type="float" office:value="80.0">
            <text:p>80.0</text:p>
          </table:table-cell>
          <table:table-cell office:value-type="string" office:value="Coral core">
            <text:p>Coral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.76">
            <text:p>-1.76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ewisEtal2013,LarcombeEtal1995,JohnsonRisk1987">
            <text:p>LewisEtal2013,LarcombeEtal1995,JohnsonRisk1987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eta-5703">
            <text:p>Beta-5703</text:p>
          </table:table-cell>
          <table:table-cell office:value-type="float" office:value="-18.668">
            <text:p>-18.668</text:p>
          </table:table-cell>
          <table:table-cell office:value-type="float" office:value="146.51">
            <text:p>146.51</text:p>
          </table:table-cell>
          <table:table-cell office:value-type="float" office:value="2250.0">
            <text:p>2250.0</text:p>
          </table:table-cell>
          <table:table-cell office:value-type="float" office:value="90.0">
            <text:p>90.0</text:p>
          </table:table-cell>
          <table:table-cell office:value-type="string" office:value="Coral core">
            <text:p>Coral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2.21">
            <text:p>-2.21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ewisEtal2013,LarcombeEtal1995,JohnsonRisk1987">
            <text:p>LewisEtal2013,LarcombeEtal1995,JohnsonRisk1987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eta-1186">
            <text:p>Beta-1186</text:p>
          </table:table-cell>
          <table:table-cell office:value-type="float" office:value="-18.283">
            <text:p>-18.283</text:p>
          </table:table-cell>
          <table:table-cell office:value-type="float" office:value="146.28">
            <text:p>146.28</text:p>
          </table:table-cell>
          <table:table-cell office:value-type="float" office:value="4900.0">
            <text:p>4900.0</text:p>
          </table:table-cell>
          <table:table-cell office:value-type="float" office:value="96.0">
            <text:p>96.0</text:p>
          </table:table-cell>
          <table:table-cell office:value-type="string" office:value="Wood">
            <text:p>Wood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.1">
            <text:p>1.1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LewisEtal2013,LarcombeEtal1995,PyeRhodes1985">
            <text:p>LewisEtal2013,LarcombeEtal1995,PyeRhodes198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eta-1187">
            <text:p>Beta-1187</text:p>
          </table:table-cell>
          <table:table-cell office:value-type="float" office:value="-18.283">
            <text:p>-18.283</text:p>
          </table:table-cell>
          <table:table-cell office:value-type="float" office:value="146.28">
            <text:p>146.28</text:p>
          </table:table-cell>
          <table:table-cell office:value-type="float" office:value="6299.0">
            <text:p>6299.0</text:p>
          </table:table-cell>
          <table:table-cell office:value-type="float" office:value="115.0">
            <text:p>11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4.7">
            <text:p>-4.7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ewisEtal2013,LarcombeEtal1995,PyeRhodes1985">
            <text:p>LewisEtal2013,LarcombeEtal1995,PyeRhodes198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eta-1188">
            <text:p>Beta-1188</text:p>
          </table:table-cell>
          <table:table-cell office:value-type="float" office:value="-18.283">
            <text:p>-18.283</text:p>
          </table:table-cell>
          <table:table-cell office:value-type="float" office:value="146.28">
            <text:p>146.28</text:p>
          </table:table-cell>
          <table:table-cell office:value-type="float" office:value="6114.0">
            <text:p>6114.0</text:p>
          </table:table-cell>
          <table:table-cell office:value-type="float" office:value="91.0">
            <text:p>91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7.7">
            <text:p>-7.7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LewisEtal2013,LarcombeEtal1995,PyeRhodes1985">
            <text:p>LewisEtal2013,LarcombeEtal1995,PyeRhodes198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eta-1190">
            <text:p>Beta-1190</text:p>
          </table:table-cell>
          <table:table-cell office:value-type="float" office:value="-18.283">
            <text:p>-18.283</text:p>
          </table:table-cell>
          <table:table-cell office:value-type="float" office:value="146.28">
            <text:p>146.28</text:p>
          </table:table-cell>
          <table:table-cell office:value-type="float" office:value="2130.0">
            <text:p>2130.0</text:p>
          </table:table-cell>
          <table:table-cell office:value-type="float" office:value="91.0">
            <text:p>91.0</text:p>
          </table:table-cell>
          <table:table-cell office:value-type="string" office:value="Wood">
            <text:p>Wood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.3">
            <text:p>2.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LewisEtal2013,LarcombeEtal1995,PyeRhodes1985">
            <text:p>LewisEtal2013,LarcombeEtal1995,PyeRhodes198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eta-1191">
            <text:p>Beta-1191</text:p>
          </table:table-cell>
          <table:table-cell office:value-type="float" office:value="-18.283">
            <text:p>-18.283</text:p>
          </table:table-cell>
          <table:table-cell office:value-type="float" office:value="146.28">
            <text:p>146.28</text:p>
          </table:table-cell>
          <table:table-cell office:value-type="float" office:value="5731.0">
            <text:p>5731.0</text:p>
          </table:table-cell>
          <table:table-cell office:value-type="float" office:value="96.0">
            <text:p>96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3.7">
            <text:p>-3.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wisEtal2013,LarcombeEtal1995,PyeRhodes1985">
            <text:p>LewisEtal2013,LarcombeEtal1995,PyeRhodes198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eta-1192">
            <text:p>Beta-1192</text:p>
          </table:table-cell>
          <table:table-cell office:value-type="float" office:value="-18.283">
            <text:p>-18.283</text:p>
          </table:table-cell>
          <table:table-cell office:value-type="float" office:value="146.28">
            <text:p>146.28</text:p>
          </table:table-cell>
          <table:table-cell office:value-type="float" office:value="7450.0">
            <text:p>7450.0</text:p>
          </table:table-cell>
          <table:table-cell office:value-type="float" office:value="114.0">
            <text:p>114.0</text:p>
          </table:table-cell>
          <table:table-cell office:value-type="string" office:value="Wood">
            <text:p>Wood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6.7">
            <text:p>-6.7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LewisEtal2013,LarcombeEtal1995,PyeRhodes1985">
            <text:p>LewisEtal2013,LarcombeEtal1995,PyeRhodes198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eta-1193">
            <text:p>Beta-1193</text:p>
          </table:table-cell>
          <table:table-cell office:value-type="float" office:value="-18.283">
            <text:p>-18.283</text:p>
          </table:table-cell>
          <table:table-cell office:value-type="float" office:value="146.28">
            <text:p>146.28</text:p>
          </table:table-cell>
          <table:table-cell office:value-type="float" office:value="8075.0">
            <text:p>8075.0</text:p>
          </table:table-cell>
          <table:table-cell office:value-type="float" office:value="110.0">
            <text:p>110.0</text:p>
          </table:table-cell>
          <table:table-cell office:value-type="string" office:value="Wood">
            <text:p>Wood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8.7">
            <text:p>-8.7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LewisEtal2013,LarcombeEtal1995,PyeRhodes1985">
            <text:p>LewisEtal2013,LarcombeEtal1995,PyeRhodes198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eta-1195">
            <text:p>Beta-1195</text:p>
          </table:table-cell>
          <table:table-cell office:value-type="float" office:value="-18.283">
            <text:p>-18.283</text:p>
          </table:table-cell>
          <table:table-cell office:value-type="float" office:value="146.28">
            <text:p>146.28</text:p>
          </table:table-cell>
          <table:table-cell office:value-type="float" office:value="4890.0">
            <text:p>4890.0</text:p>
          </table:table-cell>
          <table:table-cell office:value-type="float" office:value="105.0">
            <text:p>105.0</text:p>
          </table:table-cell>
          <table:table-cell office:value-type="string" office:value="Wood">
            <text:p>Wood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.1">
            <text:p>1.1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LewisEtal2013,LarcombeEtal1995,PyeRhodes1985">
            <text:p>LewisEtal2013,LarcombeEtal1995,PyeRhodes1985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eta-1345">
            <text:p>Beta-1345</text:p>
          </table:table-cell>
          <table:table-cell office:value-type="float" office:value="-18.234">
            <text:p>-18.234</text:p>
          </table:table-cell>
          <table:table-cell office:value-type="float" office:value="146.734">
            <text:p>146.734</text:p>
          </table:table-cell>
          <table:table-cell office:value-type="float" office:value="3975.0">
            <text:p>3975.0</text:p>
          </table:table-cell>
          <table:table-cell office:value-type="float" office:value="73.0">
            <text:p>73.0</text:p>
          </table:table-cell>
          <table:table-cell office:value-type="string" office:value="Coral boundstone">
            <text:p>Coral boundston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.14">
            <text:p>-1.14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LewisEtal2013,LarcombeEtal1995,JohnsonEtal1984">
            <text:p>LewisEtal2013,LarcombeEtal1995,JohnsonEtal1984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eta-1351">
            <text:p>Beta-1351</text:p>
          </table:table-cell>
          <table:table-cell office:value-type="float" office:value="-18.234">
            <text:p>-18.234</text:p>
          </table:table-cell>
          <table:table-cell office:value-type="float" office:value="146.734">
            <text:p>146.734</text:p>
          </table:table-cell>
          <table:table-cell office:value-type="float" office:value="5570.0">
            <text:p>5570.0</text:p>
          </table:table-cell>
          <table:table-cell office:value-type="float" office:value="82.0">
            <text:p>82.0</text:p>
          </table:table-cell>
          <table:table-cell office:value-type="string" office:value="Coral framestone">
            <text:p>Coral frameston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9.54">
            <text:p>-9.54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LewisEtal2013,LarcombeEtal1995,JohnsonEtal1984">
            <text:p>LewisEtal2013,LarcombeEtal1995,JohnsonEtal1984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eta-1352">
            <text:p>Beta-1352</text:p>
          </table:table-cell>
          <table:table-cell office:value-type="float" office:value="-18.234">
            <text:p>-18.234</text:p>
          </table:table-cell>
          <table:table-cell office:value-type="float" office:value="146.734">
            <text:p>146.734</text:p>
          </table:table-cell>
          <table:table-cell office:value-type="float" office:value="5655.0">
            <text:p>5655.0</text:p>
          </table:table-cell>
          <table:table-cell office:value-type="float" office:value="96.0">
            <text:p>96.0</text:p>
          </table:table-cell>
          <table:table-cell office:value-type="string" office:value="Coral rudstone">
            <text:p>Coral rudston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.04">
            <text:p>-10.04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LewisEtal2013,LarcombeEtal1995,JohnsonEtal1984">
            <text:p>LewisEtal2013,LarcombeEtal1995,JohnsonEtal1984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eta-1353">
            <text:p>Beta-1353</text:p>
          </table:table-cell>
          <table:table-cell office:value-type="float" office:value="-18.234">
            <text:p>-18.234</text:p>
          </table:table-cell>
          <table:table-cell office:value-type="float" office:value="146.734">
            <text:p>146.734</text:p>
          </table:table-cell>
          <table:table-cell office:value-type="float" office:value="9120.0">
            <text:p>9120.0</text:p>
          </table:table-cell>
          <table:table-cell office:value-type="float" office:value="100.0">
            <text:p>100.0</text:p>
          </table:table-cell>
          <table:table-cell office:value-type="string" office:value="Coral rudstone">
            <text:p>Coral rudston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8.54">
            <text:p>-18.54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LewisEtal2013,LarcombeEtal1995,JohnsonEtal1984">
            <text:p>LewisEtal2013,LarcombeEtal1995,JohnsonEtal1984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eta-1354">
            <text:p>Beta-1354</text:p>
          </table:table-cell>
          <table:table-cell office:value-type="float" office:value="-18.234">
            <text:p>-18.234</text:p>
          </table:table-cell>
          <table:table-cell office:value-type="float" office:value="146.734">
            <text:p>146.734</text:p>
          </table:table-cell>
          <table:table-cell office:value-type="float" office:value="9165.0">
            <text:p>9165.0</text:p>
          </table:table-cell>
          <table:table-cell office:value-type="float" office:value="237.0">
            <text:p>237.0</text:p>
          </table:table-cell>
          <table:table-cell office:value-type="string" office:value="Coral rudstone">
            <text:p>Coral rudston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21.54">
            <text:p>-21.54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LewisEtal2013,LarcombeEtal1995,JohnsonEtal1984">
            <text:p>LewisEtal2013,LarcombeEtal1995,JohnsonEtal1984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eta-1679">
            <text:p>Beta-1679</text:p>
          </table:table-cell>
          <table:table-cell office:value-type="float" office:value="-18.234">
            <text:p>-18.234</text:p>
          </table:table-cell>
          <table:table-cell office:value-type="float" office:value="146.734">
            <text:p>146.734</text:p>
          </table:table-cell>
          <table:table-cell office:value-type="float" office:value="4210.0">
            <text:p>4210.0</text:p>
          </table:table-cell>
          <table:table-cell office:value-type="float" office:value="105.0">
            <text:p>105.0</text:p>
          </table:table-cell>
          <table:table-cell office:value-type="string" office:value="Coral boundstone">
            <text:p>Coral boundston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2.74">
            <text:p>-2.74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LewisEtal2013,LarcombeEtal1995,JohnsonEtal1984">
            <text:p>LewisEtal2013,LarcombeEtal1995,JohnsonEtal1984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eta-1680">
            <text:p>Beta-1680</text:p>
          </table:table-cell>
          <table:table-cell office:value-type="float" office:value="-18.234">
            <text:p>-18.234</text:p>
          </table:table-cell>
          <table:table-cell office:value-type="float" office:value="146.734">
            <text:p>146.734</text:p>
          </table:table-cell>
          <table:table-cell office:value-type="float" office:value="4745.0">
            <text:p>4745.0</text:p>
          </table:table-cell>
          <table:table-cell office:value-type="float" office:value="96.0">
            <text:p>96.0</text:p>
          </table:table-cell>
          <table:table-cell office:value-type="string" office:value="Coral framestone">
            <text:p>Coral frameston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6.14">
            <text:p>-6.14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LewisEtal2013,LarcombeEtal1995,JohnsonEtal1984">
            <text:p>LewisEtal2013,LarcombeEtal1995,JohnsonEtal1984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eta-1681">
            <text:p>Beta-1681</text:p>
          </table:table-cell>
          <table:table-cell office:value-type="float" office:value="-18.234">
            <text:p>-18.234</text:p>
          </table:table-cell>
          <table:table-cell office:value-type="float" office:value="146.734">
            <text:p>146.734</text:p>
          </table:table-cell>
          <table:table-cell office:value-type="float" office:value="5420.0">
            <text:p>5420.0</text:p>
          </table:table-cell>
          <table:table-cell office:value-type="float" office:value="96.0">
            <text:p>96.0</text:p>
          </table:table-cell>
          <table:table-cell office:value-type="string" office:value="Coral framestone">
            <text:p>Coral frameston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7.64">
            <text:p>-7.64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LewisEtal2013,LarcombeEtal1995,JohnsonEtal1984">
            <text:p>LewisEtal2013,LarcombeEtal1995,JohnsonEtal1984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eta-1682">
            <text:p>Beta-1682</text:p>
          </table:table-cell>
          <table:table-cell office:value-type="float" office:value="-18.234">
            <text:p>-18.234</text:p>
          </table:table-cell>
          <table:table-cell office:value-type="float" office:value="146.734">
            <text:p>146.734</text:p>
          </table:table-cell>
          <table:table-cell office:value-type="float" office:value="5520.0">
            <text:p>5520.0</text:p>
          </table:table-cell>
          <table:table-cell office:value-type="float" office:value="96.0">
            <text:p>96.0</text:p>
          </table:table-cell>
          <table:table-cell office:value-type="string" office:value="Coral framestone">
            <text:p>Coral frameston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8.54">
            <text:p>-8.54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LewisEtal2013,LarcombeEtal1995,JohnsonEtal1984">
            <text:p>LewisEtal2013,LarcombeEtal1995,JohnsonEtal1984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eta-1683">
            <text:p>Beta-1683</text:p>
          </table:table-cell>
          <table:table-cell office:value-type="float" office:value="-18.234">
            <text:p>-18.234</text:p>
          </table:table-cell>
          <table:table-cell office:value-type="float" office:value="146.734">
            <text:p>146.734</text:p>
          </table:table-cell>
          <table:table-cell office:value-type="float" office:value="9780.0">
            <text:p>9780.0</text:p>
          </table:table-cell>
          <table:table-cell office:value-type="float" office:value="158.0">
            <text:p>158.0</text:p>
          </table:table-cell>
          <table:table-cell office:value-type="string" office:value="Coral rudstone">
            <text:p>Coral rudston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22.84">
            <text:p>-22.84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LewisEtal2013,LarcombeEtal1995,JohnsonEtal1984">
            <text:p>LewisEtal2013,LarcombeEtal1995,JohnsonEtal1984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eta-5702">
            <text:p>Beta-5702</text:p>
          </table:table-cell>
          <table:table-cell office:value-type="float" office:value="-18.668">
            <text:p>-18.668</text:p>
          </table:table-cell>
          <table:table-cell office:value-type="float" office:value="146.51">
            <text:p>146.51</text:p>
          </table:table-cell>
          <table:table-cell office:value-type="float" office:value="1420.0">
            <text:p>1420.0</text:p>
          </table:table-cell>
          <table:table-cell office:value-type="float" office:value="70.0">
            <text:p>70.0</text:p>
          </table:table-cell>
          <table:table-cell office:value-type="string" office:value="Coral core">
            <text:p>Coral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.24">
            <text:p>-1.24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ewisEtal2013,LarcombeEtal1995,JohnsonRisk1987">
            <text:p>LewisEtal2013,LarcombeEtal1995,JohnsonRisk1987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eta-5704">
            <text:p>Beta-5704</text:p>
          </table:table-cell>
          <table:table-cell office:value-type="float" office:value="-18.668">
            <text:p>-18.668</text:p>
          </table:table-cell>
          <table:table-cell office:value-type="float" office:value="146.51">
            <text:p>146.51</text:p>
          </table:table-cell>
          <table:table-cell office:value-type="float" office:value="2550.0">
            <text:p>2550.0</text:p>
          </table:table-cell>
          <table:table-cell office:value-type="float" office:value="80.0">
            <text:p>80.0</text:p>
          </table:table-cell>
          <table:table-cell office:value-type="string" office:value="Coral core">
            <text:p>Coral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3.36">
            <text:p>-3.36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ewisEtal2013,LarcombeEtal1995,JohnsonRisk1987">
            <text:p>LewisEtal2013,LarcombeEtal1995,JohnsonRisk1987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Chappell1983_EWG-3">
            <text:p>Chappell1983_EWG-3</text:p>
          </table:table-cell>
          <table:table-cell office:value-type="float" office:value="-18.183">
            <text:p>-18.183</text:p>
          </table:table-cell>
          <table:table-cell office:value-type="float" office:value="146.167">
            <text:p>146.167</text:p>
          </table:table-cell>
          <table:table-cell office:value-type="float" office:value="3500.0">
            <text:p>3500.0</text:p>
          </table:table-cell>
          <table:table-cell office:value-type="float" office:value="70.0">
            <text:p>70.0</text:p>
          </table:table-cell>
          <table:table-cell office:value-type="string" office:value="Microatoll (Porites)">
            <text:p>Microatol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55">
            <text:p>0.5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ChappellEtal1983">
            <text:p>LewisEtal2013,ChappellEtal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Beta-5705">
            <text:p>Beta-5705</text:p>
          </table:table-cell>
          <table:table-cell office:value-type="float" office:value="-18.668">
            <text:p>-18.668</text:p>
          </table:table-cell>
          <table:table-cell office:value-type="float" office:value="146.51">
            <text:p>146.51</text:p>
          </table:table-cell>
          <table:table-cell office:value-type="float" office:value="2920.0">
            <text:p>2920.0</text:p>
          </table:table-cell>
          <table:table-cell office:value-type="float" office:value="90.0">
            <text:p>90.0</text:p>
          </table:table-cell>
          <table:table-cell office:value-type="string" office:value="Coral core">
            <text:p>Coral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4.56">
            <text:p>-4.56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ewisEtal2013,LarcombeEtal1995,JohnsonRisk1987">
            <text:p>LewisEtal2013,LarcombeEtal1995,JohnsonRisk1987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Chappell1983_EWM_4">
            <text:p>Chappell1983_EWM_4</text:p>
          </table:table-cell>
          <table:table-cell office:value-type="float" office:value="-19.15">
            <text:p>-19.15</text:p>
          </table:table-cell>
          <table:table-cell office:value-type="float" office:value="146.867">
            <text:p>146.867</text:p>
          </table:table-cell>
          <table:table-cell office:value-type="float" office:value="5775.0">
            <text:p>5775.0</text:p>
          </table:table-cell>
          <table:table-cell office:value-type="float" office:value="70.0">
            <text:p>70.0</text:p>
          </table:table-cell>
          <table:table-cell office:value-type="string" office:value="Microatoll (Porites)">
            <text:p>Microatol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ChappellEtal1983">
            <text:p>LewisEtal2013,ChappellEtal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GAK-6018">
            <text:p>GAK-6018</text:p>
          </table:table-cell>
          <table:table-cell office:value-type="float" office:value="-19.2">
            <text:p>-19.2</text:p>
          </table:table-cell>
          <table:table-cell office:value-type="float" office:value="146.9">
            <text:p>146.9</text:p>
          </table:table-cell>
          <table:table-cell office:value-type="float" office:value="5960.0">
            <text:p>5960.0</text:p>
          </table:table-cell>
          <table:table-cell office:value-type="float" office:value="230.0">
            <text:p>230.0</text:p>
          </table:table-cell>
          <table:table-cell office:value-type="string" office:value="Mangrove mud">
            <text:p>Mangrove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25">
            <text:p>-2.2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wisEtal2013,LarcombeEtal1995,Belperio1978">
            <text:p>LewisEtal2013,LarcombeEtal1995,Belperio1978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GAK-4898">
            <text:p>GAK-4898</text:p>
          </table:table-cell>
          <table:table-cell office:value-type="float" office:value="-18.49">
            <text:p>-18.49</text:p>
          </table:table-cell>
          <table:table-cell office:value-type="float" office:value="146.3">
            <text:p>146.3</text:p>
          </table:table-cell>
          <table:table-cell office:value-type="float" office:value="7130.0">
            <text:p>7130.0</text:p>
          </table:table-cell>
          <table:table-cell office:value-type="float" office:value="150.0">
            <text:p>150.0</text:p>
          </table:table-cell>
          <table:table-cell office:value-type="string" office:value="Mangrove mud">
            <text:p>Mangrove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8">
            <text:p>-5.8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LewisEtal2013,LarcombeEtal1995,Hopley1980">
            <text:p>LewisEtal2013,LarcombeEtal1995,Hopley1980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GAK-4897">
            <text:p>GAK-4897</text:p>
          </table:table-cell>
          <table:table-cell office:value-type="float" office:value="-18.49">
            <text:p>-18.49</text:p>
          </table:table-cell>
          <table:table-cell office:value-type="float" office:value="146.3">
            <text:p>146.3</text:p>
          </table:table-cell>
          <table:table-cell office:value-type="float" office:value="1350.0">
            <text:p>1350.0</text:p>
          </table:table-cell>
          <table:table-cell office:value-type="float" office:value="80.0">
            <text:p>80.0</text:p>
          </table:table-cell>
          <table:table-cell office:value-type="string" office:value="Mangrove mud">
            <text:p>Mangrove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5">
            <text:p>-3.5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LewisEtal2013,LarcombeEtal1995,Hopley1980">
            <text:p>LewisEtal2013,LarcombeEtal1995,Hopley1980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Chappell1983_EWM_3">
            <text:p>Chappell1983_EWM_3</text:p>
          </table:table-cell>
          <table:table-cell office:value-type="float" office:value="-19.15">
            <text:p>-19.15</text:p>
          </table:table-cell>
          <table:table-cell office:value-type="float" office:value="146.867">
            <text:p>146.867</text:p>
          </table:table-cell>
          <table:table-cell office:value-type="float" office:value="4790.0">
            <text:p>4790.0</text:p>
          </table:table-cell>
          <table:table-cell office:value-type="float" office:value="90.0">
            <text:p>90.0</text:p>
          </table:table-cell>
          <table:table-cell office:value-type="string" office:value="Microatoll (Porites)">
            <text:p>Microatol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float" office:value="1.0">
            <text:p>1.0</text:p>
          </table:table-cell>
          <table:table-cell office:value-type="string" office:value="LewisEtal2013,ChappellEtal1983">
            <text:p>LewisEtal2013,ChappellEtal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GAK-4896">
            <text:p>GAK-4896</text:p>
          </table:table-cell>
          <table:table-cell office:value-type="float" office:value="-18.49">
            <text:p>-18.49</text:p>
          </table:table-cell>
          <table:table-cell office:value-type="float" office:value="146.3">
            <text:p>146.3</text:p>
          </table:table-cell>
          <table:table-cell office:value-type="float" office:value="2180.0">
            <text:p>2180.0</text:p>
          </table:table-cell>
          <table:table-cell office:value-type="float" office:value="90.0">
            <text:p>90.0</text:p>
          </table:table-cell>
          <table:table-cell office:value-type="string" office:value="Mangrove mud">
            <text:p>Mangrove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3">
            <text:p>-2.3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LewisEtal2013,LarcombeEtal1995,Hopley1980">
            <text:p>LewisEtal2013,LarcombeEtal1995,Hopley1980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GAK-4895">
            <text:p>GAK-4895</text:p>
          </table:table-cell>
          <table:table-cell office:value-type="float" office:value="-18.49">
            <text:p>-18.49</text:p>
          </table:table-cell>
          <table:table-cell office:value-type="float" office:value="146.3">
            <text:p>146.3</text:p>
          </table:table-cell>
          <table:table-cell office:value-type="float" office:value="4680.0">
            <text:p>4680.0</text:p>
          </table:table-cell>
          <table:table-cell office:value-type="float" office:value="135.0">
            <text:p>135.0</text:p>
          </table:table-cell>
          <table:table-cell office:value-type="string" office:value="Mangrove mud">
            <text:p>Mangrove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4">
            <text:p>-1.4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LewisEtal2013,LarcombeEtal1995,Hopley1980">
            <text:p>LewisEtal2013,LarcombeEtal1995,Hopley1980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GAK-6263">
            <text:p>GAK-6263</text:p>
          </table:table-cell>
          <table:table-cell office:value-type="float" office:value="-19.162">
            <text:p>-19.162</text:p>
          </table:table-cell>
          <table:table-cell office:value-type="float" office:value="146.806">
            <text:p>146.806</text:p>
          </table:table-cell>
          <table:table-cell office:value-type="float" office:value="690.0">
            <text:p>690.0</text:p>
          </table:table-cell>
          <table:table-cell office:value-type="float" office:value="90.0">
            <text:p>90.0</text:p>
          </table:table-cell>
          <table:table-cell office:value-type="string" office:value="Mangrove root (Ceriops)">
            <text:p>Mangrove root (Ceriops)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.13">
            <text:p>1.13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LewisEtal2013,LarcombeEtal1995,Spenceley1980">
            <text:p>LewisEtal2013,LarcombeEtal1995,Spenceley1980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Chappell1983_EWM_8">
            <text:p>Chappell1983_EWM_8</text:p>
          </table:table-cell>
          <table:table-cell office:value-type="float" office:value="-19.15">
            <text:p>-19.15</text:p>
          </table:table-cell>
          <table:table-cell office:value-type="float" office:value="146.867">
            <text:p>146.867</text:p>
          </table:table-cell>
          <table:table-cell office:value-type="float" office:value="810.0">
            <text:p>810.0</text:p>
          </table:table-cell>
          <table:table-cell office:value-type="float" office:value="60.0">
            <text:p>60.0</text:p>
          </table:table-cell>
          <table:table-cell office:value-type="string" office:value="Microatoll (Porites)">
            <text:p>Microatol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ChappellEtal1983">
            <text:p>LewisEtal2013,ChappellEtal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Chappell1983_EWM_7">
            <text:p>Chappell1983_EWM_7</text:p>
          </table:table-cell>
          <table:table-cell office:value-type="float" office:value="-19.15">
            <text:p>-19.15</text:p>
          </table:table-cell>
          <table:table-cell office:value-type="float" office:value="146.867">
            <text:p>146.867</text:p>
          </table:table-cell>
          <table:table-cell office:value-type="float" office:value="5215.0">
            <text:p>5215.0</text:p>
          </table:table-cell>
          <table:table-cell office:value-type="float" office:value="110.0">
            <text:p>110.0</text:p>
          </table:table-cell>
          <table:table-cell office:value-type="string" office:value="Microatoll (Porites)">
            <text:p>Microatol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ChappellEtal1983">
            <text:p>LewisEtal2013,ChappellEtal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Chappell1983_EWM_6">
            <text:p>Chappell1983_EWM_6</text:p>
          </table:table-cell>
          <table:table-cell office:value-type="float" office:value="-19.15">
            <text:p>-19.15</text:p>
          </table:table-cell>
          <table:table-cell office:value-type="float" office:value="146.867">
            <text:p>146.867</text:p>
          </table:table-cell>
          <table:table-cell office:value-type="float" office:value="4980.0">
            <text:p>4980.0</text:p>
          </table:table-cell>
          <table:table-cell office:value-type="float" office:value="100.0">
            <text:p>100.0</text:p>
          </table:table-cell>
          <table:table-cell office:value-type="string" office:value="Microatoll (Porites)">
            <text:p>Microatol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ChappellEtal1983">
            <text:p>LewisEtal2013,ChappellEtal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Chappell1983_GP_6">
            <text:p>Chappell1983_GP_6</text:p>
          </table:table-cell>
          <table:table-cell office:value-type="float" office:value="-18.7">
            <text:p>-18.7</text:p>
          </table:table-cell>
          <table:table-cell office:value-type="float" office:value="146.6">
            <text:p>146.6</text:p>
          </table:table-cell>
          <table:table-cell office:value-type="float" office:value="4700.0">
            <text:p>4700.0</text:p>
          </table:table-cell>
          <table:table-cell office:value-type="float" office:value="90.0">
            <text:p>90.0</text:p>
          </table:table-cell>
          <table:table-cell office:value-type="string" office:value="Microatoll (Porites)">
            <text:p>Microatol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  <table:table-cell office:value-type="float" office:value="1.0">
            <text:p>1.0</text:p>
          </table:table-cell>
          <table:table-cell office:value-type="string" office:value="LewisEtal2013,ChappellEtal1983">
            <text:p>LewisEtal2013,ChappellEtal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GAK-6264">
            <text:p>GAK-6264</text:p>
          </table:table-cell>
          <table:table-cell office:value-type="float" office:value="-19.162">
            <text:p>-19.162</text:p>
          </table:table-cell>
          <table:table-cell office:value-type="float" office:value="146.806">
            <text:p>146.806</text:p>
          </table:table-cell>
          <table:table-cell office:value-type="float" office:value="1620.0">
            <text:p>1620.0</text:p>
          </table:table-cell>
          <table:table-cell office:value-type="float" office:value="110.0">
            <text:p>110.0</text:p>
          </table:table-cell>
          <table:table-cell office:value-type="string" office:value="Mangrove root">
            <text:p>Mangrove root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.12">
            <text:p>-1.12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LewisEtal2013,LarcombeEtal1995,Spenceley1980">
            <text:p>LewisEtal2013,LarcombeEtal1995,Spenceley1980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GAK-6265">
            <text:p>GAK-6265</text:p>
          </table:table-cell>
          <table:table-cell office:value-type="float" office:value="-19.162">
            <text:p>-19.162</text:p>
          </table:table-cell>
          <table:table-cell office:value-type="float" office:value="146.806">
            <text:p>146.806</text:p>
          </table:table-cell>
          <table:table-cell office:value-type="float" office:value="7230.0">
            <text:p>7230.0</text:p>
          </table:table-cell>
          <table:table-cell office:value-type="float" office:value="550.0">
            <text:p>550.0</text:p>
          </table:table-cell>
          <table:table-cell office:value-type="string" office:value="Mangrove mud">
            <text:p>Mangrove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72">
            <text:p>-2.72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LewisEtal2013,LarcombeEtal1995,Spenceley1980">
            <text:p>LewisEtal2013,LarcombeEtal1995,Spenceley1980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Chappell1983_EWM_5">
            <text:p>Chappell1983_EWM_5</text:p>
          </table:table-cell>
          <table:table-cell office:value-type="float" office:value="-19.15">
            <text:p>-19.15</text:p>
          </table:table-cell>
          <table:table-cell office:value-type="float" office:value="146.867">
            <text:p>146.867</text:p>
          </table:table-cell>
          <table:table-cell office:value-type="float" office:value="5220.0">
            <text:p>5220.0</text:p>
          </table:table-cell>
          <table:table-cell office:value-type="float" office:value="70.0">
            <text:p>70.0</text:p>
          </table:table-cell>
          <table:table-cell office:value-type="string" office:value="Microatoll (Porites)">
            <text:p>Microatol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ChappellEtal1983">
            <text:p>LewisEtal2013,ChappellEtal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Chappell1983_EWM_1">
            <text:p>Chappell1983_EWM_1</text:p>
          </table:table-cell>
          <table:table-cell office:value-type="float" office:value="-19.15">
            <text:p>-19.15</text:p>
          </table:table-cell>
          <table:table-cell office:value-type="float" office:value="146.867">
            <text:p>146.867</text:p>
          </table:table-cell>
          <table:table-cell office:value-type="float" office:value="4890.0">
            <text:p>4890.0</text:p>
          </table:table-cell>
          <table:table-cell office:value-type="float" office:value="120.0">
            <text:p>120.0</text:p>
          </table:table-cell>
          <table:table-cell office:value-type="string" office:value="Microatoll (Porites)">
            <text:p>Microatol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7">
            <text:p>1.7</text:p>
          </table:table-cell>
          <table:table-cell office:value-type="float" office:value="0.2">
            <text:p>0.2</text:p>
          </table:table-cell>
          <table:table-cell office:value-type="float" office:value="1.0">
            <text:p>1.0</text:p>
          </table:table-cell>
          <table:table-cell office:value-type="string" office:value="LewisEtal2013,ChappellEtal1983">
            <text:p>LewisEtal2013,ChappellEtal1983</text:p>
          </table:table-cell>
        </table:table-row>
        <table:table-row>
          <table:table-cell office:value-type="string" office:value="Townsville">
            <text:p>Townsville</text:p>
          </table:table-cell>
          <table:table-cell office:value-type="string" office:value="radiocarbon">
            <text:p>radiocarbon</text:p>
          </table:table-cell>
          <table:table-cell office:value-type="string" office:value="GAK-6719">
            <text:p>GAK-6719</text:p>
          </table:table-cell>
          <table:table-cell office:value-type="float" office:value="-19.15">
            <text:p>-19.15</text:p>
          </table:table-cell>
          <table:table-cell office:value-type="float" office:value="146.88">
            <text:p>146.88</text:p>
          </table:table-cell>
          <table:table-cell office:value-type="float" office:value="7730.0">
            <text:p>7730.0</text:p>
          </table:table-cell>
          <table:table-cell office:value-type="float" office:value="170.0">
            <text:p>170.0</text:p>
          </table:table-cell>
          <table:table-cell office:value-type="string" office:value="Mangrove mud">
            <text:p>Mangrove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5.05">
            <text:p>-15.05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LewisEtal2013,LarcombeEtal1995,Belperio1978,Belperio1979">
            <text:p>LewisEtal2013,LarcombeEtal1995,Belperio1978,Belperio197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